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01C0000006FE3659FF8481D237E.png" manifest:media-type="image/png"/>
  <manifest:file-entry manifest:full-path="Pictures/100131FD000002D800000B79693F106713000827.svg" manifest:media-type="image/svg+xml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2" style:family="table-cell" style:parent-style-name="Default" style:data-style-name="N2"/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101.85pt" svg:height="411.31pt" svg:x="468.2pt" svg:y="23.05pt">
            <draw:image xlink:href="Pictures/100131FD000002D800000B79693F106713000827.svg" xlink:type="simple" xlink:show="embed" xlink:actuate="onLoad" loext:mime-type="image/svg+xml">
              <text:p/>
            </draw:image>
            <draw:image xlink:href="Pictures/100002010000001C0000006FE3659FF8481D237E.png" xlink:type="simple" xlink:show="embed" xlink:actuate="onLoad" loext:mime-type="image/png"/>
          </draw:frame>
          <draw:frame draw:z-index="1" draw:style-name="gr2" draw:text-style-name="P1" svg:width="601.34pt" svg:height="337.92pt" svg:x="620.7pt" svg:y="0pt">
            <draw:object draw:notify-on-update-of-ranges="Sheet1.A1:Sheet1.A40 Sheet1.D1:Sheet1.D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1" svg:width="453.46pt" svg:height="255.26pt" svg:x="625.92pt" svg:y="359.15pt">
            <draw:object draw:notify-on-update-of-ranges="Sheet1.D10:Sheet1.D30 Sheet1.A10:Sheet1.A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2" draw:text-style-name="P1" svg:width="453.46pt" svg:height="255.26pt" svg:x="629.04pt" svg:y="640.03pt">
            <draw:object draw:notify-on-update-of-ranges="Sheet1.A43:Sheet1.A43 Sheet1.A44:Sheet1.A567 Sheet1.B43:Sheet1.B43 Sheet1.B44:Sheet1.B56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</text:p>
          </table:table-cell>
          <table:table-cell table:style-name="Default" office:value-type="string" calcext:value-type="string">
            <text:p>R(t)</text:p>
          </table:table-cell>
          <table:table-cell office:value-type="string" calcext:value-type="string">
            <text:p>V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(ADC)</text:p>
          </table:table-cell>
          <table:table-cell office:value-type="string" calcext:value-type="string">
            <text:p>AD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table:style-name="Default" office:value-type="float" office:value="23342" calcext:value-type="float">
            <text:p>23342</text:p>
          </table:table-cell>
          <table:table-cell table:formula="of:=[.$D$1]*[.B2]/([.B2]+[.$F$1])" office:value-type="float" office:value="2.92417432237491" calcext:value-type="float">
            <text:p>2.92417432237491</text:p>
          </table:table-cell>
          <table:table-cell table:style-name="ce1" table:formula="of:=[.C2]/[.$D$1]*[.$I$1]" office:value-type="float" office:value="907.380153367246" calcext:value-type="float">
            <text:p>907</text:p>
          </table:table-cell>
          <table:table-cell table:number-columns-repeated="5"/>
        </table:table-row>
        <table:table-row table:style-name="ro1">
          <table:table-cell office:value-type="float" office:value="-35" calcext:value-type="float">
            <text:p>-35</text:p>
          </table:table-cell>
          <table:table-cell table:style-name="Default" office:value-type="float" office:value="17336" calcext:value-type="float">
            <text:p>17336</text:p>
          </table:table-cell>
          <table:table-cell table:formula="of:=[.$D$1]*[.B3]/([.B3]+[.$F$1])" office:value-type="float" office:value="2.81317859952793" calcext:value-type="float">
            <text:p>2.81317859952793</text:p>
          </table:table-cell>
          <table:table-cell table:style-name="ce1" table:formula="of:=[.C3]/[.$D$1]*[.$I$1]" office:value-type="float" office:value="872.937844217152" calcext:value-type="float">
            <text:p>873</text:p>
          </table:table-cell>
          <table:table-cell table:number-columns-repeated="5"/>
        </table:table-row>
        <table:table-row table:style-name="ro1">
          <table:table-cell office:value-type="float" office:value="-30" calcext:value-type="float">
            <text:p>-30</text:p>
          </table:table-cell>
          <table:table-cell table:style-name="Default" office:value-type="float" office:value="13018" calcext:value-type="float">
            <text:p>13018</text:p>
          </table:table-cell>
          <table:table-cell table:formula="of:=[.$D$1]*[.B4]/([.B4]+[.$F$1])" office:value-type="float" office:value="2.68194531152453" calcext:value-type="float">
            <text:p>2.68194531152453</text:p>
          </table:table-cell>
          <table:table-cell table:style-name="ce1" table:formula="of:=[.C4]/[.$D$1]*[.$I$1]" office:value-type="float" office:value="832.215757273068" calcext:value-type="float">
            <text:p>832</text:p>
          </table:table-cell>
          <table:table-cell table:number-columns-repeated="5"/>
        </table:table-row>
        <table:table-row table:style-name="ro1">
          <table:table-cell office:value-type="float" office:value="-25" calcext:value-type="float">
            <text:p>-25</text:p>
          </table:table-cell>
          <table:table-cell table:style-name="Default" office:value-type="float" office:value="9877" calcext:value-type="float">
            <text:p>9877</text:p>
          </table:table-cell>
          <table:table-cell table:formula="of:=[.$D$1]*[.B5]/([.B5]+[.$F$1])" office:value-type="float" office:value="2.53118738836686" calcext:value-type="float">
            <text:p>2.53118738836686</text:p>
          </table:table-cell>
          <table:table-cell table:style-name="ce1" table:formula="of:=[.C5]/[.$D$1]*[.$I$1]" office:value-type="float" office:value="785.435116875049" calcext:value-type="float">
            <text:p>785</text:p>
          </table:table-cell>
          <table:table-cell table:number-columns-repeated="5"/>
        </table:table-row>
        <table:table-row table:style-name="ro1">
          <table:table-cell office:value-type="float" office:value="-20" calcext:value-type="float">
            <text:p>-20</text:p>
          </table:table-cell>
          <table:table-cell table:style-name="Default" office:value-type="float" office:value="7569" calcext:value-type="float">
            <text:p>7569</text:p>
          </table:table-cell>
          <table:table-cell table:formula="of:=[.$D$1]*[.B6]/([.B6]+[.$F$1])" office:value-type="float" office:value="2.36329832529094" calcext:value-type="float">
            <text:p>2.36329832529094</text:p>
          </table:table-cell>
          <table:table-cell table:style-name="ce1" table:formula="of:=[.C6]/[.$D$1]*[.$I$1]" office:value-type="float" office:value="733.338631847857" calcext:value-type="float">
            <text:p>733</text:p>
          </table:table-cell>
          <table:table-cell/>
          <table:table-cell office:value-type="string" calcext:value-type="string">
            <text:p>Datasheet:</text:p>
          </table:table-cell>
          <table:table-cell table:number-columns-repeated="3"/>
        </table:table-row>
        <table:table-row table:style-name="ro1">
          <table:table-cell office:value-type="float" office:value="-15" calcext:value-type="float">
            <text:p>-15</text:p>
          </table:table-cell>
          <table:table-cell table:style-name="Default" office:value-type="float" office:value="5855" calcext:value-type="float">
            <text:p>5855</text:p>
          </table:table-cell>
          <table:table-cell table:formula="of:=[.$D$1]*[.B7]/([.B7]+[.$F$1])" office:value-type="float" office:value="2.18198757763975" calcext:value-type="float">
            <text:p>2.18198757763975</text:p>
          </table:table-cell>
          <table:table-cell table:style-name="ce1" table:formula="of:=[.C7]/[.$D$1]*[.$I$1]" office:value-type="float" office:value="677.077357425184" calcext:value-type="float">
            <text:p>677</text:p>
          </table:table-cell>
          <table:table-cell/>
          <table:table-cell office:value-type="string" calcext:value-type="string">
            <text:p>NTCLE100E3 <text:s/></text:p>
          </table:table-cell>
          <table:table-cell table:number-columns-repeated="3"/>
        </table:table-row>
        <table:table-row table:style-name="ro1">
          <table:table-cell office:value-type="float" office:value="-10" calcext:value-type="float">
            <text:p>-10</text:p>
          </table:table-cell>
          <table:table-cell table:style-name="Default" office:value-type="float" office:value="4569" calcext:value-type="float">
            <text:p>4569</text:p>
          </table:table-cell>
          <table:table-cell table:formula="of:=[.$D$1]*[.B8]/([.B8]+[.$F$1])" office:value-type="float" office:value="1.99203329369798" calcext:value-type="float">
            <text:p>1.99203329369798</text:p>
          </table:table-cell>
          <table:table-cell table:style-name="ce1" table:formula="of:=[.C8]/[.$D$1]*[.$I$1]" office:value-type="float" office:value="618.133967499009" calcext:value-type="float">
            <text:p>618</text:p>
          </table:table-cell>
          <table:table-cell/>
          <table:table-cell office:value-type="string" calcext:value-type="string">
            <text:p>Tabela: <text:s/>NTCLE100E3102***</text:p>
          </table:table-cell>
          <table:table-cell table:number-columns-repeated="3"/>
        </table:table-row>
        <table:table-row table:style-name="ro1">
          <table:table-cell office:value-type="float" office:value="-5" calcext:value-type="float">
            <text:p>-5</text:p>
          </table:table-cell>
          <table:table-cell table:style-name="Default" office:value-type="float" office:value="3596" calcext:value-type="float">
            <text:p>3596</text:p>
          </table:table-cell>
          <table:table-cell table:formula="of:=[.$D$1]*[.B9]/([.B9]+[.$F$1])" office:value-type="float" office:value="1.7990903577926" calcext:value-type="float">
            <text:p>1.7990903577926</text:p>
          </table:table-cell>
          <table:table-cell table:style-name="ce1" table:formula="of:=[.C9]/[.$D$1]*[.$I$1]" office:value-type="float" office:value="558.263189812007" calcext:value-type="float">
            <text:p>55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2854" calcext:value-type="float">
            <text:p>2854</text:p>
          </table:table-cell>
          <table:table-cell table:formula="of:=[.$D$1]*[.B10]/([.B10]+[.$F$1])" office:value-type="float" office:value="1.60884865049539" calcext:value-type="float">
            <text:p>1.60884865049539</text:p>
          </table:table-cell>
          <table:table-cell table:style-name="ce1" table:formula="of:=[.C10]/[.$D$1]*[.$I$1]" office:value-type="float" office:value="499.23061154766" calcext:value-type="float">
            <text:p>499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2282" calcext:value-type="float">
            <text:p>2282</text:p>
          </table:table-cell>
          <table:table-cell table:formula="of:=[.$D$1]*[.B11]/([.B11]+[.$F$1])" office:value-type="float" office:value="1.42570995834911" calcext:value-type="float">
            <text:p>1.42570995834911</text:p>
          </table:table-cell>
          <table:table-cell table:style-name="ce1" table:formula="of:=[.C11]/[.$D$1]*[.$I$1]" office:value-type="float" office:value="442.402120408936" calcext:value-type="float">
            <text:p>44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838" calcext:value-type="float">
            <text:p>1838</text:p>
          </table:table-cell>
          <table:table-cell table:formula="of:=[.$D$1]*[.B12]/([.B12]+[.$F$1])" office:value-type="float" office:value="1.25369987598181" calcext:value-type="float">
            <text:p>1.25369987598181</text:p>
          </table:table-cell>
          <table:table-cell table:style-name="ce1" table:formula="of:=[.C12]/[.$D$1]*[.$I$1]" office:value-type="float" office:value="389.026870607689" calcext:value-type="float">
            <text:p>38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491" calcext:value-type="float">
            <text:p>1491</text:p>
          </table:table-cell>
          <table:table-cell table:formula="of:=[.$D$1]*[.B13]/([.B13]+[.$F$1])" office:value-type="float" office:value="1.09559118236473" calcext:value-type="float">
            <text:p>1.09559118236473</text:p>
          </table:table-cell>
          <table:table-cell table:style-name="ce1" table:formula="of:=[.C13]/[.$D$1]*[.$I$1]" office:value-type="float" office:value="339.965263861055" calcext:value-type="float">
            <text:p>34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1217" calcext:value-type="float">
            <text:p>1217</text:p>
          </table:table-cell>
          <table:table-cell table:formula="of:=[.$D$1]*[.B14]/([.B14]+[.$F$1])" office:value-type="float" office:value="0.952359497272943" calcext:value-type="float">
            <text:p>0.952359497272943</text:p>
          </table:table-cell>
          <table:table-cell table:style-name="ce1" table:formula="of:=[.C14]/[.$D$1]*[.$I$1]" office:value-type="float" office:value="295.520037941665" calcext:value-type="float">
            <text:p>296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float" office:value="1000" calcext:value-type="float">
            <text:p>1000</text:p>
          </table:table-cell>
          <table:table-cell table:formula="of:=[.$D$1]*[.B15]/([.B15]+[.$F$1])" office:value-type="float" office:value="0.825" calcext:value-type="float">
            <text:p>0.825</text:p>
          </table:table-cell>
          <table:table-cell table:style-name="ce1" table:formula="of:=[.C15]/[.$D$1]*[.$I$1]"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826.6" calcext:value-type="float">
            <text:p>826.6</text:p>
          </table:table-cell>
          <table:table-cell table:formula="of:=[.$D$1]*[.B16]/([.B16]+[.$F$1])" office:value-type="float" office:value="0.712846913709298" calcext:value-type="float">
            <text:p>0.712846913709298</text:p>
          </table:table-cell>
          <table:table-cell table:style-name="ce1" table:formula="of:=[.C16]/[.$D$1]*[.$I$1]" office:value-type="float" office:value="221.198557466158" calcext:value-type="float">
            <text:p>221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float" office:value="687.3" calcext:value-type="float">
            <text:p>687.3</text:p>
          </table:table-cell>
          <table:table-cell table:formula="of:=[.$D$1]*[.B17]/([.B17]+[.$F$1])" office:value-type="float" office:value="0.615108616060532" calcext:value-type="float">
            <text:p>0.615108616060532</text:p>
          </table:table-cell>
          <table:table-cell table:style-name="ce1" table:formula="of:=[.C17]/[.$D$1]*[.$I$1]" office:value-type="float" office:value="190.870067529086" calcext:value-type="float">
            <text:p>191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float" office:value="574.6" calcext:value-type="float">
            <text:p>574.6</text:p>
          </table:table-cell>
          <table:table-cell table:formula="of:=[.$D$1]*[.B18]/([.B18]+[.$F$1])" office:value-type="float" office:value="0.530459352095339" calcext:value-type="float">
            <text:p>0.530459352095339</text:p>
          </table:table-cell>
          <table:table-cell table:style-name="ce1" table:formula="of:=[.C18]/[.$D$1]*[.$I$1]" office:value-type="float" office:value="164.603144407766" calcext:value-type="float">
            <text:p>16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office:value-type="float" office:value="482.7" calcext:value-type="float">
            <text:p>482.7</text:p>
          </table:table-cell>
          <table:table-cell table:formula="of:=[.$D$1]*[.B19]/([.B19]+[.$F$1])" office:value-type="float" office:value="0.457377896459643" calcext:value-type="float">
            <text:p>0.457377896459643</text:p>
          </table:table-cell>
          <table:table-cell table:style-name="ce1" table:formula="of:=[.C19]/[.$D$1]*[.$I$1]" office:value-type="float" office:value="141.925747265053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407.4" calcext:value-type="float">
            <text:p>407.4</text:p>
          </table:table-cell>
          <table:table-cell table:formula="of:=[.$D$1]*[.B20]/([.B20]+[.$F$1])" office:value-type="float" office:value="0.394558901215003" calcext:value-type="float">
            <text:p>0.394558901215003</text:p>
          </table:table-cell>
          <table:table-cell table:style-name="ce1" table:formula="of:=[.C20]/[.$D$1]*[.$I$1]" office:value-type="float" office:value="122.432822680049" calcext:value-type="float">
            <text:p>122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office:value-type="float" office:value="345.2" calcext:value-type="float">
            <text:p>345.2</text:p>
          </table:table-cell>
          <table:table-cell table:formula="of:=[.$D$1]*[.B21]/([.B21]+[.$F$1])" office:value-type="float" office:value="0.340535692933158" calcext:value-type="float">
            <text:p>0.340535692933158</text:p>
          </table:table-cell>
          <table:table-cell table:style-name="ce1" table:formula="of:=[.C21]/[.$D$1]*[.$I$1]" office:value-type="float" office:value="105.669257443501" calcext:value-type="float">
            <text:p>106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float" office:value="293.7" calcext:value-type="float">
            <text:p>293.7</text:p>
          </table:table-cell>
          <table:table-cell table:formula="of:=[.$D$1]*[.B22]/([.B22]+[.$F$1])" office:value-type="float" office:value="0.294261772474724" calcext:value-type="float">
            <text:p>0.294261772474724</text:p>
          </table:table-cell>
          <table:table-cell table:style-name="ce1" table:formula="of:=[.C22]/[.$D$1]*[.$I$1]" office:value-type="float" office:value="91.3103197012478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office:value-type="float" office:value="250.8" calcext:value-type="float">
            <text:p>250.8</text:p>
          </table:table-cell>
          <table:table-cell table:formula="of:=[.$D$1]*[.B23]/([.B23]+[.$F$1])" office:value-type="float" office:value="0.254595791805094" calcext:value-type="float">
            <text:p>0.254595791805094</text:p>
          </table:table-cell>
          <table:table-cell table:style-name="ce1" table:formula="of:=[.C23]/[.$D$1]*[.$I$1]" office:value-type="float" office:value="79.0018456995201" calcext:value-type="float">
            <text:p>79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office:value-type="float" office:value="214.9" calcext:value-type="float">
            <text:p>214.9</text:p>
          </table:table-cell>
          <table:table-cell table:formula="of:=[.$D$1]*[.B24]/([.B24]+[.$F$1])" office:value-type="float" office:value="0.22058850975147" calcext:value-type="float">
            <text:p>0.22058850975147</text:p>
          </table:table-cell>
          <table:table-cell table:style-name="ce1" table:formula="of:=[.C24]/[.$D$1]*[.$I$1]" office:value-type="float" office:value="68.4492830259106" calcext:value-type="float">
            <text:p>68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office:value-type="float" office:value="184.7" calcext:value-type="float">
            <text:p>184.7</text:p>
          </table:table-cell>
          <table:table-cell table:formula="of:=[.$D$1]*[.B25]/([.B25]+[.$F$1])" office:value-type="float" office:value="0.191386943825164" calcext:value-type="float">
            <text:p>0.191386943825164</text:p>
          </table:table-cell>
          <table:table-cell table:style-name="ce1" table:formula="of:=[.C25]/[.$D$1]*[.$I$1]" office:value-type="float" office:value="59.3879486293842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office:value-type="float" office:value="159.3" calcext:value-type="float">
            <text:p>159.3</text:p>
          </table:table-cell>
          <table:table-cell table:formula="of:=[.$D$1]*[.B26]/([.B26]+[.$F$1])" office:value-type="float" office:value="0.166394454467762" calcext:value-type="float">
            <text:p>0.166394454467762</text:p>
          </table:table-cell>
          <table:table-cell table:style-name="ce1" table:formula="of:=[.C26]/[.$D$1]*[.$I$1]" office:value-type="float" office:value="51.6327034469661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Default" office:value-type="float" office:value="137.7" calcext:value-type="float">
            <text:p>137.7</text:p>
          </table:table-cell>
          <table:table-cell table:formula="of:=[.$D$1]*[.B27]/([.B27]+[.$F$1])" office:value-type="float" office:value="0.144822640787838" calcext:value-type="float">
            <text:p>0.144822640787838</text:p>
          </table:table-cell>
          <table:table-cell table:style-name="ce1" table:formula="of:=[.C27]/[.$D$1]*[.$I$1]" office:value-type="float" office:value="44.9389042929534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Default" office:value-type="float" office:value="119.4" calcext:value-type="float">
            <text:p>119.4</text:p>
          </table:table-cell>
          <table:table-cell table:formula="of:=[.$D$1]*[.B28]/([.B28]+[.$F$1])" office:value-type="float" office:value="0.126312752452395" calcext:value-type="float">
            <text:p>0.126312752452395</text:p>
          </table:table-cell>
          <table:table-cell table:style-name="ce1" table:formula="of:=[.C28]/[.$D$1]*[.$I$1]" office:value-type="float" office:value="39.1952298518946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Default" office:value-type="float" office:value="103.8" calcext:value-type="float">
            <text:p>103.8</text:p>
          </table:table-cell>
          <table:table-cell table:formula="of:=[.$D$1]*[.B29]/([.B29]+[.$F$1])" office:value-type="float" office:value="0.110361492364199" calcext:value-type="float">
            <text:p>0.110361492364199</text:p>
          </table:table-cell>
          <table:table-cell table:style-name="ce1" table:formula="of:=[.C29]/[.$D$1]*[.$I$1]" office:value-type="float" office:value="34.2455055093756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90.45" calcext:value-type="float">
            <text:p>90.45</text:p>
          </table:table-cell>
          <table:table-cell table:formula="of:=[.$D$1]*[.B30]/([.B30]+[.$F$1])" office:value-type="float" office:value="0.096583021890016" calcext:value-type="float">
            <text:p>0.096583021890016</text:p>
          </table:table-cell>
          <table:table-cell table:style-name="ce1" table:formula="of:=[.C30]/[.$D$1]*[.$I$1]" office:value-type="float" office:value="29.9700043682959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Default" office:value-type="float" office:value="79" calcext:value-type="float">
            <text:p>79</text:p>
          </table:table-cell>
          <table:table-cell table:formula="of:=[.$D$1]*[.B31]/([.B31]+[.$F$1])" office:value-type="float" office:value="0.0846703475154271" calcext:value-type="float">
            <text:p>0.084670347515427</text:p>
          </table:table-cell>
          <table:table-cell table:style-name="ce1" table:formula="of:=[.C31]/[.$D$1]*[.$I$1]" office:value-type="float" office:value="26.2734654108477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Default" office:value-type="float" office:value="69.15" calcext:value-type="float">
            <text:p>69.15</text:p>
          </table:table-cell>
          <table:table-cell table:formula="of:=[.$D$1]*[.B32]/([.B32]+[.$F$1])" office:value-type="float" office:value="0.0743512047309516" calcext:value-type="float">
            <text:p>0.074351204730952</text:p>
          </table:table-cell>
          <table:table-cell table:style-name="ce1" table:formula="of:=[.C32]/[.$D$1]*[.$I$1]" office:value-type="float" office:value="23.071404134695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Default" office:value-type="float" office:value="60.66" calcext:value-type="float">
            <text:p>60.66</text:p>
          </table:table-cell>
          <table:table-cell table:formula="of:=[.$D$1]*[.B33]/([.B33]+[.$F$1])" office:value-type="float" office:value="0.0654035404128521" calcext:value-type="float">
            <text:p>0.065403540412852</text:p>
          </table:table-cell>
          <table:table-cell table:style-name="ce1" table:formula="of:=[.C33]/[.$D$1]*[.$I$1]" office:value-type="float" office:value="20.2949167826547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Default" office:value-type="float" office:value="53.32" calcext:value-type="float">
            <text:p>53.32</text:p>
          </table:table-cell>
          <table:table-cell table:formula="of:=[.$D$1]*[.B34]/([.B34]+[.$F$1])" office:value-type="float" office:value="0.0576277625666488" calcext:value-type="float">
            <text:p>0.057627762566649</text:p>
          </table:table-cell>
          <table:table-cell table:style-name="ce1" table:formula="of:=[.C34]/[.$D$1]*[.$I$1]" office:value-type="float" office:value="17.8820693540146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Default" office:value-type="float" office:value="46.96" calcext:value-type="float">
            <text:p>46.96</text:p>
          </table:table-cell>
          <table:table-cell table:formula="of:=[.$D$1]*[.B35]/([.B35]+[.$F$1])" office:value-type="float" office:value="0.050859873447633" calcext:value-type="float">
            <text:p>0.050859873447633</text:p>
          </table:table-cell>
          <table:table-cell table:style-name="ce1" table:formula="of:=[.C35]/[.$D$1]*[.$I$1]" office:value-type="float" office:value="15.7819728516292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Default" office:value-type="float" office:value="41.43" calcext:value-type="float">
            <text:p>41.43</text:p>
          </table:table-cell>
          <table:table-cell table:formula="of:=[.$D$1]*[.B36]/([.B36]+[.$F$1])" office:value-type="float" office:value="0.0449522099801738" calcext:value-type="float">
            <text:p>0.044952209980174</text:p>
          </table:table-cell>
          <table:table-cell table:style-name="ce1" table:formula="of:=[.C36]/[.$D$1]*[.$I$1]" office:value-type="float" office:value="13.9488069756661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Default" office:value-type="float" office:value="36.63" calcext:value-type="float">
            <text:p>36.63</text:p>
          </table:table-cell>
          <table:table-cell table:formula="of:=[.$D$1]*[.B37]/([.B37]+[.$F$1])" office:value-type="float" office:value="0.0398069570543662" calcext:value-type="float">
            <text:p>0.039806957054366</text:p>
          </table:table-cell>
          <table:table-cell table:style-name="ce1" table:formula="of:=[.C37]/[.$D$1]*[.$I$1]" office:value-type="float" office:value="12.3522194011124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Default" office:value-type="float" office:value="32.43" calcext:value-type="float">
            <text:p>32.43</text:p>
          </table:table-cell>
          <table:table-cell table:formula="of:=[.$D$1]*[.B38]/([.B38]+[.$F$1])" office:value-type="float" office:value="0.0352914988969242" calcext:value-type="float">
            <text:p>0.035291498896924</text:p>
          </table:table-cell>
          <table:table-cell table:style-name="ce1" table:formula="of:=[.C38]/[.$D$1]*[.$I$1]" office:value-type="float" office:value="10.9510590516516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Default" office:value-type="float" office:value="28.77" calcext:value-type="float">
            <text:p>28.77</text:p>
          </table:table-cell>
          <table:table-cell table:formula="of:=[.$D$1]*[.B39]/([.B39]+[.$F$1])" office:value-type="float" office:value="0.0313463881377589" calcext:value-type="float">
            <text:p>0.031346388137759</text:p>
          </table:table-cell>
          <table:table-cell table:style-name="ce1" table:formula="of:=[.C39]/[.$D$1]*[.$I$1]" office:value-type="float" office:value="9.72687922820155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Default" office:value-type="float" office:value="25.56" calcext:value-type="float">
            <text:p>25.56</text:p>
          </table:table-cell>
          <table:table-cell table:formula="of:=[.$D$1]*[.B40]/([.B40]+[.$F$1])" office:value-type="float" office:value="0.0278784753896799" calcext:value-type="float">
            <text:p>0.02787847538968</text:p>
          </table:table-cell>
          <table:table-cell table:style-name="ce1" table:formula="of:=[.C40]/[.$D$1]*[.$I$1]" office:value-type="float" office:value="8.65077539364613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ADC</text:p>
          </table:table-cell>
          <table:table-cell table:style-name="Default" office:value-type="string" calcext:value-type="string">
            <text:p>T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-1.94970757352*10^-6*[.A44]^3+0.001983919016125*[.A44]^2-0.739720218654811*[.A44]+115.00781924484" office:value-type="float" office:value="115.00781924484" calcext:value-type="float">
            <text:p>115.0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-1.94970757352*10^-6*[.A45]^3+0.001983919016125*[.A45]^2-0.739720218654811*[.A45]+115.00781924484" office:value-type="float" office:value="114.270080995494" calcext:value-type="float">
            <text:p>114.2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-1.94970757352*10^-6*[.A46]^3+0.001983919016125*[.A46]^2-0.739720218654811*[.A46]+115.00781924484" office:value-type="float" office:value="113.536298885934" calcext:value-type="float">
            <text:p>113.5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-1.94970757352*10^-6*[.A47]^3+0.001983919016125*[.A47]^2-0.739720218654811*[.A47]+115.00781924484" office:value-type="float" office:value="112.806461217916" calcext:value-type="float">
            <text:p>112.8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-1.94970757352*10^-6*[.A48]^3+0.001983919016125*[.A48]^2-0.739720218654811*[.A48]+115.00781924484" office:value-type="float" office:value="112.080556293194" calcext:value-type="float">
            <text:p>112.08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1.94970757352*10^-6*[.A49]^3+0.001983919016125*[.A49]^2-0.739720218654811*[.A49]+115.00781924484" office:value-type="float" office:value="111.358572413522" calcext:value-type="float">
            <text:p>111.3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-1.94970757352*10^-6*[.A50]^3+0.001983919016125*[.A50]^2-0.739720218654811*[.A50]+115.00781924484" office:value-type="float" office:value="110.640497880656" calcext:value-type="float">
            <text:p>110.64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-1.94970757352*10^-6*[.A51]^3+0.001983919016125*[.A51]^2-0.739720218654811*[.A51]+115.00781924484" office:value-type="float" office:value="109.926320996349" calcext:value-type="float">
            <text:p>109.93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-1.94970757352*10^-6*[.A52]^3+0.001983919016125*[.A52]^2-0.739720218654811*[.A52]+115.00781924484" office:value-type="float" office:value="109.216030062356" calcext:value-type="float">
            <text:p>109.22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-1.94970757352*10^-6*[.A53]^3+0.001983919016125*[.A53]^2-0.739720218654811*[.A53]+115.00781924484" office:value-type="float" office:value="108.509613380432" calcext:value-type="float">
            <text:p>108.5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-1.94970757352*10^-6*[.A54]^3+0.001983919016125*[.A54]^2-0.739720218654811*[.A54]+115.00781924484" office:value-type="float" office:value="107.807059252331" calcext:value-type="float">
            <text:p>107.8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-1.94970757352*10^-6*[.A55]^3+0.001983919016125*[.A55]^2-0.739720218654811*[.A55]+115.00781924484" office:value-type="float" office:value="107.108355979808" calcext:value-type="float">
            <text:p>107.1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-1.94970757352*10^-6*[.A56]^3+0.001983919016125*[.A56]^2-0.739720218654811*[.A56]+115.00781924484" office:value-type="float" office:value="106.413491864617" calcext:value-type="float">
            <text:p>106.4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-1.94970757352*10^-6*[.A57]^3+0.001983919016125*[.A57]^2-0.739720218654811*[.A57]+115.00781924484" office:value-type="float" office:value="105.722455208514" calcext:value-type="float">
            <text:p>105.72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-1.94970757352*10^-6*[.A58]^3+0.001983919016125*[.A58]^2-0.739720218654811*[.A58]+115.00781924484" office:value-type="float" office:value="105.035234313251" calcext:value-type="float">
            <text:p>105.04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-1.94970757352*10^-6*[.A59]^3+0.001983919016125*[.A59]^2-0.739720218654811*[.A59]+115.00781924484" office:value-type="float" office:value="104.351817480585" calcext:value-type="float">
            <text:p>104.35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-1.94970757352*10^-6*[.A60]^3+0.001983919016125*[.A60]^2-0.739720218654811*[.A60]+115.00781924484" office:value-type="float" office:value="103.67219301227" calcext:value-type="float">
            <text:p>103.6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-1.94970757352*10^-6*[.A61]^3+0.001983919016125*[.A61]^2-0.739720218654811*[.A61]+115.00781924484" office:value-type="float" office:value="102.99634921006" calcext:value-type="float">
            <text:p>103.0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-1.94970757352*10^-6*[.A62]^3+0.001983919016125*[.A62]^2-0.739720218654811*[.A62]+115.00781924484" office:value-type="float" office:value="102.324274375709" calcext:value-type="float">
            <text:p>102.32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-1.94970757352*10^-6*[.A63]^3+0.001983919016125*[.A63]^2-0.739720218654811*[.A63]+115.00781924484" office:value-type="float" office:value="101.655956810973" calcext:value-type="float">
            <text:p>101.66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-1.94970757352*10^-6*[.A64]^3+0.001983919016125*[.A64]^2-0.739720218654811*[.A64]+115.00781924484" office:value-type="float" office:value="100.991384817606" calcext:value-type="float">
            <text:p>100.99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-1.94970757352*10^-6*[.A65]^3+0.001983919016125*[.A65]^2-0.739720218654811*[.A65]+115.00781924484" office:value-type="float" office:value="100.330546697362" calcext:value-type="float">
            <text:p>100.3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-1.94970757352*10^-6*[.A66]^3+0.001983919016125*[.A66]^2-0.739720218654811*[.A66]+115.00781924484" office:value-type="float" office:value="99.6734307519958" calcext:value-type="float">
            <text:p>99.67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-1.94970757352*10^-6*[.A67]^3+0.001983919016125*[.A67]^2-0.739720218654811*[.A67]+115.00781924484" office:value-type="float" office:value="99.0200252832624" calcext:value-type="float">
            <text:p>99.02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-1.94970757352*10^-6*[.A68]^3+0.001983919016125*[.A68]^2-0.739720218654811*[.A68]+115.00781924484" office:value-type="float" office:value="98.3703185929162" calcext:value-type="float">
            <text:p>98.37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-1.94970757352*10^-6*[.A69]^3+0.001983919016125*[.A69]^2-0.739720218654811*[.A69]+115.00781924484" office:value-type="float" office:value="97.7242989827116" calcext:value-type="float">
            <text:p>97.72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-1.94970757352*10^-6*[.A70]^3+0.001983919016125*[.A70]^2-0.739720218654811*[.A70]+115.00781924484" office:value-type="float" office:value="97.0819547544032" calcext:value-type="float">
            <text:p>97.08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-1.94970757352*10^-6*[.A71]^3+0.001983919016125*[.A71]^2-0.739720218654811*[.A71]+115.00781924484" office:value-type="float" office:value="96.4432742097456" calcext:value-type="float">
            <text:p>96.44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-1.94970757352*10^-6*[.A72]^3+0.001983919016125*[.A72]^2-0.739720218654811*[.A72]+115.00781924484" office:value-type="float" office:value="95.8082456504934" calcext:value-type="float">
            <text:p>95.8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-1.94970757352*10^-6*[.A73]^3+0.001983919016125*[.A73]^2-0.739720218654811*[.A73]+115.00781924484" office:value-type="float" office:value="95.176857378401" calcext:value-type="float">
            <text:p>95.18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-1.94970757352*10^-6*[.A74]^3+0.001983919016125*[.A74]^2-0.739720218654811*[.A74]+115.00781924484" office:value-type="float" office:value="94.5490976952231" calcext:value-type="float">
            <text:p>94.55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-1.94970757352*10^-6*[.A75]^3+0.001983919016125*[.A75]^2-0.739720218654811*[.A75]+115.00781924484" office:value-type="float" office:value="93.9249549027142" calcext:value-type="float">
            <text:p>93.9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-1.94970757352*10^-6*[.A76]^3+0.001983919016125*[.A76]^2-0.739720218654811*[.A76]+115.00781924484" office:value-type="float" office:value="93.3044173026289" calcext:value-type="float">
            <text:p>93.30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-1.94970757352*10^-6*[.A77]^3+0.001983919016125*[.A77]^2-0.739720218654811*[.A77]+115.00781924484" office:value-type="float" office:value="92.6874731967218" calcext:value-type="float">
            <text:p>92.69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-1.94970757352*10^-6*[.A78]^3+0.001983919016125*[.A78]^2-0.739720218654811*[.A78]+115.00781924484" office:value-type="float" office:value="92.0741108867473" calcext:value-type="float">
            <text:p>92.07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-1.94970757352*10^-6*[.A79]^3+0.001983919016125*[.A79]^2-0.739720218654811*[.A79]+115.00781924484" office:value-type="float" office:value="91.4643186744601" calcext:value-type="float">
            <text:p>91.46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-1.94970757352*10^-6*[.A80]^3+0.001983919016125*[.A80]^2-0.739720218654811*[.A80]+115.00781924484" office:value-type="float" office:value="90.8580848616147" calcext:value-type="float">
            <text:p>90.86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-1.94970757352*10^-6*[.A81]^3+0.001983919016125*[.A81]^2-0.739720218654811*[.A81]+115.00781924484" office:value-type="float" office:value="90.2553977499656" calcext:value-type="float">
            <text:p>90.26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-1.94970757352*10^-6*[.A82]^3+0.001983919016125*[.A82]^2-0.739720218654811*[.A82]+115.00781924484" office:value-type="float" office:value="89.6562456412675" calcext:value-type="float">
            <text:p>89.66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-1.94970757352*10^-6*[.A83]^3+0.001983919016125*[.A83]^2-0.739720218654811*[.A83]+115.00781924484" office:value-type="float" office:value="89.0606168372748" calcext:value-type="float">
            <text:p>89.06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-1.94970757352*10^-6*[.A84]^3+0.001983919016125*[.A84]^2-0.739720218654811*[.A84]+115.00781924484" office:value-type="float" office:value="88.4684996397423" calcext:value-type="float">
            <text:p>88.47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-1.94970757352*10^-6*[.A85]^3+0.001983919016125*[.A85]^2-0.739720218654811*[.A85]+115.00781924484" office:value-type="float" office:value="87.8798823504243" calcext:value-type="float">
            <text:p>87.88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-1.94970757352*10^-6*[.A86]^3+0.001983919016125*[.A86]^2-0.739720218654811*[.A86]+115.00781924484" office:value-type="float" office:value="87.2947532710755" calcext:value-type="float">
            <text:p>87.29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-1.94970757352*10^-6*[.A87]^3+0.001983919016125*[.A87]^2-0.739720218654811*[.A87]+115.00781924484" office:value-type="float" office:value="86.7131007034504" calcext:value-type="float">
            <text:p>86.71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-1.94970757352*10^-6*[.A88]^3+0.001983919016125*[.A88]^2-0.739720218654811*[.A88]+115.00781924484" office:value-type="float" office:value="86.1349129493036" calcext:value-type="float">
            <text:p>86.13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-1.94970757352*10^-6*[.A89]^3+0.001983919016125*[.A89]^2-0.739720218654811*[.A89]+115.00781924484" office:value-type="float" office:value="85.5601783103896" calcext:value-type="float">
            <text:p>85.56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-1.94970757352*10^-6*[.A90]^3+0.001983919016125*[.A90]^2-0.739720218654811*[.A90]+115.00781924484" office:value-type="float" office:value="84.988885088463" calcext:value-type="float">
            <text:p>84.99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-1.94970757352*10^-6*[.A91]^3+0.001983919016125*[.A91]^2-0.739720218654811*[.A91]+115.00781924484" office:value-type="float" office:value="84.4210215852784" calcext:value-type="float">
            <text:p>84.42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-1.94970757352*10^-6*[.A92]^3+0.001983919016125*[.A92]^2-0.739720218654811*[.A92]+115.00781924484" office:value-type="float" office:value="83.8565761025903" calcext:value-type="float">
            <text:p>83.86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-1.94970757352*10^-6*[.A93]^3+0.001983919016125*[.A93]^2-0.739720218654811*[.A93]+115.00781924484" office:value-type="float" office:value="83.2955369421533" calcext:value-type="float">
            <text:p>83.3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-1.94970757352*10^-6*[.A94]^3+0.001983919016125*[.A94]^2-0.739720218654811*[.A94]+115.00781924484" office:value-type="float" office:value="82.7378924057219" calcext:value-type="float">
            <text:p>82.74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-1.94970757352*10^-6*[.A95]^3+0.001983919016125*[.A95]^2-0.739720218654811*[.A95]+115.00781924484" office:value-type="float" office:value="82.1836307950508" calcext:value-type="float">
            <text:p>82.18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-1.94970757352*10^-6*[.A96]^3+0.001983919016125*[.A96]^2-0.739720218654811*[.A96]+115.00781924484" office:value-type="float" office:value="81.6327404118943" calcext:value-type="float">
            <text:p>81.63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-1.94970757352*10^-6*[.A97]^3+0.001983919016125*[.A97]^2-0.739720218654811*[.A97]+115.00781924484" office:value-type="float" office:value="81.0852095580072" calcext:value-type="float">
            <text:p>81.09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-1.94970757352*10^-6*[.A98]^3+0.001983919016125*[.A98]^2-0.739720218654811*[.A98]+115.00781924484" office:value-type="float" office:value="80.541026535144" calcext:value-type="float">
            <text:p>80.54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-1.94970757352*10^-6*[.A99]^3+0.001983919016125*[.A99]^2-0.739720218654811*[.A99]+115.00781924484" office:value-type="float" office:value="80.0001796450591" calcext:value-type="float">
            <text:p>80.00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-1.94970757352*10^-6*[.A100]^3+0.001983919016125*[.A100]^2-0.739720218654811*[.A100]+115.00781924484" office:value-type="float" office:value="79.4626571895073" calcext:value-type="float">
            <text:p>79.46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-1.94970757352*10^-6*[.A101]^3+0.001983919016125*[.A101]^2-0.739720218654811*[.A101]+115.00781924484" office:value-type="float" office:value="78.928447470243" calcext:value-type="float">
            <text:p>78.93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-1.94970757352*10^-6*[.A102]^3+0.001983919016125*[.A102]^2-0.739720218654811*[.A102]+115.00781924484" office:value-type="float" office:value="78.3975387890208" calcext:value-type="float">
            <text:p>78.40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-1.94970757352*10^-6*[.A103]^3+0.001983919016125*[.A103]^2-0.739720218654811*[.A103]+115.00781924484" office:value-type="float" office:value="77.8699194475953" calcext:value-type="float">
            <text:p>77.87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-1.94970757352*10^-6*[.A104]^3+0.001983919016125*[.A104]^2-0.739720218654811*[.A104]+115.00781924484" office:value-type="float" office:value="77.345577747721" calcext:value-type="float">
            <text:p>77.35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-1.94970757352*10^-6*[.A105]^3+0.001983919016125*[.A105]^2-0.739720218654811*[.A105]+115.00781924484" office:value-type="float" office:value="76.8245019911525" calcext:value-type="float">
            <text:p>76.82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-1.94970757352*10^-6*[.A106]^3+0.001983919016125*[.A106]^2-0.739720218654811*[.A106]+115.00781924484" office:value-type="float" office:value="76.3066804796443" calcext:value-type="float">
            <text:p>76.31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-1.94970757352*10^-6*[.A107]^3+0.001983919016125*[.A107]^2-0.739720218654811*[.A107]+115.00781924484" office:value-type="float" office:value="75.7921015149511" calcext:value-type="float">
            <text:p>75.79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-1.94970757352*10^-6*[.A108]^3+0.001983919016125*[.A108]^2-0.739720218654811*[.A108]+115.00781924484" office:value-type="float" office:value="75.2807533988273" calcext:value-type="float">
            <text:p>75.28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-1.94970757352*10^-6*[.A109]^3+0.001983919016125*[.A109]^2-0.739720218654811*[.A109]+115.00781924484" office:value-type="float" office:value="74.7726244330275" calcext:value-type="float">
            <text:p>74.77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-1.94970757352*10^-6*[.A110]^3+0.001983919016125*[.A110]^2-0.739720218654811*[.A110]+115.00781924484" office:value-type="float" office:value="74.2677029193063" calcext:value-type="float">
            <text:p>74.27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-1.94970757352*10^-6*[.A111]^3+0.001983919016125*[.A111]^2-0.739720218654811*[.A111]+115.00781924484" office:value-type="float" office:value="73.7659771594182" calcext:value-type="float">
            <text:p>73.77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-1.94970757352*10^-6*[.A112]^3+0.001983919016125*[.A112]^2-0.739720218654811*[.A112]+115.00781924484" office:value-type="float" office:value="73.2674354551178" calcext:value-type="float">
            <text:p>73.27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-1.94970757352*10^-6*[.A113]^3+0.001983919016125*[.A113]^2-0.739720218654811*[.A113]+115.00781924484" office:value-type="float" office:value="72.7720661081597" calcext:value-type="float">
            <text:p>72.77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-1.94970757352*10^-6*[.A114]^3+0.001983919016125*[.A114]^2-0.739720218654811*[.A114]+115.00781924484" office:value-type="float" office:value="72.2798574202984" calcext:value-type="float">
            <text:p>72.28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-1.94970757352*10^-6*[.A115]^3+0.001983919016125*[.A115]^2-0.739720218654811*[.A115]+115.00781924484" office:value-type="float" office:value="71.7907976932884" calcext:value-type="float">
            <text:p>71.79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-1.94970757352*10^-6*[.A116]^3+0.001983919016125*[.A116]^2-0.739720218654811*[.A116]+115.00781924484" office:value-type="float" office:value="71.3048752288844" calcext:value-type="float">
            <text:p>71.30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-1.94970757352*10^-6*[.A117]^3+0.001983919016125*[.A117]^2-0.739720218654811*[.A117]+115.00781924484" office:value-type="float" office:value="70.8220783288409" calcext:value-type="float">
            <text:p>70.82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-1.94970757352*10^-6*[.A118]^3+0.001983919016125*[.A118]^2-0.739720218654811*[.A118]+115.00781924484" office:value-type="float" office:value="70.3423952949124" calcext:value-type="float">
            <text:p>70.34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-1.94970757352*10^-6*[.A119]^3+0.001983919016125*[.A119]^2-0.739720218654811*[.A119]+115.00781924484" office:value-type="float" office:value="69.8658144288535" calcext:value-type="float">
            <text:p>69.87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-1.94970757352*10^-6*[.A120]^3+0.001983919016125*[.A120]^2-0.739720218654811*[.A120]+115.00781924484" office:value-type="float" office:value="69.3923240324188" calcext:value-type="float">
            <text:p>69.39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-1.94970757352*10^-6*[.A121]^3+0.001983919016125*[.A121]^2-0.739720218654811*[.A121]+115.00781924484" office:value-type="float" office:value="68.9219124073629" calcext:value-type="float">
            <text:p>68.92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-1.94970757352*10^-6*[.A122]^3+0.001983919016125*[.A122]^2-0.739720218654811*[.A122]+115.00781924484" office:value-type="float" office:value="68.4545678554402" calcext:value-type="float">
            <text:p>68.45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-1.94970757352*10^-6*[.A123]^3+0.001983919016125*[.A123]^2-0.739720218654811*[.A123]+115.00781924484" office:value-type="float" office:value="67.9902786784053" calcext:value-type="float">
            <text:p>67.99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-1.94970757352*10^-6*[.A124]^3+0.001983919016125*[.A124]^2-0.739720218654811*[.A124]+115.00781924484" office:value-type="float" office:value="67.5290331780129" calcext:value-type="float">
            <text:p>67.53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-1.94970757352*10^-6*[.A125]^3+0.001983919016125*[.A125]^2-0.739720218654811*[.A125]+115.00781924484" office:value-type="float" office:value="67.0708196560174" calcext:value-type="float">
            <text:p>67.07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-1.94970757352*10^-6*[.A126]^3+0.001983919016125*[.A126]^2-0.739720218654811*[.A126]+115.00781924484" office:value-type="float" office:value="66.6156264141734" calcext:value-type="float">
            <text:p>66.62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-1.94970757352*10^-6*[.A127]^3+0.001983919016125*[.A127]^2-0.739720218654811*[.A127]+115.00781924484" office:value-type="float" office:value="66.1634417542355" calcext:value-type="float">
            <text:p>66.16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-1.94970757352*10^-6*[.A128]^3+0.001983919016125*[.A128]^2-0.739720218654811*[.A128]+115.00781924484" office:value-type="float" office:value="65.7142539779583" calcext:value-type="float">
            <text:p>65.71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-1.94970757352*10^-6*[.A129]^3+0.001983919016125*[.A129]^2-0.739720218654811*[.A129]+115.00781924484" office:value-type="float" office:value="65.2680513870962" calcext:value-type="float">
            <text:p>65.27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-1.94970757352*10^-6*[.A130]^3+0.001983919016125*[.A130]^2-0.739720218654811*[.A130]+115.00781924484" office:value-type="float" office:value="64.8248222834039" calcext:value-type="float">
            <text:p>64.82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-1.94970757352*10^-6*[.A131]^3+0.001983919016125*[.A131]^2-0.739720218654811*[.A131]+115.00781924484" office:value-type="float" office:value="64.3845549686359" calcext:value-type="float">
            <text:p>64.38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-1.94970757352*10^-6*[.A132]^3+0.001983919016125*[.A132]^2-0.739720218654811*[.A132]+115.00781924484" office:value-type="float" office:value="63.9472377445468" calcext:value-type="float">
            <text:p>63.95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-1.94970757352*10^-6*[.A133]^3+0.001983919016125*[.A133]^2-0.739720218654811*[.A133]+115.00781924484" office:value-type="float" office:value="63.5128589128911" calcext:value-type="float">
            <text:p>63.51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-1.94970757352*10^-6*[.A134]^3+0.001983919016125*[.A134]^2-0.739720218654811*[.A134]+115.00781924484" office:value-type="float" office:value="63.0814067754234" calcext:value-type="float">
            <text:p>63.08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-1.94970757352*10^-6*[.A135]^3+0.001983919016125*[.A135]^2-0.739720218654811*[.A135]+115.00781924484" office:value-type="float" office:value="62.6528696338983" calcext:value-type="float">
            <text:p>62.65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-1.94970757352*10^-6*[.A136]^3+0.001983919016125*[.A136]^2-0.739720218654811*[.A136]+115.00781924484" office:value-type="float" office:value="62.2272357900702" calcext:value-type="float">
            <text:p>62.23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-1.94970757352*10^-6*[.A137]^3+0.001983919016125*[.A137]^2-0.739720218654811*[.A137]+115.00781924484" office:value-type="float" office:value="61.8044935456939" calcext:value-type="float">
            <text:p>61.80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-1.94970757352*10^-6*[.A138]^3+0.001983919016125*[.A138]^2-0.739720218654811*[.A138]+115.00781924484" office:value-type="float" office:value="61.3846312025237" calcext:value-type="float">
            <text:p>61.38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-1.94970757352*10^-6*[.A139]^3+0.001983919016125*[.A139]^2-0.739720218654811*[.A139]+115.00781924484" office:value-type="float" office:value="60.9676370623144" calcext:value-type="float">
            <text:p>60.97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-1.94970757352*10^-6*[.A140]^3+0.001983919016125*[.A140]^2-0.739720218654811*[.A140]+115.00781924484" office:value-type="float" office:value="60.5534994268203" calcext:value-type="float">
            <text:p>60.55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-1.94970757352*10^-6*[.A141]^3+0.001983919016125*[.A141]^2-0.739720218654811*[.A141]+115.00781924484" office:value-type="float" office:value="60.1422065977962" calcext:value-type="float">
            <text:p>60.14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-1.94970757352*10^-6*[.A142]^3+0.001983919016125*[.A142]^2-0.739720218654811*[.A142]+115.00781924484" office:value-type="float" office:value="59.7337468769966" calcext:value-type="float">
            <text:p>59.73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-1.94970757352*10^-6*[.A143]^3+0.001983919016125*[.A143]^2-0.739720218654811*[.A143]+115.00781924484" office:value-type="float" office:value="59.3281085661759" calcext:value-type="float">
            <text:p>59.33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-1.94970757352*10^-6*[.A144]^3+0.001983919016125*[.A144]^2-0.739720218654811*[.A144]+115.00781924484" office:value-type="float" office:value="58.9252799670889" calcext:value-type="float">
            <text:p>58.93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-1.94970757352*10^-6*[.A145]^3+0.001983919016125*[.A145]^2-0.739720218654811*[.A145]+115.00781924484" office:value-type="float" office:value="58.52524938149" calcext:value-type="float">
            <text:p>58.53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-1.94970757352*10^-6*[.A146]^3+0.001983919016125*[.A146]^2-0.739720218654811*[.A146]+115.00781924484" office:value-type="float" office:value="58.1280051111338" calcext:value-type="float">
            <text:p>58.13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-1.94970757352*10^-6*[.A147]^3+0.001983919016125*[.A147]^2-0.739720218654811*[.A147]+115.00781924484" office:value-type="float" office:value="57.7335354577748" calcext:value-type="float">
            <text:p>57.73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-1.94970757352*10^-6*[.A148]^3+0.001983919016125*[.A148]^2-0.739720218654811*[.A148]+115.00781924484" office:value-type="float" office:value="57.3418287231676" calcext:value-type="float">
            <text:p>57.34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-1.94970757352*10^-6*[.A149]^3+0.001983919016125*[.A149]^2-0.739720218654811*[.A149]+115.00781924484" office:value-type="float" office:value="56.9528732090669" calcext:value-type="float">
            <text:p>56.95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-1.94970757352*10^-6*[.A150]^3+0.001983919016125*[.A150]^2-0.739720218654811*[.A150]+115.00781924484" office:value-type="float" office:value="56.566657217227" calcext:value-type="float">
            <text:p>56.57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-1.94970757352*10^-6*[.A151]^3+0.001983919016125*[.A151]^2-0.739720218654811*[.A151]+115.00781924484" office:value-type="float" office:value="56.1831690494027" calcext:value-type="float">
            <text:p>56.18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-1.94970757352*10^-6*[.A152]^3+0.001983919016125*[.A152]^2-0.739720218654811*[.A152]+115.00781924484" office:value-type="float" office:value="55.8023970073484" calcext:value-type="float">
            <text:p>55.80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-1.94970757352*10^-6*[.A153]^3+0.001983919016125*[.A153]^2-0.739720218654811*[.A153]+115.00781924484" office:value-type="float" office:value="55.4243293928187" calcext:value-type="float">
            <text:p>55.42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-1.94970757352*10^-6*[.A154]^3+0.001983919016125*[.A154]^2-0.739720218654811*[.A154]+115.00781924484" office:value-type="float" office:value="55.0489545075681" calcext:value-type="float">
            <text:p>55.05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-1.94970757352*10^-6*[.A155]^3+0.001983919016125*[.A155]^2-0.739720218654811*[.A155]+115.00781924484" office:value-type="float" office:value="54.6762606533514" calcext:value-type="float">
            <text:p>54.68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-1.94970757352*10^-6*[.A156]^3+0.001983919016125*[.A156]^2-0.739720218654811*[.A156]+115.00781924484" office:value-type="float" office:value="54.3062361319228" calcext:value-type="float">
            <text:p>54.31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-1.94970757352*10^-6*[.A157]^3+0.001983919016125*[.A157]^2-0.739720218654811*[.A157]+115.00781924484" office:value-type="float" office:value="53.9388692450372" calcext:value-type="float">
            <text:p>53.94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-1.94970757352*10^-6*[.A158]^3+0.001983919016125*[.A158]^2-0.739720218654811*[.A158]+115.00781924484" office:value-type="float" office:value="53.5741482944489" calcext:value-type="float">
            <text:p>53.57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-1.94970757352*10^-6*[.A159]^3+0.001983919016125*[.A159]^2-0.739720218654811*[.A159]+115.00781924484" office:value-type="float" office:value="53.2120615819126" calcext:value-type="float">
            <text:p>53.21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-1.94970757352*10^-6*[.A160]^3+0.001983919016125*[.A160]^2-0.739720218654811*[.A160]+115.00781924484" office:value-type="float" office:value="52.8525974091828" calcext:value-type="float">
            <text:p>52.85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-1.94970757352*10^-6*[.A161]^3+0.001983919016125*[.A161]^2-0.739720218654811*[.A161]+115.00781924484" office:value-type="float" office:value="52.4957440780141" calcext:value-type="float">
            <text:p>52.50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-1.94970757352*10^-6*[.A162]^3+0.001983919016125*[.A162]^2-0.739720218654811*[.A162]+115.00781924484" office:value-type="float" office:value="52.1414898901611" calcext:value-type="float">
            <text:p>52.14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-1.94970757352*10^-6*[.A163]^3+0.001983919016125*[.A163]^2-0.739720218654811*[.A163]+115.00781924484" office:value-type="float" office:value="51.7898231473782" calcext:value-type="float">
            <text:p>51.79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-1.94970757352*10^-6*[.A164]^3+0.001983919016125*[.A164]^2-0.739720218654811*[.A164]+115.00781924484" office:value-type="float" office:value="51.4407321514201" calcext:value-type="float">
            <text:p>51.44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-1.94970757352*10^-6*[.A165]^3+0.001983919016125*[.A165]^2-0.739720218654811*[.A165]+115.00781924484" office:value-type="float" office:value="51.0942052040413" calcext:value-type="float">
            <text:p>51.09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-1.94970757352*10^-6*[.A166]^3+0.001983919016125*[.A166]^2-0.739720218654811*[.A166]+115.00781924484" office:value-type="float" office:value="50.7502306069964" calcext:value-type="float">
            <text:p>50.75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-1.94970757352*10^-6*[.A167]^3+0.001983919016125*[.A167]^2-0.739720218654811*[.A167]+115.00781924484" office:value-type="float" office:value="50.4087966620399" calcext:value-type="float">
            <text:p>50.41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-1.94970757352*10^-6*[.A168]^3+0.001983919016125*[.A168]^2-0.739720218654811*[.A168]+115.00781924484" office:value-type="float" office:value="50.0698916709264" calcext:value-type="float">
            <text:p>50.07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-1.94970757352*10^-6*[.A169]^3+0.001983919016125*[.A169]^2-0.739720218654811*[.A169]+115.00781924484" office:value-type="float" office:value="49.7335039354105" calcext:value-type="float">
            <text:p>49.73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-1.94970757352*10^-6*[.A170]^3+0.001983919016125*[.A170]^2-0.739720218654811*[.A170]+115.00781924484" office:value-type="float" office:value="49.3996217572466" calcext:value-type="float">
            <text:p>49.40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-1.94970757352*10^-6*[.A171]^3+0.001983919016125*[.A171]^2-0.739720218654811*[.A171]+115.00781924484" office:value-type="float" office:value="49.0682334381895" calcext:value-type="float">
            <text:p>49.07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-1.94970757352*10^-6*[.A172]^3+0.001983919016125*[.A172]^2-0.739720218654811*[.A172]+115.00781924484" office:value-type="float" office:value="48.7393272799936" calcext:value-type="float">
            <text:p>48.74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-1.94970757352*10^-6*[.A173]^3+0.001983919016125*[.A173]^2-0.739720218654811*[.A173]+115.00781924484" office:value-type="float" office:value="48.4128915844134" calcext:value-type="float">
            <text:p>48.41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-1.94970757352*10^-6*[.A174]^3+0.001983919016125*[.A174]^2-0.739720218654811*[.A174]+115.00781924484" office:value-type="float" office:value="48.0889146532036" calcext:value-type="float">
            <text:p>48.09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-1.94970757352*10^-6*[.A175]^3+0.001983919016125*[.A175]^2-0.739720218654811*[.A175]+115.00781924484" office:value-type="float" office:value="47.7673847881187" calcext:value-type="float">
            <text:p>47.77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-1.94970757352*10^-6*[.A176]^3+0.001983919016125*[.A176]^2-0.739720218654811*[.A176]+115.00781924484" office:value-type="float" office:value="47.4482902909133" calcext:value-type="float">
            <text:p>47.45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-1.94970757352*10^-6*[.A177]^3+0.001983919016125*[.A177]^2-0.739720218654811*[.A177]+115.00781924484" office:value-type="float" office:value="47.1316194633419" calcext:value-type="float">
            <text:p>47.13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-1.94970757352*10^-6*[.A178]^3+0.001983919016125*[.A178]^2-0.739720218654811*[.A178]+115.00781924484" office:value-type="float" office:value="46.817360607159" calcext:value-type="float">
            <text:p>46.82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-1.94970757352*10^-6*[.A179]^3+0.001983919016125*[.A179]^2-0.739720218654811*[.A179]+115.00781924484" office:value-type="float" office:value="46.5055020241194" calcext:value-type="float">
            <text:p>46.51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-1.94970757352*10^-6*[.A180]^3+0.001983919016125*[.A180]^2-0.739720218654811*[.A180]+115.00781924484" office:value-type="float" office:value="46.1960320159774" calcext:value-type="float">
            <text:p>46.20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-1.94970757352*10^-6*[.A181]^3+0.001983919016125*[.A181]^2-0.739720218654811*[.A181]+115.00781924484" office:value-type="float" office:value="45.8889388844876" calcext:value-type="float">
            <text:p>45.89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-1.94970757352*10^-6*[.A182]^3+0.001983919016125*[.A182]^2-0.739720218654811*[.A182]+115.00781924484" office:value-type="float" office:value="45.5842109314047" calcext:value-type="float">
            <text:p>45.58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-1.94970757352*10^-6*[.A183]^3+0.001983919016125*[.A183]^2-0.739720218654811*[.A183]+115.00781924484" office:value-type="float" office:value="45.2818364584832" calcext:value-type="float">
            <text:p>45.28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-1.94970757352*10^-6*[.A184]^3+0.001983919016125*[.A184]^2-0.739720218654811*[.A184]+115.00781924484" office:value-type="float" office:value="44.9818037674776" calcext:value-type="float">
            <text:p>44.98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-1.94970757352*10^-6*[.A185]^3+0.001983919016125*[.A185]^2-0.739720218654811*[.A185]+115.00781924484" office:value-type="float" office:value="44.6841011601425" calcext:value-type="float">
            <text:p>44.68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-1.94970757352*10^-6*[.A186]^3+0.001983919016125*[.A186]^2-0.739720218654811*[.A186]+115.00781924484" office:value-type="float" office:value="44.3887169382324" calcext:value-type="float">
            <text:p>44.39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-1.94970757352*10^-6*[.A187]^3+0.001983919016125*[.A187]^2-0.739720218654811*[.A187]+115.00781924484" office:value-type="float" office:value="44.0956394035019" calcext:value-type="float">
            <text:p>44.10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-1.94970757352*10^-6*[.A188]^3+0.001983919016125*[.A188]^2-0.739720218654811*[.A188]+115.00781924484" office:value-type="float" office:value="43.8048568577057" calcext:value-type="float">
            <text:p>43.80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-1.94970757352*10^-6*[.A189]^3+0.001983919016125*[.A189]^2-0.739720218654811*[.A189]+115.00781924484" office:value-type="float" office:value="43.5163576025981" calcext:value-type="float">
            <text:p>43.52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-1.94970757352*10^-6*[.A190]^3+0.001983919016125*[.A190]^2-0.739720218654811*[.A190]+115.00781924484" office:value-type="float" office:value="43.2301299399339" calcext:value-type="float">
            <text:p>43.23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-1.94970757352*10^-6*[.A191]^3+0.001983919016125*[.A191]^2-0.739720218654811*[.A191]+115.00781924484" office:value-type="float" office:value="42.9461621714674" calcext:value-type="float">
            <text:p>42.95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-1.94970757352*10^-6*[.A192]^3+0.001983919016125*[.A192]^2-0.739720218654811*[.A192]+115.00781924484" office:value-type="float" office:value="42.6644425989534" calcext:value-type="float">
            <text:p>42.66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-1.94970757352*10^-6*[.A193]^3+0.001983919016125*[.A193]^2-0.739720218654811*[.A193]+115.00781924484" office:value-type="float" office:value="42.3849595241464" calcext:value-type="float">
            <text:p>42.38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-1.94970757352*10^-6*[.A194]^3+0.001983919016125*[.A194]^2-0.739720218654811*[.A194]+115.00781924484" office:value-type="float" office:value="42.1077012488008" calcext:value-type="float">
            <text:p>42.11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-1.94970757352*10^-6*[.A195]^3+0.001983919016125*[.A195]^2-0.739720218654811*[.A195]+115.00781924484" office:value-type="float" office:value="41.8326560746714" calcext:value-type="float">
            <text:p>41.83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-1.94970757352*10^-6*[.A196]^3+0.001983919016125*[.A196]^2-0.739720218654811*[.A196]+115.00781924484" office:value-type="float" office:value="41.5598123035126" calcext:value-type="float">
            <text:p>41.56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-1.94970757352*10^-6*[.A197]^3+0.001983919016125*[.A197]^2-0.739720218654811*[.A197]+115.00781924484" office:value-type="float" office:value="41.289158237079" calcext:value-type="float">
            <text:p>41.29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-1.94970757352*10^-6*[.A198]^3+0.001983919016125*[.A198]^2-0.739720218654811*[.A198]+115.00781924484" office:value-type="float" office:value="41.0206821771251" calcext:value-type="float">
            <text:p>41.02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-1.94970757352*10^-6*[.A199]^3+0.001983919016125*[.A199]^2-0.739720218654811*[.A199]+115.00781924484" office:value-type="float" office:value="40.7543724254056" calcext:value-type="float">
            <text:p>40.75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-1.94970757352*10^-6*[.A200]^3+0.001983919016125*[.A200]^2-0.739720218654811*[.A200]+115.00781924484" office:value-type="float" office:value="40.490217283675" calcext:value-type="float">
            <text:p>40.49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-1.94970757352*10^-6*[.A201]^3+0.001983919016125*[.A201]^2-0.739720218654811*[.A201]+115.00781924484" office:value-type="float" office:value="40.2282050536877" calcext:value-type="float">
            <text:p>40.23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-1.94970757352*10^-6*[.A202]^3+0.001983919016125*[.A202]^2-0.739720218654811*[.A202]+115.00781924484" office:value-type="float" office:value="39.9683240371985" calcext:value-type="float">
            <text:p>39.97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-1.94970757352*10^-6*[.A203]^3+0.001983919016125*[.A203]^2-0.739720218654811*[.A203]+115.00781924484" office:value-type="float" office:value="39.7105625359619" calcext:value-type="float">
            <text:p>39.71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-1.94970757352*10^-6*[.A204]^3+0.001983919016125*[.A204]^2-0.739720218654811*[.A204]+115.00781924484" office:value-type="float" office:value="39.4549088517323" calcext:value-type="float">
            <text:p>39.45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-1.94970757352*10^-6*[.A205]^3+0.001983919016125*[.A205]^2-0.739720218654811*[.A205]+115.00781924484" office:value-type="float" office:value="39.2013512862644" calcext:value-type="float">
            <text:p>39.20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-1.94970757352*10^-6*[.A206]^3+0.001983919016125*[.A206]^2-0.739720218654811*[.A206]+115.00781924484" office:value-type="float" office:value="38.9498781413128" calcext:value-type="float">
            <text:p>38.95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-1.94970757352*10^-6*[.A207]^3+0.001983919016125*[.A207]^2-0.739720218654811*[.A207]+115.00781924484" office:value-type="float" office:value="38.7004777186319" calcext:value-type="float">
            <text:p>38.70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-1.94970757352*10^-6*[.A208]^3+0.001983919016125*[.A208]^2-0.739720218654811*[.A208]+115.00781924484" office:value-type="float" office:value="38.4531383199764" calcext:value-type="float">
            <text:p>38.45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-1.94970757352*10^-6*[.A209]^3+0.001983919016125*[.A209]^2-0.739720218654811*[.A209]+115.00781924484" office:value-type="float" office:value="38.2078482471008" calcext:value-type="float">
            <text:p>38.21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-1.94970757352*10^-6*[.A210]^3+0.001983919016125*[.A210]^2-0.739720218654811*[.A210]+115.00781924484" office:value-type="float" office:value="37.9645958017596" calcext:value-type="float">
            <text:p>37.96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-1.94970757352*10^-6*[.A211]^3+0.001983919016125*[.A211]^2-0.739720218654811*[.A211]+115.00781924484" office:value-type="float" office:value="37.7233692857075" calcext:value-type="float">
            <text:p>37.72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-1.94970757352*10^-6*[.A212]^3+0.001983919016125*[.A212]^2-0.739720218654811*[.A212]+115.00781924484" office:value-type="float" office:value="37.484157000699" calcext:value-type="float">
            <text:p>37.48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-1.94970757352*10^-6*[.A213]^3+0.001983919016125*[.A213]^2-0.739720218654811*[.A213]+115.00781924484" office:value-type="float" office:value="37.2469472484885" calcext:value-type="float">
            <text:p>37.25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-1.94970757352*10^-6*[.A214]^3+0.001983919016125*[.A214]^2-0.739720218654811*[.A214]+115.00781924484" office:value-type="float" office:value="37.0117283308309" calcext:value-type="float">
            <text:p>37.01</text:p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-1.94970757352*10^-6*[.A215]^3+0.001983919016125*[.A215]^2-0.739720218654811*[.A215]+115.00781924484" office:value-type="float" office:value="36.7784885494804" calcext:value-type="float">
            <text:p>36.78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-1.94970757352*10^-6*[.A216]^3+0.001983919016125*[.A216]^2-0.739720218654811*[.A216]+115.00781924484" office:value-type="float" office:value="36.5472162061918" calcext:value-type="float">
            <text:p>36.55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-1.94970757352*10^-6*[.A217]^3+0.001983919016125*[.A217]^2-0.739720218654811*[.A217]+115.00781924484" office:value-type="float" office:value="36.3178996027195" calcext:value-type="float">
            <text:p>36.32</text:p>
          </table:table-cell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-1.94970757352*10^-6*[.A218]^3+0.001983919016125*[.A218]^2-0.739720218654811*[.A218]+115.00781924484" office:value-type="float" office:value="36.0905270408182" calcext:value-type="float">
            <text:p>36.09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-1.94970757352*10^-6*[.A219]^3+0.001983919016125*[.A219]^2-0.739720218654811*[.A219]+115.00781924484" office:value-type="float" office:value="35.8650868222424" calcext:value-type="float">
            <text:p>35.87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-1.94970757352*10^-6*[.A220]^3+0.001983919016125*[.A220]^2-0.739720218654811*[.A220]+115.00781924484" office:value-type="float" office:value="35.6415672487467" calcext:value-type="float">
            <text:p>35.64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-1.94970757352*10^-6*[.A221]^3+0.001983919016125*[.A221]^2-0.739720218654811*[.A221]+115.00781924484" office:value-type="float" office:value="35.4199566220855" calcext:value-type="float">
            <text:p>35.42</text:p>
          </table:table-cell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-1.94970757352*10^-6*[.A222]^3+0.001983919016125*[.A222]^2-0.739720218654811*[.A222]+115.00781924484" office:value-type="float" office:value="35.2002432440135" calcext:value-type="float">
            <text:p>35.20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-1.94970757352*10^-6*[.A223]^3+0.001983919016125*[.A223]^2-0.739720218654811*[.A223]+115.00781924484" office:value-type="float" office:value="34.9824154162853" calcext:value-type="float">
            <text:p>34.98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-1.94970757352*10^-6*[.A224]^3+0.001983919016125*[.A224]^2-0.739720218654811*[.A224]+115.00781924484" office:value-type="float" office:value="34.7664614406554" calcext:value-type="float">
            <text:p>34.77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-1.94970757352*10^-6*[.A225]^3+0.001983919016125*[.A225]^2-0.739720218654811*[.A225]+115.00781924484" office:value-type="float" office:value="34.5523696188783" calcext:value-type="float">
            <text:p>34.55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-1.94970757352*10^-6*[.A226]^3+0.001983919016125*[.A226]^2-0.739720218654811*[.A226]+115.00781924484" office:value-type="float" office:value="34.3401282527086" calcext:value-type="float">
            <text:p>34.34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-1.94970757352*10^-6*[.A227]^3+0.001983919016125*[.A227]^2-0.739720218654811*[.A227]+115.00781924484" office:value-type="float" office:value="34.1297256439008" calcext:value-type="float">
            <text:p>34.13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-1.94970757352*10^-6*[.A228]^3+0.001983919016125*[.A228]^2-0.739720218654811*[.A228]+115.00781924484" office:value-type="float" office:value="33.9211500942096" calcext:value-type="float">
            <text:p>33.92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-1.94970757352*10^-6*[.A229]^3+0.001983919016125*[.A229]^2-0.739720218654811*[.A229]+115.00781924484" office:value-type="float" office:value="33.7143899053895" calcext:value-type="float">
            <text:p>33.71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-1.94970757352*10^-6*[.A230]^3+0.001983919016125*[.A230]^2-0.739720218654811*[.A230]+115.00781924484" office:value-type="float" office:value="33.509433379195" calcext:value-type="float">
            <text:p>33.51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-1.94970757352*10^-6*[.A231]^3+0.001983919016125*[.A231]^2-0.739720218654811*[.A231]+115.00781924484" office:value-type="float" office:value="33.3062688173807" calcext:value-type="float">
            <text:p>33.31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-1.94970757352*10^-6*[.A232]^3+0.001983919016125*[.A232]^2-0.739720218654811*[.A232]+115.00781924484" office:value-type="float" office:value="33.1048845217012" calcext:value-type="float">
            <text:p>33.10</text:p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-1.94970757352*10^-6*[.A233]^3+0.001983919016125*[.A233]^2-0.739720218654811*[.A233]+115.00781924484" office:value-type="float" office:value="32.905268793911" calcext:value-type="float">
            <text:p>32.91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-1.94970757352*10^-6*[.A234]^3+0.001983919016125*[.A234]^2-0.739720218654811*[.A234]+115.00781924484" office:value-type="float" office:value="32.7074099357647" calcext:value-type="float">
            <text:p>32.71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-1.94970757352*10^-6*[.A235]^3+0.001983919016125*[.A235]^2-0.739720218654811*[.A235]+115.00781924484" office:value-type="float" office:value="32.5112962490169" calcext:value-type="float">
            <text:p>32.51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-1.94970757352*10^-6*[.A236]^3+0.001983919016125*[.A236]^2-0.739720218654811*[.A236]+115.00781924484" office:value-type="float" office:value="32.3169160354219" calcext:value-type="float">
            <text:p>32.32</text:p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-1.94970757352*10^-6*[.A237]^3+0.001983919016125*[.A237]^2-0.739720218654811*[.A237]+115.00781924484" office:value-type="float" office:value="32.1242575967346" calcext:value-type="float">
            <text:p>32.12</text:p>
          </table:table-cell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-1.94970757352*10^-6*[.A238]^3+0.001983919016125*[.A238]^2-0.739720218654811*[.A238]+115.00781924484" office:value-type="float" office:value="31.9333092347094" calcext:value-type="float">
            <text:p>31.93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-1.94970757352*10^-6*[.A239]^3+0.001983919016125*[.A239]^2-0.739720218654811*[.A239]+115.00781924484" office:value-type="float" office:value="31.7440592511008" calcext:value-type="float">
            <text:p>31.74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-1.94970757352*10^-6*[.A240]^3+0.001983919016125*[.A240]^2-0.739720218654811*[.A240]+115.00781924484" office:value-type="float" office:value="31.5564959476635" calcext:value-type="float">
            <text:p>31.56</text:p>
          </table:table-cell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-1.94970757352*10^-6*[.A241]^3+0.001983919016125*[.A241]^2-0.739720218654811*[.A241]+115.00781924484" office:value-type="float" office:value="31.370607626152" calcext:value-type="float">
            <text:p>31.37</text:p>
          </table:table-cell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-1.94970757352*10^-6*[.A242]^3+0.001983919016125*[.A242]^2-0.739720218654811*[.A242]+115.00781924484" office:value-type="float" office:value="31.1863825883208" calcext:value-type="float">
            <text:p>31.19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-1.94970757352*10^-6*[.A243]^3+0.001983919016125*[.A243]^2-0.739720218654811*[.A243]+115.00781924484" office:value-type="float" office:value="31.0038091359246" calcext:value-type="float">
            <text:p>31.00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-1.94970757352*10^-6*[.A244]^3+0.001983919016125*[.A244]^2-0.739720218654811*[.A244]+115.00781924484" office:value-type="float" office:value="30.8228755707178" calcext:value-type="float">
            <text:p>30.82</text:p>
          </table:table-cell>
          <table:table-cell table:number-columns-repeated="7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-1.94970757352*10^-6*[.A245]^3+0.001983919016125*[.A245]^2-0.739720218654811*[.A245]+115.00781924484" office:value-type="float" office:value="30.643570194455" calcext:value-type="float">
            <text:p>30.64</text:p>
          </table:table-cell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-1.94970757352*10^-6*[.A246]^3+0.001983919016125*[.A246]^2-0.739720218654811*[.A246]+115.00781924484" office:value-type="float" office:value="30.4658813088908" calcext:value-type="float">
            <text:p>30.47</text:p>
          </table:table-cell>
          <table:table-cell table:number-columns-repeated="7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-1.94970757352*10^-6*[.A247]^3+0.001983919016125*[.A247]^2-0.739720218654811*[.A247]+115.00781924484" office:value-type="float" office:value="30.2897972157798" calcext:value-type="float">
            <text:p>30.29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-1.94970757352*10^-6*[.A248]^3+0.001983919016125*[.A248]^2-0.739720218654811*[.A248]+115.00781924484" office:value-type="float" office:value="30.1153062168764" calcext:value-type="float">
            <text:p>30.12</text:p>
          </table:table-cell>
          <table:table-cell table:number-columns-repeated="7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-1.94970757352*10^-6*[.A249]^3+0.001983919016125*[.A249]^2-0.739720218654811*[.A249]+115.00781924484" office:value-type="float" office:value="29.9423966139354" calcext:value-type="float">
            <text:p>29.94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-1.94970757352*10^-6*[.A250]^3+0.001983919016125*[.A250]^2-0.739720218654811*[.A250]+115.00781924484" office:value-type="float" office:value="29.7710567087111" calcext:value-type="float">
            <text:p>29.77</text:p>
          </table:table-cell>
          <table:table-cell table:number-columns-repeated="7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-1.94970757352*10^-6*[.A251]^3+0.001983919016125*[.A251]^2-0.739720218654811*[.A251]+115.00781924484" office:value-type="float" office:value="29.6012748029582" calcext:value-type="float">
            <text:p>29.60</text:p>
          </table:table-cell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-1.94970757352*10^-6*[.A252]^3+0.001983919016125*[.A252]^2-0.739720218654811*[.A252]+115.00781924484" office:value-type="float" office:value="29.4330391984313" calcext:value-type="float">
            <text:p>29.43</text:p>
          </table:table-cell>
          <table:table-cell table:number-columns-repeated="7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-1.94970757352*10^-6*[.A253]^3+0.001983919016125*[.A253]^2-0.739720218654811*[.A253]+115.00781924484" office:value-type="float" office:value="29.2663381968848" calcext:value-type="float">
            <text:p>29.27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-1.94970757352*10^-6*[.A254]^3+0.001983919016125*[.A254]^2-0.739720218654811*[.A254]+115.00781924484" office:value-type="float" office:value="29.1011601000735" calcext:value-type="float">
            <text:p>29.10</text:p>
          </table:table-cell>
          <table:table-cell table:number-columns-repeated="7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-1.94970757352*10^-6*[.A255]^3+0.001983919016125*[.A255]^2-0.739720218654811*[.A255]+115.00781924484" office:value-type="float" office:value="28.9374932097517" calcext:value-type="float">
            <text:p>28.94</text:p>
          </table:table-cell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-1.94970757352*10^-6*[.A256]^3+0.001983919016125*[.A256]^2-0.739720218654811*[.A256]+115.00781924484" office:value-type="float" office:value="28.7753258276741" calcext:value-type="float">
            <text:p>28.78</text:p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-1.94970757352*10^-6*[.A257]^3+0.001983919016125*[.A257]^2-0.739720218654811*[.A257]+115.00781924484" office:value-type="float" office:value="28.6146462555952" calcext:value-type="float">
            <text:p>28.61</text:p>
          </table:table-cell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-1.94970757352*10^-6*[.A258]^3+0.001983919016125*[.A258]^2-0.739720218654811*[.A258]+115.00781924484" office:value-type="float" office:value="28.4554427952696" calcext:value-type="float">
            <text:p>28.46</text:p>
          </table:table-cell>
          <table:table-cell table:number-columns-repeated="7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-1.94970757352*10^-6*[.A259]^3+0.001983919016125*[.A259]^2-0.739720218654811*[.A259]+115.00781924484" office:value-type="float" office:value="28.2977037484519" calcext:value-type="float">
            <text:p>28.30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-1.94970757352*10^-6*[.A260]^3+0.001983919016125*[.A260]^2-0.739720218654811*[.A260]+115.00781924484" office:value-type="float" office:value="28.1414174168966" calcext:value-type="float">
            <text:p>28.14</text:p>
          </table:table-cell>
          <table:table-cell table:number-columns-repeated="7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-1.94970757352*10^-6*[.A261]^3+0.001983919016125*[.A261]^2-0.739720218654811*[.A261]+115.00781924484" office:value-type="float" office:value="27.9865721023583" calcext:value-type="float">
            <text:p>27.99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-1.94970757352*10^-6*[.A262]^3+0.001983919016125*[.A262]^2-0.739720218654811*[.A262]+115.00781924484" office:value-type="float" office:value="27.8331561065914" calcext:value-type="float">
            <text:p>27.83</text:p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-1.94970757352*10^-6*[.A263]^3+0.001983919016125*[.A263]^2-0.739720218654811*[.A263]+115.00781924484" office:value-type="float" office:value="27.6811577313507" calcext:value-type="float">
            <text:p>27.68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-1.94970757352*10^-6*[.A264]^3+0.001983919016125*[.A264]^2-0.739720218654811*[.A264]+115.00781924484" office:value-type="float" office:value="27.5305652783906" calcext:value-type="float">
            <text:p>27.53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-1.94970757352*10^-6*[.A265]^3+0.001983919016125*[.A265]^2-0.739720218654811*[.A265]+115.00781924484" office:value-type="float" office:value="27.3813670494657" calcext:value-type="float">
            <text:p>27.38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-1.94970757352*10^-6*[.A266]^3+0.001983919016125*[.A266]^2-0.739720218654811*[.A266]+115.00781924484" office:value-type="float" office:value="27.2335513463306" calcext:value-type="float">
            <text:p>27.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-1.94970757352*10^-6*[.A267]^3+0.001983919016125*[.A267]^2-0.739720218654811*[.A267]+115.00781924484" office:value-type="float" office:value="27.0871064707398" calcext:value-type="float">
            <text:p>27.09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-1.94970757352*10^-6*[.A268]^3+0.001983919016125*[.A268]^2-0.739720218654811*[.A268]+115.00781924484" office:value-type="float" office:value="26.9420207244478" calcext:value-type="float">
            <text:p>26.94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-1.94970757352*10^-6*[.A269]^3+0.001983919016125*[.A269]^2-0.739720218654811*[.A269]+115.00781924484" office:value-type="float" office:value="26.7982824092094" calcext:value-type="float">
            <text:p>26.80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-1.94970757352*10^-6*[.A270]^3+0.001983919016125*[.A270]^2-0.739720218654811*[.A270]+115.00781924484" office:value-type="float" office:value="26.6558798267789" calcext:value-type="float">
            <text:p>26.66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-1.94970757352*10^-6*[.A271]^3+0.001983919016125*[.A271]^2-0.739720218654811*[.A271]+115.00781924484" office:value-type="float" office:value="26.514801278911" calcext:value-type="float">
            <text:p>26.51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-1.94970757352*10^-6*[.A272]^3+0.001983919016125*[.A272]^2-0.739720218654811*[.A272]+115.00781924484" office:value-type="float" office:value="26.3750350673602" calcext:value-type="float">
            <text:p>26.38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-1.94970757352*10^-6*[.A273]^3+0.001983919016125*[.A273]^2-0.739720218654811*[.A273]+115.00781924484" office:value-type="float" office:value="26.236569493881" calcext:value-type="float">
            <text:p>26.24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-1.94970757352*10^-6*[.A274]^3+0.001983919016125*[.A274]^2-0.739720218654811*[.A274]+115.00781924484" office:value-type="float" office:value="26.0993928602281" calcext:value-type="float">
            <text:p>26.10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-1.94970757352*10^-6*[.A275]^3+0.001983919016125*[.A275]^2-0.739720218654811*[.A275]+115.00781924484" office:value-type="float" office:value="25.963493468156" calcext:value-type="float">
            <text:p>25.96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-1.94970757352*10^-6*[.A276]^3+0.001983919016125*[.A276]^2-0.739720218654811*[.A276]+115.00781924484" office:value-type="float" office:value="25.8288596194192" calcext:value-type="float">
            <text:p>25.8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-1.94970757352*10^-6*[.A277]^3+0.001983919016125*[.A277]^2-0.739720218654811*[.A277]+115.00781924484" office:value-type="float" office:value="25.6954796157724" calcext:value-type="float">
            <text:p>25.70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-1.94970757352*10^-6*[.A278]^3+0.001983919016125*[.A278]^2-0.739720218654811*[.A278]+115.00781924484" office:value-type="float" office:value="25.56334175897" calcext:value-type="float">
            <text:p>25.56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-1.94970757352*10^-6*[.A279]^3+0.001983919016125*[.A279]^2-0.739720218654811*[.A279]+115.00781924484" office:value-type="float" office:value="25.4324343507666" calcext:value-type="float">
            <text:p>25.43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-1.94970757352*10^-6*[.A280]^3+0.001983919016125*[.A280]^2-0.739720218654811*[.A280]+115.00781924484" office:value-type="float" office:value="25.3027456929169" calcext:value-type="float">
            <text:p>25.30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-1.94970757352*10^-6*[.A281]^3+0.001983919016125*[.A281]^2-0.739720218654811*[.A281]+115.00781924484" office:value-type="float" office:value="25.1742640871753" calcext:value-type="float">
            <text:p>25.17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-1.94970757352*10^-6*[.A282]^3+0.001983919016125*[.A282]^2-0.739720218654811*[.A282]+115.00781924484" office:value-type="float" office:value="25.0469778352964" calcext:value-type="float">
            <text:p>25.05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-1.94970757352*10^-6*[.A283]^3+0.001983919016125*[.A283]^2-0.739720218654811*[.A283]+115.00781924484" office:value-type="float" office:value="24.9208752390347" calcext:value-type="float">
            <text:p>24.92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-1.94970757352*10^-6*[.A284]^3+0.001983919016125*[.A284]^2-0.739720218654811*[.A284]+115.00781924484" office:value-type="float" office:value="24.7959446001449" calcext:value-type="float">
            <text:p>24.80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-1.94970757352*10^-6*[.A285]^3+0.001983919016125*[.A285]^2-0.739720218654811*[.A285]+115.00781924484" office:value-type="float" office:value="24.6721742203814" calcext:value-type="float">
            <text:p>24.67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-1.94970757352*10^-6*[.A286]^3+0.001983919016125*[.A286]^2-0.739720218654811*[.A286]+115.00781924484" office:value-type="float" office:value="24.5495524014989" calcext:value-type="float">
            <text:p>24.55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-1.94970757352*10^-6*[.A287]^3+0.001983919016125*[.A287]^2-0.739720218654811*[.A287]+115.00781924484" office:value-type="float" office:value="24.4280674452519" calcext:value-type="float">
            <text:p>24.43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-1.94970757352*10^-6*[.A288]^3+0.001983919016125*[.A288]^2-0.739720218654811*[.A288]+115.00781924484" office:value-type="float" office:value="24.3077076533949" calcext:value-type="float">
            <text:p>24.31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-1.94970757352*10^-6*[.A289]^3+0.001983919016125*[.A289]^2-0.739720218654811*[.A289]+115.00781924484" office:value-type="float" office:value="24.1884613276826" calcext:value-type="float">
            <text:p>24.19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-1.94970757352*10^-6*[.A290]^3+0.001983919016125*[.A290]^2-0.739720218654811*[.A290]+115.00781924484" office:value-type="float" office:value="24.0703167698694" calcext:value-type="float">
            <text:p>24.0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-1.94970757352*10^-6*[.A291]^3+0.001983919016125*[.A291]^2-0.739720218654811*[.A291]+115.00781924484" office:value-type="float" office:value="23.95326228171" calcext:value-type="float">
            <text:p>23.95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-1.94970757352*10^-6*[.A292]^3+0.001983919016125*[.A292]^2-0.739720218654811*[.A292]+115.00781924484" office:value-type="float" office:value="23.8372861649589" calcext:value-type="float">
            <text:p>23.84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-1.94970757352*10^-6*[.A293]^3+0.001983919016125*[.A293]^2-0.739720218654811*[.A293]+115.00781924484" office:value-type="float" office:value="23.7223767213706" calcext:value-type="float">
            <text:p>23.72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-1.94970757352*10^-6*[.A294]^3+0.001983919016125*[.A294]^2-0.739720218654811*[.A294]+115.00781924484" office:value-type="float" office:value="23.6085222526997" calcext:value-type="float">
            <text:p>23.6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-1.94970757352*10^-6*[.A295]^3+0.001983919016125*[.A295]^2-0.739720218654811*[.A295]+115.00781924484" office:value-type="float" office:value="23.4957110607008" calcext:value-type="float">
            <text:p>23.50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-1.94970757352*10^-6*[.A296]^3+0.001983919016125*[.A296]^2-0.739720218654811*[.A296]+115.00781924484" office:value-type="float" office:value="23.3839314471284" calcext:value-type="float">
            <text:p>23.38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-1.94970757352*10^-6*[.A297]^3+0.001983919016125*[.A297]^2-0.739720218654811*[.A297]+115.00781924484" office:value-type="float" office:value="23.2731717137372" calcext:value-type="float">
            <text:p>23.27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-1.94970757352*10^-6*[.A298]^3+0.001983919016125*[.A298]^2-0.739720218654811*[.A298]+115.00781924484" office:value-type="float" office:value="23.1634201622815" calcext:value-type="float">
            <text:p>23.16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-1.94970757352*10^-6*[.A299]^3+0.001983919016125*[.A299]^2-0.739720218654811*[.A299]+115.00781924484" office:value-type="float" office:value="23.0546650945161" calcext:value-type="float">
            <text:p>23.05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-1.94970757352*10^-6*[.A300]^3+0.001983919016125*[.A300]^2-0.739720218654811*[.A300]+115.00781924484" office:value-type="float" office:value="22.9468948121954" calcext:value-type="float">
            <text:p>22.95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-1.94970757352*10^-6*[.A301]^3+0.001983919016125*[.A301]^2-0.739720218654811*[.A301]+115.00781924484" office:value-type="float" office:value="22.8400976170741" calcext:value-type="float">
            <text:p>22.84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-1.94970757352*10^-6*[.A302]^3+0.001983919016125*[.A302]^2-0.739720218654811*[.A302]+115.00781924484" office:value-type="float" office:value="22.7342618109066" calcext:value-type="float">
            <text:p>22.73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-1.94970757352*10^-6*[.A303]^3+0.001983919016125*[.A303]^2-0.739720218654811*[.A303]+115.00781924484" office:value-type="float" office:value="22.6293756954476" calcext:value-type="float">
            <text:p>22.63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-1.94970757352*10^-6*[.A304]^3+0.001983919016125*[.A304]^2-0.739720218654811*[.A304]+115.00781924484" office:value-type="float" office:value="22.5254275724516" calcext:value-type="float">
            <text:p>22.53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-1.94970757352*10^-6*[.A305]^3+0.001983919016125*[.A305]^2-0.739720218654811*[.A305]+115.00781924484" office:value-type="float" office:value="22.4224057436731" calcext:value-type="float">
            <text:p>22.4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-1.94970757352*10^-6*[.A306]^3+0.001983919016125*[.A306]^2-0.739720218654811*[.A306]+115.00781924484" office:value-type="float" office:value="22.3202985108668" calcext:value-type="float">
            <text:p>22.32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-1.94970757352*10^-6*[.A307]^3+0.001983919016125*[.A307]^2-0.739720218654811*[.A307]+115.00781924484" office:value-type="float" office:value="22.2190941757871" calcext:value-type="float">
            <text:p>22.22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-1.94970757352*10^-6*[.A308]^3+0.001983919016125*[.A308]^2-0.739720218654811*[.A308]+115.00781924484" office:value-type="float" office:value="22.1187810401887" calcext:value-type="float">
            <text:p>22.12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-1.94970757352*10^-6*[.A309]^3+0.001983919016125*[.A309]^2-0.739720218654811*[.A309]+115.00781924484" office:value-type="float" office:value="22.0193474058261" calcext:value-type="float">
            <text:p>22.02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-1.94970757352*10^-6*[.A310]^3+0.001983919016125*[.A310]^2-0.739720218654811*[.A310]+115.00781924484" office:value-type="float" office:value="21.9207815744538" calcext:value-type="float">
            <text:p>21.92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-1.94970757352*10^-6*[.A311]^3+0.001983919016125*[.A311]^2-0.739720218654811*[.A311]+115.00781924484" office:value-type="float" office:value="21.8230718478264" calcext:value-type="float">
            <text:p>21.82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-1.94970757352*10^-6*[.A312]^3+0.001983919016125*[.A312]^2-0.739720218654811*[.A312]+115.00781924484" office:value-type="float" office:value="21.7262065276985" calcext:value-type="float">
            <text:p>21.73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-1.94970757352*10^-6*[.A313]^3+0.001983919016125*[.A313]^2-0.739720218654811*[.A313]+115.00781924484" office:value-type="float" office:value="21.6301739158246" calcext:value-type="float">
            <text:p>21.63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-1.94970757352*10^-6*[.A314]^3+0.001983919016125*[.A314]^2-0.739720218654811*[.A314]+115.00781924484" office:value-type="float" office:value="21.5349623139593" calcext:value-type="float">
            <text:p>21.53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-1.94970757352*10^-6*[.A315]^3+0.001983919016125*[.A315]^2-0.739720218654811*[.A315]+115.00781924484" office:value-type="float" office:value="21.4405600238572" calcext:value-type="float">
            <text:p>21.44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-1.94970757352*10^-6*[.A316]^3+0.001983919016125*[.A316]^2-0.739720218654811*[.A316]+115.00781924484" office:value-type="float" office:value="21.3469553472728" calcext:value-type="float">
            <text:p>21.35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-1.94970757352*10^-6*[.A317]^3+0.001983919016125*[.A317]^2-0.739720218654811*[.A317]+115.00781924484" office:value-type="float" office:value="21.2541365859606" calcext:value-type="float">
            <text:p>21.25</text:p>
          </table:table-cell>
          <table:table-cell table:number-columns-repeated="7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-1.94970757352*10^-6*[.A318]^3+0.001983919016125*[.A318]^2-0.739720218654811*[.A318]+115.00781924484" office:value-type="float" office:value="21.1620920416753" calcext:value-type="float">
            <text:p>21.16</text:p>
          </table:table-cell>
          <table:table-cell table:number-columns-repeated="7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-1.94970757352*10^-6*[.A319]^3+0.001983919016125*[.A319]^2-0.739720218654811*[.A319]+115.00781924484" office:value-type="float" office:value="21.0708100161713" calcext:value-type="float">
            <text:p>21.07</text:p>
          </table:table-cell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-1.94970757352*10^-6*[.A320]^3+0.001983919016125*[.A320]^2-0.739720218654811*[.A320]+115.00781924484" office:value-type="float" office:value="20.9802788112033" calcext:value-type="float">
            <text:p>20.98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-1.94970757352*10^-6*[.A321]^3+0.001983919016125*[.A321]^2-0.739720218654811*[.A321]+115.00781924484" office:value-type="float" office:value="20.8904867285258" calcext:value-type="float">
            <text:p>20.89</text:p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-1.94970757352*10^-6*[.A322]^3+0.001983919016125*[.A322]^2-0.739720218654811*[.A322]+115.00781924484" office:value-type="float" office:value="20.8014220698933" calcext:value-type="float">
            <text:p>20.80</text:p>
          </table:table-cell>
          <table:table-cell table:number-columns-repeated="7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-1.94970757352*10^-6*[.A323]^3+0.001983919016125*[.A323]^2-0.739720218654811*[.A323]+115.00781924484" office:value-type="float" office:value="20.7130731370605" calcext:value-type="float">
            <text:p>20.71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-1.94970757352*10^-6*[.A324]^3+0.001983919016125*[.A324]^2-0.739720218654811*[.A324]+115.00781924484" office:value-type="float" office:value="20.6254282317819" calcext:value-type="float">
            <text:p>20.63</text:p>
          </table:table-cell>
          <table:table-cell table:number-columns-repeated="7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-1.94970757352*10^-6*[.A325]^3+0.001983919016125*[.A325]^2-0.739720218654811*[.A325]+115.00781924484" office:value-type="float" office:value="20.5384756558119" calcext:value-type="float">
            <text:p>20.54</text:p>
          </table:table-cell>
          <table:table-cell table:number-columns-repeated="7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-1.94970757352*10^-6*[.A326]^3+0.001983919016125*[.A326]^2-0.739720218654811*[.A326]+115.00781924484" office:value-type="float" office:value="20.4522037109053" calcext:value-type="float">
            <text:p>20.45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-1.94970757352*10^-6*[.A327]^3+0.001983919016125*[.A327]^2-0.739720218654811*[.A327]+115.00781924484" office:value-type="float" office:value="20.3666006988165" calcext:value-type="float">
            <text:p>20.37</text:p>
          </table:table-cell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-1.94970757352*10^-6*[.A328]^3+0.001983919016125*[.A328]^2-0.739720218654811*[.A328]+115.00781924484" office:value-type="float" office:value="20.2816549213002" calcext:value-type="float">
            <text:p>20.28</text:p>
          </table:table-cell>
          <table:table-cell table:number-columns-repeated="7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-1.94970757352*10^-6*[.A329]^3+0.001983919016125*[.A329]^2-0.739720218654811*[.A329]+115.00781924484" office:value-type="float" office:value="20.1973546801108" calcext:value-type="float">
            <text:p>20.20</text:p>
          </table:table-cell>
          <table:table-cell table:number-columns-repeated="7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-1.94970757352*10^-6*[.A330]^3+0.001983919016125*[.A330]^2-0.739720218654811*[.A330]+115.00781924484" office:value-type="float" office:value="20.1136882770029" calcext:value-type="float">
            <text:p>20.11</text:p>
          </table:table-cell>
          <table:table-cell table:number-columns-repeated="7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-1.94970757352*10^-6*[.A331]^3+0.001983919016125*[.A331]^2-0.739720218654811*[.A331]+115.00781924484" office:value-type="float" office:value="20.0306440137312" calcext:value-type="float">
            <text:p>20.03</text:p>
          </table:table-cell>
          <table:table-cell table:number-columns-repeated="7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-1.94970757352*10^-6*[.A332]^3+0.001983919016125*[.A332]^2-0.739720218654811*[.A332]+115.00781924484" office:value-type="float" office:value="19.9482101920501" calcext:value-type="float">
            <text:p>19.95</text:p>
          </table:table-cell>
          <table:table-cell table:number-columns-repeated="7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-1.94970757352*10^-6*[.A333]^3+0.001983919016125*[.A333]^2-0.739720218654811*[.A333]+115.00781924484" office:value-type="float" office:value="19.8663751137142" calcext:value-type="float">
            <text:p>19.87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-1.94970757352*10^-6*[.A334]^3+0.001983919016125*[.A334]^2-0.739720218654811*[.A334]+115.00781924484" office:value-type="float" office:value="19.785127080478" calcext:value-type="float">
            <text:p>19.79</text:p>
          </table:table-cell>
          <table:table-cell table:number-columns-repeated="7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-1.94970757352*10^-6*[.A335]^3+0.001983919016125*[.A335]^2-0.739720218654811*[.A335]+115.00781924484" office:value-type="float" office:value="19.7044543940962" calcext:value-type="float">
            <text:p>19.70</text:p>
          </table:table-cell>
          <table:table-cell table:number-columns-repeated="7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-1.94970757352*10^-6*[.A336]^3+0.001983919016125*[.A336]^2-0.739720218654811*[.A336]+115.00781924484" office:value-type="float" office:value="19.6243453563233" calcext:value-type="float">
            <text:p>19.62</text:p>
          </table:table-cell>
          <table:table-cell table:number-columns-repeated="7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-1.94970757352*10^-6*[.A337]^3+0.001983919016125*[.A337]^2-0.739720218654811*[.A337]+115.00781924484" office:value-type="float" office:value="19.5447882689138" calcext:value-type="float">
            <text:p>19.54</text:p>
          </table:table-cell>
          <table:table-cell table:number-columns-repeated="7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-1.94970757352*10^-6*[.A338]^3+0.001983919016125*[.A338]^2-0.739720218654811*[.A338]+115.00781924484" office:value-type="float" office:value="19.4657714336223" calcext:value-type="float">
            <text:p>19.47</text:p>
          </table:table-cell>
          <table:table-cell table:number-columns-repeated="7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-1.94970757352*10^-6*[.A339]^3+0.001983919016125*[.A339]^2-0.739720218654811*[.A339]+115.00781924484" office:value-type="float" office:value="19.3872831522033" calcext:value-type="float">
            <text:p>19.39</text:p>
          </table:table-cell>
          <table:table-cell table:number-columns-repeated="7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-1.94970757352*10^-6*[.A340]^3+0.001983919016125*[.A340]^2-0.739720218654811*[.A340]+115.00781924484" office:value-type="float" office:value="19.3093117264115" calcext:value-type="float">
            <text:p>19.31</text:p>
          </table:table-cell>
          <table:table-cell table:number-columns-repeated="7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-1.94970757352*10^-6*[.A341]^3+0.001983919016125*[.A341]^2-0.739720218654811*[.A341]+115.00781924484" office:value-type="float" office:value="19.2318454580014" calcext:value-type="float">
            <text:p>19.23</text:p>
          </table:table-cell>
          <table:table-cell table:number-columns-repeated="7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-1.94970757352*10^-6*[.A342]^3+0.001983919016125*[.A342]^2-0.739720218654811*[.A342]+115.00781924484" office:value-type="float" office:value="19.1548726487275" calcext:value-type="float">
            <text:p>19.15</text:p>
          </table:table-cell>
          <table:table-cell table:number-columns-repeated="7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-1.94970757352*10^-6*[.A343]^3+0.001983919016125*[.A343]^2-0.739720218654811*[.A343]+115.00781924484" office:value-type="float" office:value="19.0783816003444" calcext:value-type="float">
            <text:p>19.08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-1.94970757352*10^-6*[.A344]^3+0.001983919016125*[.A344]^2-0.739720218654811*[.A344]+115.00781924484" office:value-type="float" office:value="19.0023606146067" calcext:value-type="float">
            <text:p>19.00</text:p>
          </table:table-cell>
          <table:table-cell table:number-columns-repeated="7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-1.94970757352*10^-6*[.A345]^3+0.001983919016125*[.A345]^2-0.739720218654811*[.A345]+115.00781924484" office:value-type="float" office:value="18.9267979932689" calcext:value-type="float">
            <text:p>18.93</text:p>
          </table:table-cell>
          <table:table-cell table:number-columns-repeated="7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-1.94970757352*10^-6*[.A346]^3+0.001983919016125*[.A346]^2-0.739720218654811*[.A346]+115.00781924484" office:value-type="float" office:value="18.8516820380855" calcext:value-type="float">
            <text:p>18.85</text:p>
          </table:table-cell>
          <table:table-cell table:number-columns-repeated="7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-1.94970757352*10^-6*[.A347]^3+0.001983919016125*[.A347]^2-0.739720218654811*[.A347]+115.00781924484" office:value-type="float" office:value="18.7770010508112" calcext:value-type="float">
            <text:p>18.78</text:p>
          </table:table-cell>
          <table:table-cell table:number-columns-repeated="7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-1.94970757352*10^-6*[.A348]^3+0.001983919016125*[.A348]^2-0.739720218654811*[.A348]+115.00781924484" office:value-type="float" office:value="18.7027433332004" calcext:value-type="float">
            <text:p>18.70</text:p>
          </table:table-cell>
          <table:table-cell table:number-columns-repeated="7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-1.94970757352*10^-6*[.A349]^3+0.001983919016125*[.A349]^2-0.739720218654811*[.A349]+115.00781924484" office:value-type="float" office:value="18.6288971870079" calcext:value-type="float">
            <text:p>18.63</text:p>
          </table:table-cell>
          <table:table-cell table:number-columns-repeated="7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-1.94970757352*10^-6*[.A350]^3+0.001983919016125*[.A350]^2-0.739720218654811*[.A350]+115.00781924484" office:value-type="float" office:value="18.555450913988" calcext:value-type="float">
            <text:p>18.56</text:p>
          </table:table-cell>
          <table:table-cell table:number-columns-repeated="7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-1.94970757352*10^-6*[.A351]^3+0.001983919016125*[.A351]^2-0.739720218654811*[.A351]+115.00781924484" office:value-type="float" office:value="18.4823928158954" calcext:value-type="float">
            <text:p>18.48</text:p>
          </table:table-cell>
          <table:table-cell table:number-columns-repeated="7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-1.94970757352*10^-6*[.A352]^3+0.001983919016125*[.A352]^2-0.739720218654811*[.A352]+115.00781924484" office:value-type="float" office:value="18.4097111944846" calcext:value-type="float">
            <text:p>18.41</text:p>
          </table:table-cell>
          <table:table-cell table:number-columns-repeated="7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-1.94970757352*10^-6*[.A353]^3+0.001983919016125*[.A353]^2-0.739720218654811*[.A353]+115.00781924484" office:value-type="float" office:value="18.3373943515102" calcext:value-type="float">
            <text:p>18.34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-1.94970757352*10^-6*[.A354]^3+0.001983919016125*[.A354]^2-0.739720218654811*[.A354]+115.00781924484" office:value-type="float" office:value="18.2654305887267" calcext:value-type="float">
            <text:p>18.27</text:p>
          </table:table-cell>
          <table:table-cell table:number-columns-repeated="7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-1.94970757352*10^-6*[.A355]^3+0.001983919016125*[.A355]^2-0.739720218654811*[.A355]+115.00781924484" office:value-type="float" office:value="18.1938082078888" calcext:value-type="float">
            <text:p>18.19</text:p>
          </table:table-cell>
          <table:table-cell table:number-columns-repeated="7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-1.94970757352*10^-6*[.A356]^3+0.001983919016125*[.A356]^2-0.739720218654811*[.A356]+115.00781924484" office:value-type="float" office:value="18.1225155107509" calcext:value-type="float">
            <text:p>18.12</text:p>
          </table:table-cell>
          <table:table-cell table:number-columns-repeated="7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-1.94970757352*10^-6*[.A357]^3+0.001983919016125*[.A357]^2-0.739720218654811*[.A357]+115.00781924484" office:value-type="float" office:value="18.0515407990676" calcext:value-type="float">
            <text:p>18.05</text:p>
          </table:table-cell>
          <table:table-cell table:number-columns-repeated="7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-1.94970757352*10^-6*[.A358]^3+0.001983919016125*[.A358]^2-0.739720218654811*[.A358]+115.00781924484" office:value-type="float" office:value="17.9808723745936" calcext:value-type="float">
            <text:p>17.98</text:p>
          </table:table-cell>
          <table:table-cell table:number-columns-repeated="7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-1.94970757352*10^-6*[.A359]^3+0.001983919016125*[.A359]^2-0.739720218654811*[.A359]+115.00781924484" office:value-type="float" office:value="17.9104985390832" calcext:value-type="float">
            <text:p>17.91</text:p>
          </table:table-cell>
          <table:table-cell table:number-columns-repeated="7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-1.94970757352*10^-6*[.A360]^3+0.001983919016125*[.A360]^2-0.739720218654811*[.A360]+115.00781924484" office:value-type="float" office:value="17.8404075942912" calcext:value-type="float">
            <text:p>17.84</text:p>
          </table:table-cell>
          <table:table-cell table:number-columns-repeated="7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-1.94970757352*10^-6*[.A361]^3+0.001983919016125*[.A361]^2-0.739720218654811*[.A361]+115.00781924484" office:value-type="float" office:value="17.770587841972" calcext:value-type="float">
            <text:p>17.77</text:p>
          </table:table-cell>
          <table:table-cell table:number-columns-repeated="7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-1.94970757352*10^-6*[.A362]^3+0.001983919016125*[.A362]^2-0.739720218654811*[.A362]+115.00781924484" office:value-type="float" office:value="17.7010275838802" calcext:value-type="float">
            <text:p>17.70</text:p>
          </table:table-cell>
          <table:table-cell table:number-columns-repeated="7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-1.94970757352*10^-6*[.A363]^3+0.001983919016125*[.A363]^2-0.739720218654811*[.A363]+115.00781924484" office:value-type="float" office:value="17.6317151217704" calcext:value-type="float">
            <text:p>17.63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-1.94970757352*10^-6*[.A364]^3+0.001983919016125*[.A364]^2-0.739720218654811*[.A364]+115.00781924484" office:value-type="float" office:value="17.5626387573971" calcext:value-type="float">
            <text:p>17.56</text:p>
          </table:table-cell>
          <table:table-cell table:number-columns-repeated="7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-1.94970757352*10^-6*[.A365]^3+0.001983919016125*[.A365]^2-0.739720218654811*[.A365]+115.00781924484" office:value-type="float" office:value="17.4937867925149" calcext:value-type="float">
            <text:p>17.49</text:p>
          </table:table-cell>
          <table:table-cell table:number-columns-repeated="7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-1.94970757352*10^-6*[.A366]^3+0.001983919016125*[.A366]^2-0.739720218654811*[.A366]+115.00781924484" office:value-type="float" office:value="17.4251475288784" calcext:value-type="float">
            <text:p>17.43</text:p>
          </table:table-cell>
          <table:table-cell table:number-columns-repeated="7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-1.94970757352*10^-6*[.A367]^3+0.001983919016125*[.A367]^2-0.739720218654811*[.A367]+115.00781924484" office:value-type="float" office:value="17.3567092682421" calcext:value-type="float">
            <text:p>17.36</text:p>
          </table:table-cell>
          <table:table-cell table:number-columns-repeated="7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-1.94970757352*10^-6*[.A368]^3+0.001983919016125*[.A368]^2-0.739720218654811*[.A368]+115.00781924484" office:value-type="float" office:value="17.2884603123605" calcext:value-type="float">
            <text:p>17.29</text:p>
          </table:table-cell>
          <table:table-cell table:number-columns-repeated="7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-1.94970757352*10^-6*[.A369]^3+0.001983919016125*[.A369]^2-0.739720218654811*[.A369]+115.00781924484" office:value-type="float" office:value="17.2203889629883" calcext:value-type="float">
            <text:p>17.22</text:p>
          </table:table-cell>
          <table:table-cell table:number-columns-repeated="7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-1.94970757352*10^-6*[.A370]^3+0.001983919016125*[.A370]^2-0.739720218654811*[.A370]+115.00781924484" office:value-type="float" office:value="17.1524835218799" calcext:value-type="float">
            <text:p>17.15</text:p>
          </table:table-cell>
          <table:table-cell table:number-columns-repeated="7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-1.94970757352*10^-6*[.A371]^3+0.001983919016125*[.A371]^2-0.739720218654811*[.A371]+115.00781924484" office:value-type="float" office:value="17.08473229079" calcext:value-type="float">
            <text:p>17.08</text:p>
          </table:table-cell>
          <table:table-cell table:number-columns-repeated="7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-1.94970757352*10^-6*[.A372]^3+0.001983919016125*[.A372]^2-0.739720218654811*[.A372]+115.00781924484" office:value-type="float" office:value="17.0171235714731" calcext:value-type="float">
            <text:p>17.02</text:p>
          </table:table-cell>
          <table:table-cell table:number-columns-repeated="7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-1.94970757352*10^-6*[.A373]^3+0.001983919016125*[.A373]^2-0.739720218654811*[.A373]+115.00781924484" office:value-type="float" office:value="16.9496456656838" calcext:value-type="float">
            <text:p>16.95</text:p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-1.94970757352*10^-6*[.A374]^3+0.001983919016125*[.A374]^2-0.739720218654811*[.A374]+115.00781924484" office:value-type="float" office:value="16.8822868751766" calcext:value-type="float">
            <text:p>16.88</text:p>
          </table:table-cell>
          <table:table-cell table:number-columns-repeated="7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-1.94970757352*10^-6*[.A375]^3+0.001983919016125*[.A375]^2-0.739720218654811*[.A375]+115.00781924484" office:value-type="float" office:value="16.8150355017061" calcext:value-type="float">
            <text:p>16.82</text:p>
          </table:table-cell>
          <table:table-cell table:number-columns-repeated="7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-1.94970757352*10^-6*[.A376]^3+0.001983919016125*[.A376]^2-0.739720218654811*[.A376]+115.00781924484" office:value-type="float" office:value="16.7478798470268" calcext:value-type="float">
            <text:p>16.75</text:p>
          </table:table-cell>
          <table:table-cell table:number-columns-repeated="7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-1.94970757352*10^-6*[.A377]^3+0.001983919016125*[.A377]^2-0.739720218654811*[.A377]+115.00781924484" office:value-type="float" office:value="16.6808082128933" calcext:value-type="float">
            <text:p>16.68</text:p>
          </table:table-cell>
          <table:table-cell table:number-columns-repeated="7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-1.94970757352*10^-6*[.A378]^3+0.001983919016125*[.A378]^2-0.739720218654811*[.A378]+115.00781924484" office:value-type="float" office:value="16.6138089010602" calcext:value-type="float">
            <text:p>16.61</text:p>
          </table:table-cell>
          <table:table-cell table:number-columns-repeated="7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-1.94970757352*10^-6*[.A379]^3+0.001983919016125*[.A379]^2-0.739720218654811*[.A379]+115.00781924484" office:value-type="float" office:value="16.5468702132819" calcext:value-type="float">
            <text:p>16.55</text:p>
          </table:table-cell>
          <table:table-cell table:number-columns-repeated="7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-1.94970757352*10^-6*[.A380]^3+0.001983919016125*[.A380]^2-0.739720218654811*[.A380]+115.00781924484" office:value-type="float" office:value="16.4799804513132" calcext:value-type="float">
            <text:p>16.48</text:p>
          </table:table-cell>
          <table:table-cell table:number-columns-repeated="7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-1.94970757352*10^-6*[.A381]^3+0.001983919016125*[.A381]^2-0.739720218654811*[.A381]+115.00781924484" office:value-type="float" office:value="16.4131279169085" calcext:value-type="float">
            <text:p>16.41</text:p>
          </table:table-cell>
          <table:table-cell table:number-columns-repeated="7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-1.94970757352*10^-6*[.A382]^3+0.001983919016125*[.A382]^2-0.739720218654811*[.A382]+115.00781924484" office:value-type="float" office:value="16.3463009118224" calcext:value-type="float">
            <text:p>16.35</text:p>
          </table:table-cell>
          <table:table-cell table:number-columns-repeated="7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-1.94970757352*10^-6*[.A383]^3+0.001983919016125*[.A383]^2-0.739720218654811*[.A383]+115.00781924484" office:value-type="float" office:value="16.2794877378094" calcext:value-type="float">
            <text:p>16.28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-1.94970757352*10^-6*[.A384]^3+0.001983919016125*[.A384]^2-0.739720218654811*[.A384]+115.00781924484" office:value-type="float" office:value="16.2126766966242" calcext:value-type="float">
            <text:p>16.21</text:p>
          </table:table-cell>
          <table:table-cell table:number-columns-repeated="7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-1.94970757352*10^-6*[.A385]^3+0.001983919016125*[.A385]^2-0.739720218654811*[.A385]+115.00781924484" office:value-type="float" office:value="16.1458560900212" calcext:value-type="float">
            <text:p>16.15</text:p>
          </table:table-cell>
          <table:table-cell table:number-columns-repeated="7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-1.94970757352*10^-6*[.A386]^3+0.001983919016125*[.A386]^2-0.739720218654811*[.A386]+115.00781924484" office:value-type="float" office:value="16.079014219755" calcext:value-type="float">
            <text:p>16.08</text:p>
          </table:table-cell>
          <table:table-cell table:number-columns-repeated="7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-1.94970757352*10^-6*[.A387]^3+0.001983919016125*[.A387]^2-0.739720218654811*[.A387]+115.00781924484" office:value-type="float" office:value="16.0121393875802" calcext:value-type="float">
            <text:p>16.01</text:p>
          </table:table-cell>
          <table:table-cell table:number-columns-repeated="7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-1.94970757352*10^-6*[.A388]^3+0.001983919016125*[.A388]^2-0.739720218654811*[.A388]+115.00781924484" office:value-type="float" office:value="15.9452198952514" calcext:value-type="float">
            <text:p>15.95</text:p>
          </table:table-cell>
          <table:table-cell table:number-columns-repeated="7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-1.94970757352*10^-6*[.A389]^3+0.001983919016125*[.A389]^2-0.739720218654811*[.A389]+115.00781924484" office:value-type="float" office:value="15.8782440445231" calcext:value-type="float">
            <text:p>15.88</text:p>
          </table:table-cell>
          <table:table-cell table:number-columns-repeated="7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-1.94970757352*10^-6*[.A390]^3+0.001983919016125*[.A390]^2-0.739720218654811*[.A390]+115.00781924484" office:value-type="float" office:value="15.8112001371498" calcext:value-type="float">
            <text:p>15.81</text:p>
          </table:table-cell>
          <table:table-cell table:number-columns-repeated="7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-1.94970757352*10^-6*[.A391]^3+0.001983919016125*[.A391]^2-0.739720218654811*[.A391]+115.00781924484" office:value-type="float" office:value="15.7440764748862" calcext:value-type="float">
            <text:p>15.74</text:p>
          </table:table-cell>
          <table:table-cell table:number-columns-repeated="7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-1.94970757352*10^-6*[.A392]^3+0.001983919016125*[.A392]^2-0.739720218654811*[.A392]+115.00781924484" office:value-type="float" office:value="15.6768613594867" calcext:value-type="float">
            <text:p>15.68</text:p>
          </table:table-cell>
          <table:table-cell table:number-columns-repeated="7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-1.94970757352*10^-6*[.A393]^3+0.001983919016125*[.A393]^2-0.739720218654811*[.A393]+115.00781924484" office:value-type="float" office:value="15.609543092706" calcext:value-type="float">
            <text:p>15.61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-1.94970757352*10^-6*[.A394]^3+0.001983919016125*[.A394]^2-0.739720218654811*[.A394]+115.00781924484" office:value-type="float" office:value="15.5421099762986" calcext:value-type="float">
            <text:p>15.54</text:p>
          </table:table-cell>
          <table:table-cell table:number-columns-repeated="7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-1.94970757352*10^-6*[.A395]^3+0.001983919016125*[.A395]^2-0.739720218654811*[.A395]+115.00781924484" office:value-type="float" office:value="15.4745503120191" calcext:value-type="float">
            <text:p>15.47</text:p>
          </table:table-cell>
          <table:table-cell table:number-columns-repeated="7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-1.94970757352*10^-6*[.A396]^3+0.001983919016125*[.A396]^2-0.739720218654811*[.A396]+115.00781924484" office:value-type="float" office:value="15.4068524016219" calcext:value-type="float">
            <text:p>15.41</text:p>
          </table:table-cell>
          <table:table-cell table:number-columns-repeated="7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-1.94970757352*10^-6*[.A397]^3+0.001983919016125*[.A397]^2-0.739720218654811*[.A397]+115.00781924484" office:value-type="float" office:value="15.3390045468618" calcext:value-type="float">
            <text:p>15.34</text:p>
          </table:table-cell>
          <table:table-cell table:number-columns-repeated="7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-1.94970757352*10^-6*[.A398]^3+0.001983919016125*[.A398]^2-0.739720218654811*[.A398]+115.00781924484" office:value-type="float" office:value="15.2709950494931" calcext:value-type="float">
            <text:p>15.27</text:p>
          </table:table-cell>
          <table:table-cell table:number-columns-repeated="7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-1.94970757352*10^-6*[.A399]^3+0.001983919016125*[.A399]^2-0.739720218654811*[.A399]+115.00781924484" office:value-type="float" office:value="15.2028122112706" calcext:value-type="float">
            <text:p>15.20</text:p>
          </table:table-cell>
          <table:table-cell table:number-columns-repeated="7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-1.94970757352*10^-6*[.A400]^3+0.001983919016125*[.A400]^2-0.739720218654811*[.A400]+115.00781924484" office:value-type="float" office:value="15.1344443339487" calcext:value-type="float">
            <text:p>15.13</text:p>
          </table:table-cell>
          <table:table-cell table:number-columns-repeated="7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-1.94970757352*10^-6*[.A401]^3+0.001983919016125*[.A401]^2-0.739720218654811*[.A401]+115.00781924484" office:value-type="float" office:value="15.0658797192821" calcext:value-type="float">
            <text:p>15.07</text:p>
          </table:table-cell>
          <table:table-cell table:number-columns-repeated="7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-1.94970757352*10^-6*[.A402]^3+0.001983919016125*[.A402]^2-0.739720218654811*[.A402]+115.00781924484" office:value-type="float" office:value="14.9971066690251" calcext:value-type="float">
            <text:p>15.00</text:p>
          </table:table-cell>
          <table:table-cell table:number-columns-repeated="7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-1.94970757352*10^-6*[.A403]^3+0.001983919016125*[.A403]^2-0.739720218654811*[.A403]+115.00781924484" office:value-type="float" office:value="14.9281134849326" calcext:value-type="float">
            <text:p>14.93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-1.94970757352*10^-6*[.A404]^3+0.001983919016125*[.A404]^2-0.739720218654811*[.A404]+115.00781924484" office:value-type="float" office:value="14.8588884687589" calcext:value-type="float">
            <text:p>14.86</text:p>
          </table:table-cell>
          <table:table-cell table:number-columns-repeated="7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-1.94970757352*10^-6*[.A405]^3+0.001983919016125*[.A405]^2-0.739720218654811*[.A405]+115.00781924484" office:value-type="float" office:value="14.7894199222586" calcext:value-type="float">
            <text:p>14.79</text:p>
          </table:table-cell>
          <table:table-cell table:number-columns-repeated="7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-1.94970757352*10^-6*[.A406]^3+0.001983919016125*[.A406]^2-0.739720218654811*[.A406]+115.00781924484" office:value-type="float" office:value="14.7196961471864" calcext:value-type="float">
            <text:p>14.72</text:p>
          </table:table-cell>
          <table:table-cell table:number-columns-repeated="7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-1.94970757352*10^-6*[.A407]^3+0.001983919016125*[.A407]^2-0.739720218654811*[.A407]+115.00781924484" office:value-type="float" office:value="14.6497054452967" calcext:value-type="float">
            <text:p>14.65</text:p>
          </table:table-cell>
          <table:table-cell table:number-columns-repeated="7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-1.94970757352*10^-6*[.A408]^3+0.001983919016125*[.A408]^2-0.739720218654811*[.A408]+115.00781924484" office:value-type="float" office:value="14.5794361183442" calcext:value-type="float">
            <text:p>14.58</text:p>
          </table:table-cell>
          <table:table-cell table:number-columns-repeated="7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-1.94970757352*10^-6*[.A409]^3+0.001983919016125*[.A409]^2-0.739720218654811*[.A409]+115.00781924484" office:value-type="float" office:value="14.5088764680834" calcext:value-type="float">
            <text:p>14.51</text:p>
          </table:table-cell>
          <table:table-cell table:number-columns-repeated="7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-1.94970757352*10^-6*[.A410]^3+0.001983919016125*[.A410]^2-0.739720218654811*[.A410]+115.00781924484" office:value-type="float" office:value="14.4380147962687" calcext:value-type="float">
            <text:p>14.44</text:p>
          </table:table-cell>
          <table:table-cell table:number-columns-repeated="7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-1.94970757352*10^-6*[.A411]^3+0.001983919016125*[.A411]^2-0.739720218654811*[.A411]+115.00781924484" office:value-type="float" office:value="14.3668394046549" calcext:value-type="float">
            <text:p>14.37</text:p>
          </table:table-cell>
          <table:table-cell table:number-columns-repeated="7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-1.94970757352*10^-6*[.A412]^3+0.001983919016125*[.A412]^2-0.739720218654811*[.A412]+115.00781924484" office:value-type="float" office:value="14.2953385949965" calcext:value-type="float">
            <text:p>14.30</text:p>
          </table:table-cell>
          <table:table-cell table:number-columns-repeated="7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-1.94970757352*10^-6*[.A413]^3+0.001983919016125*[.A413]^2-0.739720218654811*[.A413]+115.00781924484" office:value-type="float" office:value="14.2235006690479" calcext:value-type="float">
            <text:p>14.22</text:p>
          </table:table-cell>
          <table:table-cell table:number-columns-repeated="7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-1.94970757352*10^-6*[.A414]^3+0.001983919016125*[.A414]^2-0.739720218654811*[.A414]+115.00781924484" office:value-type="float" office:value="14.1513139285639" calcext:value-type="float">
            <text:p>14.15</text:p>
          </table:table-cell>
          <table:table-cell table:number-columns-repeated="7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-1.94970757352*10^-6*[.A415]^3+0.001983919016125*[.A415]^2-0.739720218654811*[.A415]+115.00781924484" office:value-type="float" office:value="14.0787666752988" calcext:value-type="float">
            <text:p>14.08</text:p>
          </table:table-cell>
          <table:table-cell table:number-columns-repeated="7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-1.94970757352*10^-6*[.A416]^3+0.001983919016125*[.A416]^2-0.739720218654811*[.A416]+115.00781924484" office:value-type="float" office:value="14.0058472110074" calcext:value-type="float">
            <text:p>14.01</text:p>
          </table:table-cell>
          <table:table-cell table:number-columns-repeated="7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-1.94970757352*10^-6*[.A417]^3+0.001983919016125*[.A417]^2-0.739720218654811*[.A417]+115.00781924484" office:value-type="float" office:value="13.9325438374441" calcext:value-type="float">
            <text:p>13.93</text:p>
          </table:table-cell>
          <table:table-cell table:number-columns-repeated="7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-1.94970757352*10^-6*[.A418]^3+0.001983919016125*[.A418]^2-0.739720218654811*[.A418]+115.00781924484" office:value-type="float" office:value="13.8588448563635" calcext:value-type="float">
            <text:p>13.86</text:p>
          </table:table-cell>
          <table:table-cell table:number-columns-repeated="7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-1.94970757352*10^-6*[.A419]^3+0.001983919016125*[.A419]^2-0.739720218654811*[.A419]+115.00781924484" office:value-type="float" office:value="13.7847385695202" calcext:value-type="float">
            <text:p>13.78</text:p>
          </table:table-cell>
          <table:table-cell table:number-columns-repeated="7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-1.94970757352*10^-6*[.A420]^3+0.001983919016125*[.A420]^2-0.739720218654811*[.A420]+115.00781924484" office:value-type="float" office:value="13.7102132786688" calcext:value-type="float">
            <text:p>13.71</text:p>
          </table:table-cell>
          <table:table-cell table:number-columns-repeated="7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-1.94970757352*10^-6*[.A421]^3+0.001983919016125*[.A421]^2-0.739720218654811*[.A421]+115.00781924484" office:value-type="float" office:value="13.6352572855637" calcext:value-type="float">
            <text:p>13.64</text:p>
          </table:table-cell>
          <table:table-cell table:number-columns-repeated="7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-1.94970757352*10^-6*[.A422]^3+0.001983919016125*[.A422]^2-0.739720218654811*[.A422]+115.00781924484" office:value-type="float" office:value="13.5598588919596" calcext:value-type="float">
            <text:p>13.56</text:p>
          </table:table-cell>
          <table:table-cell table:number-columns-repeated="7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-1.94970757352*10^-6*[.A423]^3+0.001983919016125*[.A423]^2-0.739720218654811*[.A423]+115.00781924484" office:value-type="float" office:value="13.4840063996109" calcext:value-type="float">
            <text:p>13.48</text:p>
          </table:table-cell>
          <table:table-cell table:number-columns-repeated="7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-1.94970757352*10^-6*[.A424]^3+0.001983919016125*[.A424]^2-0.739720218654811*[.A424]+115.00781924484" office:value-type="float" office:value="13.4076881102724" calcext:value-type="float">
            <text:p>13.41</text:p>
          </table:table-cell>
          <table:table-cell table:number-columns-repeated="7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-1.94970757352*10^-6*[.A425]^3+0.001983919016125*[.A425]^2-0.739720218654811*[.A425]+115.00781924484" office:value-type="float" office:value="13.3308923256984" calcext:value-type="float">
            <text:p>13.33</text:p>
          </table:table-cell>
          <table:table-cell table:number-columns-repeated="7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-1.94970757352*10^-6*[.A426]^3+0.001983919016125*[.A426]^2-0.739720218654811*[.A426]+115.00781924484" office:value-type="float" office:value="13.2536073476437" calcext:value-type="float">
            <text:p>13.25</text:p>
          </table:table-cell>
          <table:table-cell table:number-columns-repeated="7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-1.94970757352*10^-6*[.A427]^3+0.001983919016125*[.A427]^2-0.739720218654811*[.A427]+115.00781924484" office:value-type="float" office:value="13.1758214778627" calcext:value-type="float">
            <text:p>13.18</text:p>
          </table:table-cell>
          <table:table-cell table:number-columns-repeated="7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-1.94970757352*10^-6*[.A428]^3+0.001983919016125*[.A428]^2-0.739720218654811*[.A428]+115.00781924484" office:value-type="float" office:value="13.0975230181099" calcext:value-type="float">
            <text:p>13.10</text:p>
          </table:table-cell>
          <table:table-cell table:number-columns-repeated="7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-1.94970757352*10^-6*[.A429]^3+0.001983919016125*[.A429]^2-0.739720218654811*[.A429]+115.00781924484" office:value-type="float" office:value="13.0187002701401" calcext:value-type="float">
            <text:p>13.02</text:p>
          </table:table-cell>
          <table:table-cell table:number-columns-repeated="7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-1.94970757352*10^-6*[.A430]^3+0.001983919016125*[.A430]^2-0.739720218654811*[.A430]+115.00781924484" office:value-type="float" office:value="12.9393415357076" calcext:value-type="float">
            <text:p>12.94</text:p>
          </table:table-cell>
          <table:table-cell table:number-columns-repeated="7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-1.94970757352*10^-6*[.A431]^3+0.001983919016125*[.A431]^2-0.739720218654811*[.A431]+115.00781924484" office:value-type="float" office:value="12.8594351165672" calcext:value-type="float">
            <text:p>12.86</text:p>
          </table:table-cell>
          <table:table-cell table:number-columns-repeated="7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-1.94970757352*10^-6*[.A432]^3+0.001983919016125*[.A432]^2-0.739720218654811*[.A432]+115.00781924484" office:value-type="float" office:value="12.7789693144733" calcext:value-type="float">
            <text:p>12.78</text:p>
          </table:table-cell>
          <table:table-cell table:number-columns-repeated="7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-1.94970757352*10^-6*[.A433]^3+0.001983919016125*[.A433]^2-0.739720218654811*[.A433]+115.00781924484" office:value-type="float" office:value="12.6979324311805" calcext:value-type="float">
            <text:p>12.70</text:p>
          </table:table-cell>
          <table:table-cell table:number-columns-repeated="7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-1.94970757352*10^-6*[.A434]^3+0.001983919016125*[.A434]^2-0.739720218654811*[.A434]+115.00781924484" office:value-type="float" office:value="12.6163127684433" calcext:value-type="float">
            <text:p>12.62</text:p>
          </table:table-cell>
          <table:table-cell table:number-columns-repeated="7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-1.94970757352*10^-6*[.A435]^3+0.001983919016125*[.A435]^2-0.739720218654811*[.A435]+115.00781924484" office:value-type="float" office:value="12.5340986280164" calcext:value-type="float">
            <text:p>12.53</text:p>
          </table:table-cell>
          <table:table-cell table:number-columns-repeated="7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-1.94970757352*10^-6*[.A436]^3+0.001983919016125*[.A436]^2-0.739720218654811*[.A436]+115.00781924484" office:value-type="float" office:value="12.4512783116541" calcext:value-type="float">
            <text:p>12.45</text:p>
          </table:table-cell>
          <table:table-cell table:number-columns-repeated="7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-1.94970757352*10^-6*[.A437]^3+0.001983919016125*[.A437]^2-0.739720218654811*[.A437]+115.00781924484" office:value-type="float" office:value="12.3678401211113" calcext:value-type="float">
            <text:p>12.37</text:p>
          </table:table-cell>
          <table:table-cell table:number-columns-repeated="7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-1.94970757352*10^-6*[.A438]^3+0.001983919016125*[.A438]^2-0.739720218654811*[.A438]+115.00781924484" office:value-type="float" office:value="12.2837723581424" calcext:value-type="float">
            <text:p>12.28</text:p>
          </table:table-cell>
          <table:table-cell table:number-columns-repeated="7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-1.94970757352*10^-6*[.A439]^3+0.001983919016125*[.A439]^2-0.739720218654811*[.A439]+115.00781924484" office:value-type="float" office:value="12.1990633245019" calcext:value-type="float">
            <text:p>12.20</text:p>
          </table:table-cell>
          <table:table-cell table:number-columns-repeated="7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-1.94970757352*10^-6*[.A440]^3+0.001983919016125*[.A440]^2-0.739720218654811*[.A440]+115.00781924484" office:value-type="float" office:value="12.1137013219443" calcext:value-type="float">
            <text:p>12.11</text:p>
          </table:table-cell>
          <table:table-cell table:number-columns-repeated="7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-1.94970757352*10^-6*[.A441]^3+0.001983919016125*[.A441]^2-0.739720218654811*[.A441]+115.00781924484" office:value-type="float" office:value="12.0276746522244" calcext:value-type="float">
            <text:p>12.03</text:p>
          </table:table-cell>
          <table:table-cell table:number-columns-repeated="7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-1.94970757352*10^-6*[.A442]^3+0.001983919016125*[.A442]^2-0.739720218654811*[.A442]+115.00781924484" office:value-type="float" office:value="11.9409716170966" calcext:value-type="float">
            <text:p>11.94</text:p>
          </table:table-cell>
          <table:table-cell table:number-columns-repeated="7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-1.94970757352*10^-6*[.A443]^3+0.001983919016125*[.A443]^2-0.739720218654811*[.A443]+115.00781924484" office:value-type="float" office:value="11.8535805183155" calcext:value-type="float">
            <text:p>11.85</text:p>
          </table:table-cell>
          <table: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-1.94970757352*10^-6*[.A444]^3+0.001983919016125*[.A444]^2-0.739720218654811*[.A444]+115.00781924484" office:value-type="float" office:value="11.7654896576356" calcext:value-type="float">
            <text:p>11.77</text:p>
          </table:table-cell>
          <table:table-cell table:number-columns-repeated="7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-1.94970757352*10^-6*[.A445]^3+0.001983919016125*[.A445]^2-0.739720218654811*[.A445]+115.00781924484" office:value-type="float" office:value="11.6766873368115" calcext:value-type="float">
            <text:p>11.68</text:p>
          </table:table-cell>
          <table:table-cell table:number-columns-repeated="7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-1.94970757352*10^-6*[.A446]^3+0.001983919016125*[.A446]^2-0.739720218654811*[.A446]+115.00781924484" office:value-type="float" office:value="11.5871618575977" calcext:value-type="float">
            <text:p>11.59</text:p>
          </table:table-cell>
          <table:table-cell table:number-columns-repeated="7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-1.94970757352*10^-6*[.A447]^3+0.001983919016125*[.A447]^2-0.739720218654811*[.A447]+115.00781924484" office:value-type="float" office:value="11.496901521749" calcext:value-type="float">
            <text:p>11.50</text:p>
          </table:table-cell>
          <table:table-cell table:number-columns-repeated="7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-1.94970757352*10^-6*[.A448]^3+0.001983919016125*[.A448]^2-0.739720218654811*[.A448]+115.00781924484" office:value-type="float" office:value="11.4058946310196" calcext:value-type="float">
            <text:p>11.41</text:p>
          </table:table-cell>
          <table:table-cell table:number-columns-repeated="7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-1.94970757352*10^-6*[.A449]^3+0.001983919016125*[.A449]^2-0.739720218654811*[.A449]+115.00781924484" office:value-type="float" office:value="11.3141294871644" calcext:value-type="float">
            <text:p>11.31</text:p>
          </table:table-cell>
          <table:table-cell table:number-columns-repeated="7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-1.94970757352*10^-6*[.A450]^3+0.001983919016125*[.A450]^2-0.739720218654811*[.A450]+115.00781924484" office:value-type="float" office:value="11.2215943919377" calcext:value-type="float">
            <text:p>11.22</text:p>
          </table:table-cell>
          <table:table-cell table:number-columns-repeated="7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-1.94970757352*10^-6*[.A451]^3+0.001983919016125*[.A451]^2-0.739720218654811*[.A451]+115.00781924484" office:value-type="float" office:value="11.1282776470941" calcext:value-type="float">
            <text:p>11.13</text:p>
          </table:table-cell>
          <table:table-cell table:number-columns-repeated="7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-1.94970757352*10^-6*[.A452]^3+0.001983919016125*[.A452]^2-0.739720218654811*[.A452]+115.00781924484" office:value-type="float" office:value="11.0341675543883" calcext:value-type="float">
            <text:p>11.03</text:p>
          </table:table-cell>
          <table:table-cell table:number-columns-repeated="7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-1.94970757352*10^-6*[.A453]^3+0.001983919016125*[.A453]^2-0.739720218654811*[.A453]+115.00781924484" office:value-type="float" office:value="10.9392524155748" calcext:value-type="float">
            <text:p>10.94</text:p>
          </table:table-cell>
          <table:table-cell table:number-columns-repeated="7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-1.94970757352*10^-6*[.A454]^3+0.001983919016125*[.A454]^2-0.739720218654811*[.A454]+115.00781924484" office:value-type="float" office:value="10.843520532408" calcext:value-type="float">
            <text:p>10.84</text:p>
          </table:table-cell>
          <table:table-cell table:number-columns-repeated="7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-1.94970757352*10^-6*[.A455]^3+0.001983919016125*[.A455]^2-0.739720218654811*[.A455]+115.00781924484" office:value-type="float" office:value="10.7469602066427" calcext:value-type="float">
            <text:p>10.75</text:p>
          </table:table-cell>
          <table:table-cell table:number-columns-repeated="7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-1.94970757352*10^-6*[.A456]^3+0.001983919016125*[.A456]^2-0.739720218654811*[.A456]+115.00781924484" office:value-type="float" office:value="10.6495597400333" calcext:value-type="float">
            <text:p>10.65</text:p>
          </table:table-cell>
          <table:table-cell table:number-columns-repeated="7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-1.94970757352*10^-6*[.A457]^3+0.001983919016125*[.A457]^2-0.739720218654811*[.A457]+115.00781924484" office:value-type="float" office:value="10.5513074343345" calcext:value-type="float">
            <text:p>10.55</text:p>
          </table:table-cell>
          <table:table-cell table:number-columns-repeated="7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-1.94970757352*10^-6*[.A458]^3+0.001983919016125*[.A458]^2-0.739720218654811*[.A458]+115.00781924484" office:value-type="float" office:value="10.4521915913007" calcext:value-type="float">
            <text:p>10.45</text:p>
          </table:table-cell>
          <table:table-cell table:number-columns-repeated="7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-1.94970757352*10^-6*[.A459]^3+0.001983919016125*[.A459]^2-0.739720218654811*[.A459]+115.00781924484" office:value-type="float" office:value="10.3522005126865" calcext:value-type="float">
            <text:p>10.35</text:p>
          </table:table-cell>
          <table:table-cell table:number-columns-repeated="7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-1.94970757352*10^-6*[.A460]^3+0.001983919016125*[.A460]^2-0.739720218654811*[.A460]+115.00781924484" office:value-type="float" office:value="10.2513225002465" calcext:value-type="float">
            <text:p>10.25</text:p>
          </table:table-cell>
          <table:table-cell table:number-columns-repeated="7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-1.94970757352*10^-6*[.A461]^3+0.001983919016125*[.A461]^2-0.739720218654811*[.A461]+115.00781924484" office:value-type="float" office:value="10.1495458557352" calcext:value-type="float">
            <text:p>10.15</text:p>
          </table:table-cell>
          <table:table-cell table:number-columns-repeated="7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-1.94970757352*10^-6*[.A462]^3+0.001983919016125*[.A462]^2-0.739720218654811*[.A462]+115.00781924484" office:value-type="float" office:value="10.0468588809073" calcext:value-type="float">
            <text:p>10.05</text:p>
          </table:table-cell>
          <table:table-cell table:number-columns-repeated="7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-1.94970757352*10^-6*[.A463]^3+0.001983919016125*[.A463]^2-0.739720218654811*[.A463]+115.00781924484" office:value-type="float" office:value="9.94324987751725" calcext:value-type="float">
            <text:p>9.94</text:p>
          </table:table-cell>
          <table:table-cell table:number-columns-repeated="7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-1.94970757352*10^-6*[.A464]^3+0.001983919016125*[.A464]^2-0.739720218654811*[.A464]+115.00781924484" office:value-type="float" office:value="9.83870714731961" calcext:value-type="float">
            <text:p>9.84</text:p>
          </table:table-cell>
          <table:table-cell table:number-columns-repeated="7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-1.94970757352*10^-6*[.A465]^3+0.001983919016125*[.A465]^2-0.739720218654811*[.A465]+115.00781924484" office:value-type="float" office:value="9.73321899206889" calcext:value-type="float">
            <text:p>9.73</text:p>
          </table:table-cell>
          <table:table-cell table:number-columns-repeated="7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-1.94970757352*10^-6*[.A466]^3+0.001983919016125*[.A466]^2-0.739720218654811*[.A466]+115.00781924484" office:value-type="float" office:value="9.62677371351978" calcext:value-type="float">
            <text:p>9.63</text:p>
          </table:table-cell>
          <table:table-cell table:number-columns-repeated="7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-1.94970757352*10^-6*[.A467]^3+0.001983919016125*[.A467]^2-0.739720218654811*[.A467]+115.00781924484" office:value-type="float" office:value="9.5193596134267" calcext:value-type="float">
            <text:p>9.52</text:p>
          </table:table-cell>
          <table:table-cell table:number-columns-repeated="7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-1.94970757352*10^-6*[.A468]^3+0.001983919016125*[.A468]^2-0.739720218654811*[.A468]+115.00781924484" office:value-type="float" office:value="9.41096499354438" calcext:value-type="float">
            <text:p>9.41</text:p>
          </table:table-cell>
          <table:table-cell table:number-columns-repeated="7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-1.94970757352*10^-6*[.A469]^3+0.001983919016125*[.A469]^2-0.739720218654811*[.A469]+115.00781924484" office:value-type="float" office:value="9.30157815562717" calcext:value-type="float">
            <text:p>9.30</text:p>
          </table:table-cell>
          <table:table-cell table:number-columns-repeated="7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-1.94970757352*10^-6*[.A470]^3+0.001983919016125*[.A470]^2-0.739720218654811*[.A470]+115.00781924484" office:value-type="float" office:value="9.19118740142983" calcext:value-type="float">
            <text:p>9.19</text:p>
          </table:table-cell>
          <table:table-cell table:number-columns-repeated="7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-1.94970757352*10^-6*[.A471]^3+0.001983919016125*[.A471]^2-0.739720218654811*[.A471]+115.00781924484" office:value-type="float" office:value="9.07978103270673" calcext:value-type="float">
            <text:p>9.08</text:p>
          </table:table-cell>
          <table:table-cell table:number-columns-repeated="7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-1.94970757352*10^-6*[.A472]^3+0.001983919016125*[.A472]^2-0.739720218654811*[.A472]+115.00781924484" office:value-type="float" office:value="8.96734735121254" calcext:value-type="float">
            <text:p>8.97</text:p>
          </table:table-cell>
          <table:table-cell table:number-columns-repeated="7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-1.94970757352*10^-6*[.A473]^3+0.001983919016125*[.A473]^2-0.739720218654811*[.A473]+115.00781924484" office:value-type="float" office:value="8.85387465870181" calcext:value-type="float">
            <text:p>8.85</text:p>
          </table:table-cell>
          <table:table-cell table:number-columns-repeated="7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-1.94970757352*10^-6*[.A474]^3+0.001983919016125*[.A474]^2-0.739720218654811*[.A474]+115.00781924484" office:value-type="float" office:value="8.7393512569291" calcext:value-type="float">
            <text:p>8.74</text:p>
          </table:table-cell>
          <table:table-cell table:number-columns-repeated="7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-1.94970757352*10^-6*[.A475]^3+0.001983919016125*[.A475]^2-0.739720218654811*[.A475]+115.00781924484" office:value-type="float" office:value="8.62376544764894" calcext:value-type="float">
            <text:p>8.62</text:p>
          </table:table-cell>
          <table:table-cell table:number-columns-repeated="7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-1.94970757352*10^-6*[.A476]^3+0.001983919016125*[.A476]^2-0.739720218654811*[.A476]+115.00781924484" office:value-type="float" office:value="8.50710553261598" calcext:value-type="float">
            <text:p>8.51</text:p>
          </table:table-cell>
          <table:table-cell table:number-columns-repeated="7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-1.94970757352*10^-6*[.A477]^3+0.001983919016125*[.A477]^2-0.739720218654811*[.A477]+115.00781924484" office:value-type="float" office:value="8.38935981358458" calcext:value-type="float">
            <text:p>8.39</text:p>
          </table:table-cell>
          <table:table-cell table:number-columns-repeated="7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-1.94970757352*10^-6*[.A478]^3+0.001983919016125*[.A478]^2-0.739720218654811*[.A478]+115.00781924484" office:value-type="float" office:value="8.27051659230958" calcext:value-type="float">
            <text:p>8.27</text:p>
          </table:table-cell>
          <table:table-cell table:number-columns-repeated="7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-1.94970757352*10^-6*[.A479]^3+0.001983919016125*[.A479]^2-0.739720218654811*[.A479]+115.00781924484" office:value-type="float" office:value="8.15056417054521" calcext:value-type="float">
            <text:p>8.15</text:p>
          </table:table-cell>
          <table:table-cell table:number-columns-repeated="7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-1.94970757352*10^-6*[.A480]^3+0.001983919016125*[.A480]^2-0.739720218654811*[.A480]+115.00781924484" office:value-type="float" office:value="8.02949085004627" calcext:value-type="float">
            <text:p>8.03</text:p>
          </table:table-cell>
          <table:table-cell table:number-columns-repeated="7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-1.94970757352*10^-6*[.A481]^3+0.001983919016125*[.A481]^2-0.739720218654811*[.A481]+115.00781924484" office:value-type="float" office:value="7.90728493256734" calcext:value-type="float">
            <text:p>7.91</text:p>
          </table:table-cell>
          <table:table-cell table:number-columns-repeated="7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-1.94970757352*10^-6*[.A482]^3+0.001983919016125*[.A482]^2-0.739720218654811*[.A482]+115.00781924484" office:value-type="float" office:value="7.78393471986277" calcext:value-type="float">
            <text:p>7.78</text:p>
          </table:table-cell>
          <table:table-cell table:number-columns-repeated="7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-1.94970757352*10^-6*[.A483]^3+0.001983919016125*[.A483]^2-0.739720218654811*[.A483]+115.00781924484" office:value-type="float" office:value="7.65942851368735" calcext:value-type="float">
            <text:p>7.66</text:p>
          </table:table-cell>
          <table:table-cell table:number-columns-repeated="7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-1.94970757352*10^-6*[.A484]^3+0.001983919016125*[.A484]^2-0.739720218654811*[.A484]+115.00781924484" office:value-type="float" office:value="7.5337546157954" calcext:value-type="float">
            <text:p>7.53</text:p>
          </table:table-cell>
          <table:table-cell table:number-columns-repeated="7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-1.94970757352*10^-6*[.A485]^3+0.001983919016125*[.A485]^2-0.739720218654811*[.A485]+115.00781924484" office:value-type="float" office:value="7.40690132794174" calcext:value-type="float">
            <text:p>7.41</text:p>
          </table:table-cell>
          <table:table-cell table:number-columns-repeated="7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-1.94970757352*10^-6*[.A486]^3+0.001983919016125*[.A486]^2-0.739720218654811*[.A486]+115.00781924484" office:value-type="float" office:value="7.27885695188073" calcext:value-type="float">
            <text:p>7.28</text:p>
          </table:table-cell>
          <table:table-cell table:number-columns-repeated="7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-1.94970757352*10^-6*[.A487]^3+0.001983919016125*[.A487]^2-0.739720218654811*[.A487]+115.00781924484" office:value-type="float" office:value="7.14960978936699" calcext:value-type="float">
            <text:p>7.15</text:p>
          </table:table-cell>
          <table:table-cell table:number-columns-repeated="7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-1.94970757352*10^-6*[.A488]^3+0.001983919016125*[.A488]^2-0.739720218654811*[.A488]+115.00781924484" office:value-type="float" office:value="7.0191481421551" calcext:value-type="float">
            <text:p>7.02</text:p>
          </table:table-cell>
          <table:table-cell table:number-columns-repeated="7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-1.94970757352*10^-6*[.A489]^3+0.001983919016125*[.A489]^2-0.739720218654811*[.A489]+115.00781924484" office:value-type="float" office:value="6.8874603119996" calcext:value-type="float">
            <text:p>6.89</text:p>
          </table:table-cell>
          <table:table-cell table:number-columns-repeated="7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-1.94970757352*10^-6*[.A490]^3+0.001983919016125*[.A490]^2-0.739720218654811*[.A490]+115.00781924484" office:value-type="float" office:value="6.75453460065503" calcext:value-type="float">
            <text:p>6.75</text:p>
          </table:table-cell>
          <table:table-cell table:number-columns-repeated="7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-1.94970757352*10^-6*[.A491]^3+0.001983919016125*[.A491]^2-0.739720218654811*[.A491]+115.00781924484" office:value-type="float" office:value="6.62035930987602" calcext:value-type="float">
            <text:p>6.62</text:p>
          </table:table-cell>
          <table:table-cell table:number-columns-repeated="7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-1.94970757352*10^-6*[.A492]^3+0.001983919016125*[.A492]^2-0.739720218654811*[.A492]+115.00781924484" office:value-type="float" office:value="6.48492274141699" calcext:value-type="float">
            <text:p>6.48</text:p>
          </table:table-cell>
          <table:table-cell table:number-columns-repeated="7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-1.94970757352*10^-6*[.A493]^3+0.001983919016125*[.A493]^2-0.739720218654811*[.A493]+115.00781924484" office:value-type="float" office:value="6.34821319703269" calcext:value-type="float">
            <text:p>6.35</text:p>
          </table:table-cell>
          <table:table-cell table:number-columns-repeated="7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-1.94970757352*10^-6*[.A494]^3+0.001983919016125*[.A494]^2-0.739720218654811*[.A494]+115.00781924484" office:value-type="float" office:value="6.21021897847754" calcext:value-type="float">
            <text:p>6.21</text:p>
          </table:table-cell>
          <table:table-cell table:number-columns-repeated="7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-1.94970757352*10^-6*[.A495]^3+0.001983919016125*[.A495]^2-0.739720218654811*[.A495]+115.00781924484" office:value-type="float" office:value="6.07092838750609" calcext:value-type="float">
            <text:p>6.07</text:p>
          </table:table-cell>
          <table:table-cell table:number-columns-repeated="7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-1.94970757352*10^-6*[.A496]^3+0.001983919016125*[.A496]^2-0.739720218654811*[.A496]+115.00781924484" office:value-type="float" office:value="5.93032972587301" calcext:value-type="float">
            <text:p>5.93</text:p>
          </table:table-cell>
          <table:table-cell table:number-columns-repeated="7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-1.94970757352*10^-6*[.A497]^3+0.001983919016125*[.A497]^2-0.739720218654811*[.A497]+115.00781924484" office:value-type="float" office:value="5.78841129533279" calcext:value-type="float">
            <text:p>5.79</text:p>
          </table:table-cell>
          <table:table-cell table:number-columns-repeated="7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-1.94970757352*10^-6*[.A498]^3+0.001983919016125*[.A498]^2-0.739720218654811*[.A498]+115.00781924484" office:value-type="float" office:value="5.64516139763992" calcext:value-type="float">
            <text:p>5.65</text:p>
          </table:table-cell>
          <table:table-cell table:number-columns-repeated="7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-1.94970757352*10^-6*[.A499]^3+0.001983919016125*[.A499]^2-0.739720218654811*[.A499]+115.00781924484" office:value-type="float" office:value="5.50056833454914" calcext:value-type="float">
            <text:p>5.50</text:p>
          </table:table-cell>
          <table:table-cell table:number-columns-repeated="7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-1.94970757352*10^-6*[.A500]^3+0.001983919016125*[.A500]^2-0.739720218654811*[.A500]+115.00781924484" office:value-type="float" office:value="5.35462040781482" calcext:value-type="float">
            <text:p>5.35</text:p>
          </table:table-cell>
          <table:table-cell table:number-columns-repeated="7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-1.94970757352*10^-6*[.A501]^3+0.001983919016125*[.A501]^2-0.739720218654811*[.A501]+115.00781924484" office:value-type="float" office:value="5.20730591919161" calcext:value-type="float">
            <text:p>5.21</text:p>
          </table:table-cell>
          <table:table-cell table:number-columns-repeated="7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-1.94970757352*10^-6*[.A502]^3+0.001983919016125*[.A502]^2-0.739720218654811*[.A502]+115.00781924484" office:value-type="float" office:value="5.05861317043403" calcext:value-type="float">
            <text:p>5.06</text:p>
          </table:table-cell>
          <table:table-cell table:number-columns-repeated="7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-1.94970757352*10^-6*[.A503]^3+0.001983919016125*[.A503]^2-0.739720218654811*[.A503]+115.00781924484" office:value-type="float" office:value="4.90853046329676" calcext:value-type="float">
            <text:p>4.91</text:p>
          </table:table-cell>
          <table:table-cell table:number-columns-repeated="7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-1.94970757352*10^-6*[.A504]^3+0.001983919016125*[.A504]^2-0.739720218654811*[.A504]+115.00781924484" office:value-type="float" office:value="4.75704609953419" calcext:value-type="float">
            <text:p>4.76</text:p>
          </table:table-cell>
          <table:table-cell table:number-columns-repeated="7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-1.94970757352*10^-6*[.A505]^3+0.001983919016125*[.A505]^2-0.739720218654811*[.A505]+115.00781924484" office:value-type="float" office:value="4.60414838090094" calcext:value-type="float">
            <text:p>4.60</text:p>
          </table:table-cell>
          <table:table-cell table:number-columns-repeated="7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-1.94970757352*10^-6*[.A506]^3+0.001983919016125*[.A506]^2-0.739720218654811*[.A506]+115.00781924484" office:value-type="float" office:value="4.44982560915165" calcext:value-type="float">
            <text:p>4.45</text:p>
          </table:table-cell>
          <table:table-cell table:number-columns-repeated="7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-1.94970757352*10^-6*[.A507]^3+0.001983919016125*[.A507]^2-0.739720218654811*[.A507]+115.00781924484" office:value-type="float" office:value="4.29406608604074" calcext:value-type="float">
            <text:p>4.29</text:p>
          </table:table-cell>
          <table:table-cell table:number-columns-repeated="7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-1.94970757352*10^-6*[.A508]^3+0.001983919016125*[.A508]^2-0.739720218654811*[.A508]+115.00781924484" office:value-type="float" office:value="4.13685811332292" calcext:value-type="float">
            <text:p>4.14</text:p>
          </table:table-cell>
          <table:table-cell table:number-columns-repeated="7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-1.94970757352*10^-6*[.A509]^3+0.001983919016125*[.A509]^2-0.739720218654811*[.A509]+115.00781924484" office:value-type="float" office:value="3.97818999275259" calcext:value-type="float">
            <text:p>3.98</text:p>
          </table:table-cell>
          <table:table-cell table:number-columns-repeated="7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-1.94970757352*10^-6*[.A510]^3+0.001983919016125*[.A510]^2-0.739720218654811*[.A510]+115.00781924484" office:value-type="float" office:value="3.81805002608448" calcext:value-type="float">
            <text:p>3.82</text:p>
          </table:table-cell>
          <table:table-cell table:number-columns-repeated="7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-1.94970757352*10^-6*[.A511]^3+0.001983919016125*[.A511]^2-0.739720218654811*[.A511]+115.00781924484" office:value-type="float" office:value="3.65642651507298" calcext:value-type="float">
            <text:p>3.66</text:p>
          </table:table-cell>
          <table:table-cell table:number-columns-repeated="7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-1.94970757352*10^-6*[.A512]^3+0.001983919016125*[.A512]^2-0.739720218654811*[.A512]+115.00781924484" office:value-type="float" office:value="3.49330776147283" calcext:value-type="float">
            <text:p>3.49</text:p>
          </table:table-cell>
          <table:table-cell table:number-columns-repeated="7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-1.94970757352*10^-6*[.A513]^3+0.001983919016125*[.A513]^2-0.739720218654811*[.A513]+115.00781924484" office:value-type="float" office:value="3.32868206703839" calcext:value-type="float">
            <text:p>3.33</text:p>
          </table:table-cell>
          <table:table-cell table:number-columns-repeated="7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-1.94970757352*10^-6*[.A514]^3+0.001983919016125*[.A514]^2-0.739720218654811*[.A514]+115.00781924484" office:value-type="float" office:value="3.16253773352432" calcext:value-type="float">
            <text:p>3.16</text:p>
          </table:table-cell>
          <table:table-cell table:number-columns-repeated="7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-1.94970757352*10^-6*[.A515]^3+0.001983919016125*[.A515]^2-0.739720218654811*[.A515]+115.00781924484" office:value-type="float" office:value="2.99486306268517" calcext:value-type="float">
            <text:p>2.99</text:p>
          </table:table-cell>
          <table:table-cell table:number-columns-repeated="7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-1.94970757352*10^-6*[.A516]^3+0.001983919016125*[.A516]^2-0.739720218654811*[.A516]+115.00781924484" office:value-type="float" office:value="2.8256463562756" calcext:value-type="float">
            <text:p>2.83</text:p>
          </table:table-cell>
          <table:table-cell table:number-columns-repeated="7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-1.94970757352*10^-6*[.A517]^3+0.001983919016125*[.A517]^2-0.739720218654811*[.A517]+115.00781924484" office:value-type="float" office:value="2.65487591604992" calcext:value-type="float">
            <text:p>2.65</text:p>
          </table:table-cell>
          <table:table-cell table:number-columns-repeated="7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-1.94970757352*10^-6*[.A518]^3+0.001983919016125*[.A518]^2-0.739720218654811*[.A518]+115.00781924484" office:value-type="float" office:value="2.48254004376298" calcext:value-type="float">
            <text:p>2.48</text:p>
          </table:table-cell>
          <table:table-cell table:number-columns-repeated="7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-1.94970757352*10^-6*[.A519]^3+0.001983919016125*[.A519]^2-0.739720218654811*[.A519]+115.00781924484" office:value-type="float" office:value="2.30862704116907" calcext:value-type="float">
            <text:p>2.31</text:p>
          </table:table-cell>
          <table:table-cell table:number-columns-repeated="7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-1.94970757352*10^-6*[.A520]^3+0.001983919016125*[.A520]^2-0.739720218654811*[.A520]+115.00781924484" office:value-type="float" office:value="2.13312521002302" calcext:value-type="float">
            <text:p>2.13</text:p>
          </table:table-cell>
          <table:table-cell table:number-columns-repeated="7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-1.94970757352*10^-6*[.A521]^3+0.001983919016125*[.A521]^2-0.739720218654811*[.A521]+115.00781924484" office:value-type="float" office:value="1.95602285207912" calcext:value-type="float">
            <text:p>1.96</text:p>
          </table:table-cell>
          <table:table-cell table:number-columns-repeated="7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-1.94970757352*10^-6*[.A522]^3+0.001983919016125*[.A522]^2-0.739720218654811*[.A522]+115.00781924484" office:value-type="float" office:value="1.77730826909212" calcext:value-type="float">
            <text:p>1.78</text:p>
          </table:table-cell>
          <table:table-cell table:number-columns-repeated="7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-1.94970757352*10^-6*[.A523]^3+0.001983919016125*[.A523]^2-0.739720218654811*[.A523]+115.00781924484" office:value-type="float" office:value="1.59696976281651" calcext:value-type="float">
            <text:p>1.60</text:p>
          </table:table-cell>
          <table:table-cell table:number-columns-repeated="7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-1.94970757352*10^-6*[.A524]^3+0.001983919016125*[.A524]^2-0.739720218654811*[.A524]+115.00781924484" office:value-type="float" office:value="1.41499563500688" calcext:value-type="float">
            <text:p>1.41</text:p>
          </table:table-cell>
          <table:table-cell table:number-columns-repeated="7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-1.94970757352*10^-6*[.A525]^3+0.001983919016125*[.A525]^2-0.739720218654811*[.A525]+115.00781924484" office:value-type="float" office:value="1.23137418741766" calcext:value-type="float">
            <text:p>1.23</text:p>
          </table:table-cell>
          <table:table-cell table:number-columns-repeated="7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-1.94970757352*10^-6*[.A526]^3+0.001983919016125*[.A526]^2-0.739720218654811*[.A526]+115.00781924484" office:value-type="float" office:value="1.04609372180363" calcext:value-type="float">
            <text:p>1.05</text:p>
          </table:table-cell>
          <table:table-cell table:number-columns-repeated="7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-1.94970757352*10^-6*[.A527]^3+0.001983919016125*[.A527]^2-0.739720218654811*[.A527]+115.00781924484" office:value-type="float" office:value="0.859142539919191" calcext:value-type="float">
            <text:p>0.86</text:p>
          </table:table-cell>
          <table:table-cell table:number-columns-repeated="7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-1.94970757352*10^-6*[.A528]^3+0.001983919016125*[.A528]^2-0.739720218654811*[.A528]+115.00781924484" office:value-type="float" office:value="0.670508943518911" calcext:value-type="float">
            <text:p>0.67</text:p>
          </table:table-cell>
          <table:table-cell table:number-columns-repeated="7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-1.94970757352*10^-6*[.A529]^3+0.001983919016125*[.A529]^2-0.739720218654811*[.A529]+115.00781924484" office:value-type="float" office:value="0.480181234357417" calcext:value-type="float">
            <text:p>0.48</text:p>
          </table:table-cell>
          <table:table-cell table:number-columns-repeated="7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-1.94970757352*10^-6*[.A530]^3+0.001983919016125*[.A530]^2-0.739720218654811*[.A530]+115.00781924484" office:value-type="float" office:value="0.288147714189193" calcext:value-type="float">
            <text:p>0.29</text:p>
          </table:table-cell>
          <table:table-cell table:number-columns-repeated="7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-1.94970757352*10^-6*[.A531]^3+0.001983919016125*[.A531]^2-0.739720218654811*[.A531]+115.00781924484" office:value-type="float" office:value="0.0943966847688102" calcext:value-type="float">
            <text:p>0.09</text:p>
          </table:table-cell>
          <table:table-cell table:number-columns-repeated="7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-1.94970757352*10^-6*[.A532]^3+0.001983919016125*[.A532]^2-0.739720218654811*[.A532]+115.00781924484" office:value-type="float" office:value="-0.101083552149106" calcext:value-type="float">
            <text:p>-0.10</text:p>
          </table:table-cell>
          <table:table-cell table:number-columns-repeated="7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-1.94970757352*10^-6*[.A533]^3+0.001983919016125*[.A533]^2-0.739720218654811*[.A533]+115.00781924484" office:value-type="float" office:value="-0.298304694810014" calcext:value-type="float">
            <text:p>-0.30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-1.94970757352*10^-6*[.A534]^3+0.001983919016125*[.A534]^2-0.739720218654811*[.A534]+115.00781924484" office:value-type="float" office:value="-0.4972784414594" calcext:value-type="float">
            <text:p>-0.50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-1.94970757352*10^-6*[.A535]^3+0.001983919016125*[.A535]^2-0.739720218654811*[.A535]+115.00781924484" office:value-type="float" office:value="-0.698016490342667" calcext:value-type="float">
            <text:p>-0.70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-1.94970757352*10^-6*[.A536]^3+0.001983919016125*[.A536]^2-0.739720218654811*[.A536]+115.00781924484" office:value-type="float" office:value="-0.900530539705358" calcext:value-type="float">
            <text:p>-0.90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-1.94970757352*10^-6*[.A537]^3+0.001983919016125*[.A537]^2-0.739720218654811*[.A537]+115.00781924484" office:value-type="float" office:value="-1.10483228779273" calcext:value-type="float">
            <text:p>-1.10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-1.94970757352*10^-6*[.A538]^3+0.001983919016125*[.A538]^2-0.739720218654811*[.A538]+115.00781924484" office:value-type="float" office:value="-1.31093343285039" calcext:value-type="float">
            <text:p>-1.31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-1.94970757352*10^-6*[.A539]^3+0.001983919016125*[.A539]^2-0.739720218654811*[.A539]+115.00781924484" office:value-type="float" office:value="-1.51884567312365" calcext:value-type="float">
            <text:p>-1.52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-1.94970757352*10^-6*[.A540]^3+0.001983919016125*[.A540]^2-0.739720218654811*[.A540]+115.00781924484" office:value-type="float" office:value="-1.72858070685808" calcext:value-type="float">
            <text:p>-1.73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-1.94970757352*10^-6*[.A541]^3+0.001983919016125*[.A541]^2-0.739720218654811*[.A541]+115.00781924484" office:value-type="float" office:value="-1.94015023229898" calcext:value-type="float">
            <text:p>-1.94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-1.94970757352*10^-6*[.A542]^3+0.001983919016125*[.A542]^2-0.739720218654811*[.A542]+115.00781924484" office:value-type="float" office:value="-2.15356594769196" calcext:value-type="float">
            <text:p>-2.15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-1.94970757352*10^-6*[.A543]^3+0.001983919016125*[.A543]^2-0.739720218654811*[.A543]+115.00781924484" office:value-type="float" office:value="-2.36883955128226" calcext:value-type="float">
            <text:p>-2.37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-1.94970757352*10^-6*[.A544]^3+0.001983919016125*[.A544]^2-0.739720218654811*[.A544]+115.00781924484" office:value-type="float" office:value="-2.58598274131552" calcext:value-type="float">
            <text:p>-2.59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-1.94970757352*10^-6*[.A545]^3+0.001983919016125*[.A545]^2-0.739720218654811*[.A545]+115.00781924484" office:value-type="float" office:value="-2.80500721603707" calcext:value-type="float">
            <text:p>-2.81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-1.94970757352*10^-6*[.A546]^3+0.001983919016125*[.A546]^2-0.739720218654811*[.A546]+115.00781924484" office:value-type="float" office:value="-3.02592467369237" calcext:value-type="float">
            <text:p>-3.03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-1.94970757352*10^-6*[.A547]^3+0.001983919016125*[.A547]^2-0.739720218654811*[.A547]+115.00781924484" office:value-type="float" office:value="-3.24874681252683" calcext:value-type="float">
            <text:p>-3.25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-1.94970757352*10^-6*[.A548]^3+0.001983919016125*[.A548]^2-0.739720218654811*[.A548]+115.00781924484" office:value-type="float" office:value="-3.47348533078599" calcext:value-type="float">
            <text:p>-3.47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-1.94970757352*10^-6*[.A549]^3+0.001983919016125*[.A549]^2-0.739720218654811*[.A549]+115.00781924484" office:value-type="float" office:value="-3.70015192671516" calcext:value-type="float">
            <text:p>-3.70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-1.94970757352*10^-6*[.A550]^3+0.001983919016125*[.A550]^2-0.739720218654811*[.A550]+115.00781924484" office:value-type="float" office:value="-3.92875829855987" calcext:value-type="float">
            <text:p>-3.93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-1.94970757352*10^-6*[.A551]^3+0.001983919016125*[.A551]^2-0.739720218654811*[.A551]+115.00781924484" office:value-type="float" office:value="-4.15931614456551" calcext:value-type="float">
            <text:p>-4.16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-1.94970757352*10^-6*[.A552]^3+0.001983919016125*[.A552]^2-0.739720218654811*[.A552]+115.00781924484" office:value-type="float" office:value="-4.3918371629776" calcext:value-type="float">
            <text:p>-4.39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-1.94970757352*10^-6*[.A553]^3+0.001983919016125*[.A553]^2-0.739720218654811*[.A553]+115.00781924484" office:value-type="float" office:value="-4.62633305204139" calcext:value-type="float">
            <text:p>-4.63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-1.94970757352*10^-6*[.A554]^3+0.001983919016125*[.A554]^2-0.739720218654811*[.A554]+115.00781924484" office:value-type="float" office:value="-4.86281551000269" calcext:value-type="float">
            <text:p>-4.86</text:p>
          </table:table-cell>
          <table:table-cell table:number-columns-repeated="7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-1.94970757352*10^-6*[.A555]^3+0.001983919016125*[.A555]^2-0.739720218654811*[.A555]+115.00781924484" office:value-type="float" office:value="-5.10129623510653" calcext:value-type="float">
            <text:p>-5.10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-1.94970757352*10^-6*[.A556]^3+0.001983919016125*[.A556]^2-0.739720218654811*[.A556]+115.00781924484" office:value-type="float" office:value="-5.34178692559863" calcext:value-type="float">
            <text:p>-5.34</text:p>
          </table:table-cell>
          <table:table-cell table:number-columns-repeated="7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-1.94970757352*10^-6*[.A557]^3+0.001983919016125*[.A557]^2-0.739720218654811*[.A557]+115.00781924484" office:value-type="float" office:value="-5.58429927972429" calcext:value-type="float">
            <text:p>-5.58</text:p>
          </table:table-cell>
          <table:table-cell table:number-columns-repeated="7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-1.94970757352*10^-6*[.A558]^3+0.001983919016125*[.A558]^2-0.739720218654811*[.A558]+115.00781924484" office:value-type="float" office:value="-5.82884499572896" calcext:value-type="float">
            <text:p>-5.83</text:p>
          </table:table-cell>
          <table:table-cell table:number-columns-repeated="7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-1.94970757352*10^-6*[.A559]^3+0.001983919016125*[.A559]^2-0.739720218654811*[.A559]+115.00781924484" office:value-type="float" office:value="-6.07543577185822" calcext:value-type="float">
            <text:p>-6.08</text:p>
          </table:table-cell>
          <table:table-cell table:number-columns-repeated="7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-1.94970757352*10^-6*[.A560]^3+0.001983919016125*[.A560]^2-0.739720218654811*[.A560]+115.00781924484" office:value-type="float" office:value="-6.32408330635735" calcext:value-type="float">
            <text:p>-6.32</text:p>
          </table:table-cell>
          <table:table-cell table:number-columns-repeated="7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-1.94970757352*10^-6*[.A561]^3+0.001983919016125*[.A561]^2-0.739720218654811*[.A561]+115.00781924484" office:value-type="float" office:value="-6.57479929747183" calcext:value-type="float">
            <text:p>-6.57</text:p>
          </table:table-cell>
          <table:table-cell table:number-columns-repeated="7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-1.94970757352*10^-6*[.A562]^3+0.001983919016125*[.A562]^2-0.739720218654811*[.A562]+115.00781924484" office:value-type="float" office:value="-6.82759544344708" calcext:value-type="float">
            <text:p>-6.83</text:p>
          </table:table-cell>
          <table:table-cell table:number-columns-repeated="7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-1.94970757352*10^-6*[.A563]^3+0.001983919016125*[.A563]^2-0.739720218654811*[.A563]+115.00781924484" office:value-type="float" office:value="-7.08248344252866" calcext:value-type="float">
            <text:p>-7.08</text:p>
          </table:table-cell>
          <table:table-cell table:number-columns-repeated="7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-1.94970757352*10^-6*[.A564]^3+0.001983919016125*[.A564]^2-0.739720218654811*[.A564]+115.00781924484" office:value-type="float" office:value="-7.33947499296187" calcext:value-type="float">
            <text:p>-7.34</text:p>
          </table:table-cell>
          <table:table-cell table:number-columns-repeated="7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-1.94970757352*10^-6*[.A565]^3+0.001983919016125*[.A565]^2-0.739720218654811*[.A565]+115.00781924484" office:value-type="float" office:value="-7.59858179299226" calcext:value-type="float">
            <text:p>-7.60</text:p>
          </table:table-cell>
          <table:table-cell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-1.94970757352*10^-6*[.A566]^3+0.001983919016125*[.A566]^2-0.739720218654811*[.A566]+115.00781924484" office:value-type="float" office:value="-7.85981554086521" calcext:value-type="float">
            <text:p>-7.86</text:p>
          </table:table-cell>
          <table:table-cell table:number-columns-repeated="7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-1.94970757352*10^-6*[.A567]^3+0.001983919016125*[.A567]^2-0.739720218654811*[.A567]+115.00781924484" office:value-type="float" office:value="-8.12318793482626" calcext:value-type="float">
            <text:p>-8.12</text:p>
          </table:table-cell>
          <table:table-cell table:number-columns-repeated="7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-1.94970757352*10^-6*[.A568]^3+0.001983919016125*[.A568]^2-0.739720218654811*[.A568]+115.00781924484" office:value-type="float" office:value="-8.38871067312061" calcext:value-type="float">
            <text:p>-8.39</text:p>
          </table:table-cell>
          <table:table-cell table:number-columns-repeated="7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-1.94970757352*10^-6*[.A569]^3+0.001983919016125*[.A569]^2-0.739720218654811*[.A569]+115.00781924484" office:value-type="float" office:value="-8.65639545399392" calcext:value-type="float">
            <text:p>-8.66</text:p>
          </table:table-cell>
          <table:table-cell table:number-columns-repeated="7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-1.94970757352*10^-6*[.A570]^3+0.001983919016125*[.A570]^2-0.739720218654811*[.A570]+115.00781924484" office:value-type="float" office:value="-8.92625397569162" calcext:value-type="float">
            <text:p>-8.93</text:p>
          </table:table-cell>
          <table:table-cell table:number-columns-repeated="7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-1.94970757352*10^-6*[.A571]^3+0.001983919016125*[.A571]^2-0.739720218654811*[.A571]+115.00781924484" office:value-type="float" office:value="-9.19829793645908" calcext:value-type="float">
            <text:p>-9.20</text:p>
          </table:table-cell>
          <table:table-cell table:number-columns-repeated="7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-1.94970757352*10^-6*[.A572]^3+0.001983919016125*[.A572]^2-0.739720218654811*[.A572]+115.00781924484" office:value-type="float" office:value="-9.47253903454168" calcext:value-type="float">
            <text:p>-9.47</text:p>
          </table:table-cell>
          <table:table-cell table:number-columns-repeated="7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-1.94970757352*10^-6*[.A573]^3+0.001983919016125*[.A573]^2-0.739720218654811*[.A573]+115.00781924484" office:value-type="float" office:value="-9.74898896818496" calcext:value-type="float">
            <text:p>-9.75</text:p>
          </table:table-cell>
          <table:table-cell table:number-columns-repeated="7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-1.94970757352*10^-6*[.A574]^3+0.001983919016125*[.A574]^2-0.739720218654811*[.A574]+115.00781924484" office:value-type="float" office:value="-10.0276594356344" calcext:value-type="float">
            <text:p>-10.03</text:p>
          </table:table-cell>
          <table:table-cell table:number-columns-repeated="7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-1.94970757352*10^-6*[.A575]^3+0.001983919016125*[.A575]^2-0.739720218654811*[.A575]+115.00781924484" office:value-type="float" office:value="-10.3085621351354" calcext:value-type="float">
            <text:p>-10.31</text:p>
          </table:table-cell>
          <table:table-cell table:number-columns-repeated="7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-1.94970757352*10^-6*[.A576]^3+0.001983919016125*[.A576]^2-0.739720218654811*[.A576]+115.00781924484" office:value-type="float" office:value="-10.5917087649333" calcext:value-type="float">
            <text:p>-10.59</text:p>
          </table:table-cell>
          <table:table-cell table:number-columns-repeated="7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-1.94970757352*10^-6*[.A577]^3+0.001983919016125*[.A577]^2-0.739720218654811*[.A577]+115.00781924484" office:value-type="float" office:value="-10.8771110232737" calcext:value-type="float">
            <text:p>-10.88</text:p>
          </table:table-cell>
          <table:table-cell table:number-columns-repeated="7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-1.94970757352*10^-6*[.A578]^3+0.001983919016125*[.A578]^2-0.739720218654811*[.A578]+115.00781924484" office:value-type="float" office:value="-11.1647806084019" calcext:value-type="float">
            <text:p>-11.16</text:p>
          </table:table-cell>
          <table:table-cell table:number-columns-repeated="7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-1.94970757352*10^-6*[.A579]^3+0.001983919016125*[.A579]^2-0.739720218654811*[.A579]+115.00781924484" office:value-type="float" office:value="-11.4547292185635" calcext:value-type="float">
            <text:p>-11.45</text:p>
          </table:table-cell>
          <table:table-cell table:number-columns-repeated="7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-1.94970757352*10^-6*[.A580]^3+0.001983919016125*[.A580]^2-0.739720218654811*[.A580]+115.00781924484" office:value-type="float" office:value="-11.7469685520038" calcext:value-type="float">
            <text:p>-11.75</text:p>
          </table:table-cell>
          <table:table-cell table:number-columns-repeated="7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-1.94970757352*10^-6*[.A581]^3+0.001983919016125*[.A581]^2-0.739720218654811*[.A581]+115.00781924484" office:value-type="float" office:value="-12.0415103069683" calcext:value-type="float">
            <text:p>-12.04</text:p>
          </table:table-cell>
          <table:table-cell table:number-columns-repeated="7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-1.94970757352*10^-6*[.A582]^3+0.001983919016125*[.A582]^2-0.739720218654811*[.A582]+115.00781924484" office:value-type="float" office:value="-12.3383661817024" calcext:value-type="float">
            <text:p>-12.34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-1.94970757352*10^-6*[.A583]^3+0.001983919016125*[.A583]^2-0.739720218654811*[.A583]+115.00781924484" office:value-type="float" office:value="-12.6375478744516" calcext:value-type="float">
            <text:p>-12.64</text:p>
          </table:table-cell>
          <table:table-cell table:number-columns-repeated="7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-1.94970757352*10^-6*[.A584]^3+0.001983919016125*[.A584]^2-0.739720218654811*[.A584]+115.00781924484" office:value-type="float" office:value="-12.9390670834612" calcext:value-type="float">
            <text:p>-12.94</text:p>
          </table:table-cell>
          <table:table-cell table:number-columns-repeated="7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-1.94970757352*10^-6*[.A585]^3+0.001983919016125*[.A585]^2-0.739720218654811*[.A585]+115.00781924484" office:value-type="float" office:value="-13.2429355069769" calcext:value-type="float">
            <text:p>-13.24</text:p>
          </table:table-cell>
          <table:table-cell table:number-columns-repeated="7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-1.94970757352*10^-6*[.A586]^3+0.001983919016125*[.A586]^2-0.739720218654811*[.A586]+115.00781924484" office:value-type="float" office:value="-13.549164843244" calcext:value-type="float">
            <text:p>-13.55</text:p>
          </table:table-cell>
          <table:table-cell table:number-columns-repeated="7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-1.94970757352*10^-6*[.A587]^3+0.001983919016125*[.A587]^2-0.739720218654811*[.A587]+115.00781924484" office:value-type="float" office:value="-13.8577667905078" calcext:value-type="float">
            <text:p>-13.86</text:p>
          </table:table-cell>
          <table:table-cell table:number-columns-repeated="7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-1.94970757352*10^-6*[.A588]^3+0.001983919016125*[.A588]^2-0.739720218654811*[.A588]+115.00781924484" office:value-type="float" office:value="-14.1687530470141" calcext:value-type="float">
            <text:p>-14.17</text:p>
          </table:table-cell>
          <table:table-cell table:number-columns-repeated="7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-1.94970757352*10^-6*[.A589]^3+0.001983919016125*[.A589]^2-0.739720218654811*[.A589]+115.00781924484" office:value-type="float" office:value="-14.4821353110079" calcext:value-type="float">
            <text:p>-14.48</text:p>
          </table:table-cell>
          <table:table-cell table:number-columns-repeated="7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-1.94970757352*10^-6*[.A590]^3+0.001983919016125*[.A590]^2-0.739720218654811*[.A590]+115.00781924484" office:value-type="float" office:value="-14.797925280735" calcext:value-type="float">
            <text:p>-14.80</text:p>
          </table:table-cell>
          <table:table-cell table:number-columns-repeated="7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-1.94970757352*10^-6*[.A591]^3+0.001983919016125*[.A591]^2-0.739720218654811*[.A591]+115.00781924484" office:value-type="float" office:value="-15.1161346544406" calcext:value-type="float">
            <text:p>-15.12</text:p>
          </table:table-cell>
          <table:table-cell table:number-columns-repeated="7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-1.94970757352*10^-6*[.A592]^3+0.001983919016125*[.A592]^2-0.739720218654811*[.A592]+115.00781924484" office:value-type="float" office:value="-15.4367751303703" calcext:value-type="float">
            <text:p>-15.44</text:p>
          </table:table-cell>
          <table:table-cell table:number-columns-repeated="7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-1.94970757352*10^-6*[.A593]^3+0.001983919016125*[.A593]^2-0.739720218654811*[.A593]+115.00781924484" office:value-type="float" office:value="-15.7598584067695" calcext:value-type="float">
            <text:p>-15.76</text:p>
          </table:table-cell>
          <table:table-cell table:number-columns-repeated="7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-1.94970757352*10^-6*[.A594]^3+0.001983919016125*[.A594]^2-0.739720218654811*[.A594]+115.00781924484" office:value-type="float" office:value="-16.0853961818836" calcext:value-type="float">
            <text:p>-16.09</text:p>
          </table:table-cell>
          <table:table-cell table:number-columns-repeated="7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-1.94970757352*10^-6*[.A595]^3+0.001983919016125*[.A595]^2-0.739720218654811*[.A595]+115.00781924484" office:value-type="float" office:value="-16.413400153958" calcext:value-type="float">
            <text:p>-16.41</text:p>
          </table:table-cell>
          <table:table-cell table:number-columns-repeated="7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-1.94970757352*10^-6*[.A596]^3+0.001983919016125*[.A596]^2-0.739720218654811*[.A596]+115.00781924484" office:value-type="float" office:value="-16.7438820212383" calcext:value-type="float">
            <text:p>-16.74</text:p>
          </table:table-cell>
          <table:table-cell table:number-columns-repeated="7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-1.94970757352*10^-6*[.A597]^3+0.001983919016125*[.A597]^2-0.739720218654811*[.A597]+115.00781924484" office:value-type="float" office:value="-17.0768534819698" calcext:value-type="float">
            <text:p>-17.08</text:p>
          </table:table-cell>
          <table:table-cell table:number-columns-repeated="7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-1.94970757352*10^-6*[.A598]^3+0.001983919016125*[.A598]^2-0.739720218654811*[.A598]+115.00781924484" office:value-type="float" office:value="-17.412326234398" calcext:value-type="float">
            <text:p>-17.41</text:p>
          </table:table-cell>
          <table:table-cell table:number-columns-repeated="7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-1.94970757352*10^-6*[.A599]^3+0.001983919016125*[.A599]^2-0.739720218654811*[.A599]+115.00781924484" office:value-type="float" office:value="-17.7503119767684" calcext:value-type="float">
            <text:p>-17.75</text:p>
          </table:table-cell>
          <table:table-cell table:number-columns-repeated="7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-1.94970757352*10^-6*[.A600]^3+0.001983919016125*[.A600]^2-0.739720218654811*[.A600]+115.00781924484" office:value-type="float" office:value="-18.0908224073264" calcext:value-type="float">
            <text:p>-18.09</text:p>
          </table:table-cell>
          <table:table-cell table:number-columns-repeated="7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-1.94970757352*10^-6*[.A601]^3+0.001983919016125*[.A601]^2-0.739720218654811*[.A601]+115.00781924484" office:value-type="float" office:value="-18.4338692243172" calcext:value-type="float">
            <text:p>-18.43</text:p>
          </table:table-cell>
          <table:table-cell table:number-columns-repeated="7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-1.94970757352*10^-6*[.A602]^3+0.001983919016125*[.A602]^2-0.739720218654811*[.A602]+115.00781924484" office:value-type="float" office:value="-18.7794641259866" calcext:value-type="float">
            <text:p>-18.78</text:p>
          </table:table-cell>
          <table:table-cell table:number-columns-repeated="7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-1.94970757352*10^-6*[.A603]^3+0.001983919016125*[.A603]^2-0.739720218654811*[.A603]+115.00781924484" office:value-type="float" office:value="-19.1276188105799" calcext:value-type="float">
            <text:p>-19.13</text:p>
          </table:table-cell>
          <table:table-cell table:number-columns-repeated="7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-1.94970757352*10^-6*[.A604]^3+0.001983919016125*[.A604]^2-0.739720218654811*[.A604]+115.00781924484" office:value-type="float" office:value="-19.4783449763425" calcext:value-type="float">
            <text:p>-19.48</text:p>
          </table:table-cell>
          <table:table-cell table:number-columns-repeated="7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-1.94970757352*10^-6*[.A605]^3+0.001983919016125*[.A605]^2-0.739720218654811*[.A605]+115.00781924484" office:value-type="float" office:value="-19.8316543215199" calcext:value-type="float">
            <text:p>-19.83</text:p>
          </table:table-cell>
          <table:table-cell table:number-columns-repeated="7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-1.94970757352*10^-6*[.A606]^3+0.001983919016125*[.A606]^2-0.739720218654811*[.A606]+115.00781924484" office:value-type="float" office:value="-20.1875585443576" calcext:value-type="float">
            <text:p>-20.19</text:p>
          </table:table-cell>
          <table:table-cell table:number-columns-repeated="7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-1.94970757352*10^-6*[.A607]^3+0.001983919016125*[.A607]^2-0.739720218654811*[.A607]+115.00781924484" office:value-type="float" office:value="-20.5460693431007" calcext:value-type="float">
            <text:p>-20.55</text:p>
          </table:table-cell>
          <table:table-cell table:number-columns-repeated="7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-1.94970757352*10^-6*[.A608]^3+0.001983919016125*[.A608]^2-0.739720218654811*[.A608]+115.00781924484" office:value-type="float" office:value="-20.9071984159952" calcext:value-type="float">
            <text:p>-20.91</text:p>
          </table:table-cell>
          <table:table-cell table:number-columns-repeated="7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-1.94970757352*10^-6*[.A609]^3+0.001983919016125*[.A609]^2-0.739720218654811*[.A609]+115.00781924484" office:value-type="float" office:value="-21.2709574612861" calcext:value-type="float">
            <text:p>-21.27</text:p>
          </table:table-cell>
          <table:table-cell table:number-columns-repeated="7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-1.94970757352*10^-6*[.A610]^3+0.001983919016125*[.A610]^2-0.739720218654811*[.A610]+115.00781924484" office:value-type="float" office:value="-21.6373581772189" calcext:value-type="float">
            <text:p>-21.64</text:p>
          </table:table-cell>
          <table:table-cell table:number-columns-repeated="7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-1.94970757352*10^-6*[.A611]^3+0.001983919016125*[.A611]^2-0.739720218654811*[.A611]+115.00781924484" office:value-type="float" office:value="-22.0064122620392" calcext:value-type="float">
            <text:p>-22.01</text:p>
          </table:table-cell>
          <table:table-cell table:number-columns-repeated="7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-1.94970757352*10^-6*[.A612]^3+0.001983919016125*[.A612]^2-0.739720218654811*[.A612]+115.00781924484" office:value-type="float" office:value="-22.3781314139924" calcext:value-type="float">
            <text:p>-22.38</text:p>
          </table:table-cell>
          <table:table-cell table:number-columns-repeated="7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-1.94970757352*10^-6*[.A613]^3+0.001983919016125*[.A613]^2-0.739720218654811*[.A613]+115.00781924484" office:value-type="float" office:value="-22.752527331324" calcext:value-type="float">
            <text:p>-22.75</text:p>
          </table:table-cell>
          <table:table-cell table:number-columns-repeated="7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-1.94970757352*10^-6*[.A614]^3+0.001983919016125*[.A614]^2-0.739720218654811*[.A614]+115.00781924484" office:value-type="float" office:value="-23.1296117122792" calcext:value-type="float">
            <text:p>-23.13</text:p>
          </table:table-cell>
          <table:table-cell table:number-columns-repeated="7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-1.94970757352*10^-6*[.A615]^3+0.001983919016125*[.A615]^2-0.739720218654811*[.A615]+115.00781924484" office:value-type="float" office:value="-23.5093962551035" calcext:value-type="float">
            <text:p>-23.51</text:p>
          </table:table-cell>
          <table:table-cell table:number-columns-repeated="7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-1.94970757352*10^-6*[.A616]^3+0.001983919016125*[.A616]^2-0.739720218654811*[.A616]+115.00781924484" office:value-type="float" office:value="-23.8918926580426" calcext:value-type="float">
            <text:p>-23.89</text:p>
          </table:table-cell>
          <table:table-cell table:number-columns-repeated="7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-1.94970757352*10^-6*[.A617]^3+0.001983919016125*[.A617]^2-0.739720218654811*[.A617]+115.00781924484" office:value-type="float" office:value="-24.2771126193417" calcext:value-type="float">
            <text:p>-24.28</text:p>
          </table:table-cell>
          <table:table-cell table:number-columns-repeated="7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-1.94970757352*10^-6*[.A618]^3+0.001983919016125*[.A618]^2-0.739720218654811*[.A618]+115.00781924484" office:value-type="float" office:value="-24.6650678372464" calcext:value-type="float">
            <text:p>-24.67</text:p>
          </table:table-cell>
          <table:table-cell table:number-columns-repeated="7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-1.94970757352*10^-6*[.A619]^3+0.001983919016125*[.A619]^2-0.739720218654811*[.A619]+115.00781924484" office:value-type="float" office:value="-25.055770010002" calcext:value-type="float">
            <text:p>-25.06</text:p>
          </table:table-cell>
          <table:table-cell table:number-columns-repeated="7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-1.94970757352*10^-6*[.A620]^3+0.001983919016125*[.A620]^2-0.739720218654811*[.A620]+115.00781924484" office:value-type="float" office:value="-25.4492308358539" calcext:value-type="float">
            <text:p>-25.45</text:p>
          </table:table-cell>
          <table:table-cell table:number-columns-repeated="7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-1.94970757352*10^-6*[.A621]^3+0.001983919016125*[.A621]^2-0.739720218654811*[.A621]+115.00781924484" office:value-type="float" office:value="-25.8454620130478" calcext:value-type="float">
            <text:p>-25.85</text:p>
          </table:table-cell>
          <table:table-cell table:number-columns-repeated="7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-1.94970757352*10^-6*[.A622]^3+0.001983919016125*[.A622]^2-0.739720218654811*[.A622]+115.00781924484" office:value-type="float" office:value="-26.2444752398289" calcext:value-type="float">
            <text:p>-26.24</text:p>
          </table:table-cell>
          <table:table-cell table:number-columns-repeated="7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-1.94970757352*10^-6*[.A623]^3+0.001983919016125*[.A623]^2-0.739720218654811*[.A623]+115.00781924484" office:value-type="float" office:value="-26.6462822144427" calcext:value-type="float">
            <text:p>-26.65</text:p>
          </table:table-cell>
          <table:table-cell table:number-columns-repeated="7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-1.94970757352*10^-6*[.A624]^3+0.001983919016125*[.A624]^2-0.739720218654811*[.A624]+115.00781924484" office:value-type="float" office:value="-27.0508946351346" calcext:value-type="float">
            <text:p>-27.05</text:p>
          </table:table-cell>
          <table:table-cell table:number-columns-repeated="7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-1.94970757352*10^-6*[.A625]^3+0.001983919016125*[.A625]^2-0.739720218654811*[.A625]+115.00781924484" office:value-type="float" office:value="-27.4583242001502" calcext:value-type="float">
            <text:p>-27.46</text:p>
          </table:table-cell>
          <table:table-cell table:number-columns-repeated="7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-1.94970757352*10^-6*[.A626]^3+0.001983919016125*[.A626]^2-0.739720218654811*[.A626]+115.00781924484" office:value-type="float" office:value="-27.8685826077348" calcext:value-type="float">
            <text:p>-27.87</text:p>
          </table:table-cell>
          <table:table-cell table:number-columns-repeated="7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-1.94970757352*10^-6*[.A627]^3+0.001983919016125*[.A627]^2-0.739720218654811*[.A627]+115.00781924484" office:value-type="float" office:value="-28.2816815561339" calcext:value-type="float">
            <text:p>-28.28</text:p>
          </table:table-cell>
          <table:table-cell table:number-columns-repeated="7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-1.94970757352*10^-6*[.A628]^3+0.001983919016125*[.A628]^2-0.739720218654811*[.A628]+115.00781924484" office:value-type="float" office:value="-28.6976327435929" calcext:value-type="float">
            <text:p>-28.70</text:p>
          </table:table-cell>
          <table:table-cell table:number-columns-repeated="7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-1.94970757352*10^-6*[.A629]^3+0.001983919016125*[.A629]^2-0.739720218654811*[.A629]+115.00781924484" office:value-type="float" office:value="-29.1164478683573" calcext:value-type="float">
            <text:p>-29.12</text:p>
          </table:table-cell>
          <table:table-cell table:number-columns-repeated="7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-1.94970757352*10^-6*[.A630]^3+0.001983919016125*[.A630]^2-0.739720218654811*[.A630]+115.00781924484" office:value-type="float" office:value="-29.5381386286725" calcext:value-type="float">
            <text:p>-29.54</text:p>
          </table:table-cell>
          <table:table-cell table:number-columns-repeated="7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-1.94970757352*10^-6*[.A631]^3+0.001983919016125*[.A631]^2-0.739720218654811*[.A631]+115.00781924484" office:value-type="float" office:value="-29.9627167227839" calcext:value-type="float">
            <text:p>-29.96</text:p>
          </table:table-cell>
          <table:table-cell table:number-columns-repeated="7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-1.94970757352*10^-6*[.A632]^3+0.001983919016125*[.A632]^2-0.739720218654811*[.A632]+115.00781924484" office:value-type="float" office:value="-30.390193848937" calcext:value-type="float">
            <text:p>-30.39</text:p>
          </table:table-cell>
          <table:table-cell table:number-columns-repeated="7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-1.94970757352*10^-6*[.A633]^3+0.001983919016125*[.A633]^2-0.739720218654811*[.A633]+115.00781924484" office:value-type="float" office:value="-30.8205817053773" calcext:value-type="float">
            <text:p>-30.82</text:p>
          </table:table-cell>
          <table:table-cell table:number-columns-repeated="7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-1.94970757352*10^-6*[.A634]^3+0.001983919016125*[.A634]^2-0.739720218654811*[.A634]+115.00781924484" office:value-type="float" office:value="-31.2538919903502" calcext:value-type="float">
            <text:p>-31.25</text:p>
          </table:table-cell>
          <table:table-cell table:number-columns-repeated="7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-1.94970757352*10^-6*[.A635]^3+0.001983919016125*[.A635]^2-0.739720218654811*[.A635]+115.00781924484" office:value-type="float" office:value="-31.6901364021009" calcext:value-type="float">
            <text:p>-31.69</text:p>
          </table:table-cell>
          <table:table-cell table:number-columns-repeated="7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-1.94970757352*10^-6*[.A636]^3+0.001983919016125*[.A636]^2-0.739720218654811*[.A636]+115.00781924484" office:value-type="float" office:value="-32.1293266388752" calcext:value-type="float">
            <text:p>-32.13</text:p>
          </table:table-cell>
          <table:table-cell table:number-columns-repeated="7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-1.94970757352*10^-6*[.A637]^3+0.001983919016125*[.A637]^2-0.739720218654811*[.A637]+115.00781924484" office:value-type="float" office:value="-32.5714743989184" calcext:value-type="float">
            <text:p>-32.57</text:p>
          </table:table-cell>
          <table:table-cell table:number-columns-repeated="7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-1.94970757352*10^-6*[.A638]^3+0.001983919016125*[.A638]^2-0.739720218654811*[.A638]+115.00781924484" office:value-type="float" office:value="-33.0165913804759" calcext:value-type="float">
            <text:p>-33.02</text:p>
          </table:table-cell>
          <table:table-cell table:number-columns-repeated="7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-1.94970757352*10^-6*[.A639]^3+0.001983919016125*[.A639]^2-0.739720218654811*[.A639]+115.00781924484" office:value-type="float" office:value="-33.4646892817931" calcext:value-type="float">
            <text:p>-33.46</text:p>
          </table:table-cell>
          <table:table-cell table:number-columns-repeated="7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-1.94970757352*10^-6*[.A640]^3+0.001983919016125*[.A640]^2-0.739720218654811*[.A640]+115.00781924484" office:value-type="float" office:value="-33.9157798011157" calcext:value-type="float">
            <text:p>-33.92</text:p>
          </table:table-cell>
          <table:table-cell table:number-columns-repeated="7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-1.94970757352*10^-6*[.A641]^3+0.001983919016125*[.A641]^2-0.739720218654811*[.A641]+115.00781924484" office:value-type="float" office:value="-34.3698746366888" calcext:value-type="float">
            <text:p>-34.37</text:p>
          </table:table-cell>
          <table:table-cell table:number-columns-repeated="7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-1.94970757352*10^-6*[.A642]^3+0.001983919016125*[.A642]^2-0.739720218654811*[.A642]+115.00781924484" office:value-type="float" office:value="-34.8269854867581" calcext:value-type="float">
            <text:p>-34.83</text:p>
          </table:table-cell>
          <table:table-cell table:number-columns-repeated="7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-1.94970757352*10^-6*[.A643]^3+0.001983919016125*[.A643]^2-0.739720218654811*[.A643]+115.00781924484" office:value-type="float" office:value="-35.2871240495689" calcext:value-type="float">
            <text:p>-35.29</text:p>
          </table:table-cell>
          <table:table-cell table:number-columns-repeated="7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-1.94970757352*10^-6*[.A644]^3+0.001983919016125*[.A644]^2-0.739720218654811*[.A644]+115.00781924484" office:value-type="float" office:value="-35.7503020233667" calcext:value-type="float">
            <text:p>-35.75</text:p>
          </table:table-cell>
          <table:table-cell table:number-columns-repeated="7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-1.94970757352*10^-6*[.A645]^3+0.001983919016125*[.A645]^2-0.739720218654811*[.A645]+115.00781924484" office:value-type="float" office:value="-36.2165311063968" calcext:value-type="float">
            <text:p>-36.22</text:p>
          </table:table-cell>
          <table:table-cell table:number-columns-repeated="7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-1.94970757352*10^-6*[.A646]^3+0.001983919016125*[.A646]^2-0.739720218654811*[.A646]+115.00781924484" office:value-type="float" office:value="-36.6858229969048" calcext:value-type="float">
            <text:p>-36.69</text:p>
          </table:table-cell>
          <table:table-cell table:number-columns-repeated="7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-1.94970757352*10^-6*[.A647]^3+0.001983919016125*[.A647]^2-0.739720218654811*[.A647]+115.00781924484" office:value-type="float" office:value="-37.1581893931362" calcext:value-type="float">
            <text:p>-37.16</text:p>
          </table:table-cell>
          <table:table-cell table:number-columns-repeated="7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-1.94970757352*10^-6*[.A648]^3+0.001983919016125*[.A648]^2-0.739720218654811*[.A648]+115.00781924484" office:value-type="float" office:value="-37.6336419933364" calcext:value-type="float">
            <text:p>-37.63</text:p>
          </table:table-cell>
          <table:table-cell table:number-columns-repeated="7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-1.94970757352*10^-6*[.A649]^3+0.001983919016125*[.A649]^2-0.739720218654811*[.A649]+115.00781924484" office:value-type="float" office:value="-38.1121924957506" calcext:value-type="float">
            <text:p>-38.11</text:p>
          </table:table-cell>
          <table:table-cell table:number-columns-repeated="7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-1.94970757352*10^-6*[.A650]^3+0.001983919016125*[.A650]^2-0.739720218654811*[.A650]+115.00781924484" office:value-type="float" office:value="-38.5938525986246" calcext:value-type="float">
            <text:p>-38.59</text:p>
          </table:table-cell>
          <table:table-cell table:number-columns-repeated="7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-1.94970757352*10^-6*[.A651]^3+0.001983919016125*[.A651]^2-0.739720218654811*[.A651]+115.00781924484" office:value-type="float" office:value="-39.0786340002036" calcext:value-type="float">
            <text:p>-39.08</text:p>
          </table:table-cell>
          <table:table-cell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-1.94970757352*10^-6*[.A652]^3+0.001983919016125*[.A652]^2-0.739720218654811*[.A652]+115.00781924484" office:value-type="float" office:value="-39.5665483987331" calcext:value-type="float">
            <text:p>-39.57</text:p>
          </table:table-cell>
          <table:table-cell table:number-columns-repeated="7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-1.94970757352*10^-6*[.A653]^3+0.001983919016125*[.A653]^2-0.739720218654811*[.A653]+115.00781924484" office:value-type="float" office:value="-40.0576074924585" calcext:value-type="float">
            <text:p>-40.06</text:p>
          </table:table-cell>
          <table:table-cell table:number-columns-repeated="7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-1.94970757352*10^-6*[.A654]^3+0.001983919016125*[.A654]^2-0.739720218654811*[.A654]+115.00781924484" office:value-type="float" office:value="-40.5518229796254" calcext:value-type="float">
            <text:p>-40.55</text:p>
          </table:table-cell>
          <table:table-cell table:number-columns-repeated="7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-1.94970757352*10^-6*[.A655]^3+0.001983919016125*[.A655]^2-0.739720218654811*[.A655]+115.00781924484" office:value-type="float" office:value="-41.049206558479" calcext:value-type="float">
            <text:p>-41.05</text:p>
          </table:table-cell>
          <table:table-cell table:number-columns-repeated="7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-1.94970757352*10^-6*[.A656]^3+0.001983919016125*[.A656]^2-0.739720218654811*[.A656]+115.00781924484" office:value-type="float" office:value="-41.549769927265" calcext:value-type="float">
            <text:p>-41.55</text:p>
          </table:table-cell>
          <table:table-cell table:number-columns-repeated="7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-1.94970757352*10^-6*[.A657]^3+0.001983919016125*[.A657]^2-0.739720218654811*[.A657]+115.00781924484" office:value-type="float" office:value="-42.0535247842287" calcext:value-type="float">
            <text:p>-42.05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-1.94970757352*10^-6*[.A658]^3+0.001983919016125*[.A658]^2-0.739720218654811*[.A658]+115.00781924484" office:value-type="float" office:value="-42.5604828276154" calcext:value-type="float">
            <text:p>-42.56</text:p>
          </table:table-cell>
          <table:table-cell table:number-columns-repeated="7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-1.94970757352*10^-6*[.A659]^3+0.001983919016125*[.A659]^2-0.739720218654811*[.A659]+115.00781924484" office:value-type="float" office:value="-43.0706557556709" calcext:value-type="float">
            <text:p>-43.07</text:p>
          </table:table-cell>
          <table:table-cell table:number-columns-repeated="7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-1.94970757352*10^-6*[.A660]^3+0.001983919016125*[.A660]^2-0.739720218654811*[.A660]+115.00781924484" office:value-type="float" office:value="-43.5840552666404" calcext:value-type="float">
            <text:p>-43.58</text:p>
          </table:table-cell>
          <table:table-cell table:number-columns-repeated="7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-1.94970757352*10^-6*[.A661]^3+0.001983919016125*[.A661]^2-0.739720218654811*[.A661]+115.00781924484" office:value-type="float" office:value="-44.1006930587693" calcext:value-type="float">
            <text:p>-44.10</text:p>
          </table:table-cell>
          <table:table-cell table:number-columns-repeated="7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-1.94970757352*10^-6*[.A662]^3+0.001983919016125*[.A662]^2-0.739720218654811*[.A662]+115.00781924484" office:value-type="float" office:value="-44.6205808303031" calcext:value-type="float">
            <text:p>-44.62</text:p>
          </table:table-cell>
          <table:table-cell table:number-columns-repeated="7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-1.94970757352*10^-6*[.A663]^3+0.001983919016125*[.A663]^2-0.739720218654811*[.A663]+115.00781924484" office:value-type="float" office:value="-45.1437302794874" calcext:value-type="float">
            <text:p>-45.14</text:p>
          </table:table-cell>
          <table:table-cell table:number-columns-repeated="7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-1.94970757352*10^-6*[.A664]^3+0.001983919016125*[.A664]^2-0.739720218654811*[.A664]+115.00781924484" office:value-type="float" office:value="-45.6701531045675" calcext:value-type="float">
            <text:p>-45.67</text:p>
          </table:table-cell>
          <table:table-cell table:number-columns-repeated="7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-1.94970757352*10^-6*[.A665]^3+0.001983919016125*[.A665]^2-0.739720218654811*[.A665]+115.00781924484" office:value-type="float" office:value="-46.1998610037887" calcext:value-type="float">
            <text:p>-46.20</text:p>
          </table:table-cell>
          <table:table-cell table:number-columns-repeated="7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-1.94970757352*10^-6*[.A666]^3+0.001983919016125*[.A666]^2-0.739720218654811*[.A666]+115.00781924484" office:value-type="float" office:value="-46.7328656753966" calcext:value-type="float">
            <text:p>-46.73</text:p>
          </table:table-cell>
          <table:table-cell table:number-columns-repeated="7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-1.94970757352*10^-6*[.A667]^3+0.001983919016125*[.A667]^2-0.739720218654811*[.A667]+115.00781924484" office:value-type="float" office:value="-47.2691788176367" calcext:value-type="float">
            <text:p>-47.27</text:p>
          </table:table-cell>
          <table:table-cell table:number-columns-repeated="7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-1.94970757352*10^-6*[.A668]^3+0.001983919016125*[.A668]^2-0.739720218654811*[.A668]+115.00781924484" office:value-type="float" office:value="-47.8088121287544" calcext:value-type="float">
            <text:p>-47.81</text:p>
          </table:table-cell>
          <table:table-cell table:number-columns-repeated="7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-1.94970757352*10^-6*[.A669]^3+0.001983919016125*[.A669]^2-0.739720218654811*[.A669]+115.00781924484" office:value-type="float" office:value="-48.3517773069951" calcext:value-type="float">
            <text:p>-48.35</text:p>
          </table:table-cell>
          <table:table-cell table:number-columns-repeated="7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-1.94970757352*10^-6*[.A670]^3+0.001983919016125*[.A670]^2-0.739720218654811*[.A670]+115.00781924484" office:value-type="float" office:value="-48.8980860506041" calcext:value-type="float">
            <text:p>-48.90</text:p>
          </table:table-cell>
          <table:table-cell table:number-columns-repeated="7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-1.94970757352*10^-6*[.A671]^3+0.001983919016125*[.A671]^2-0.739720218654811*[.A671]+115.00781924484" office:value-type="float" office:value="-49.4477500578271" calcext:value-type="float">
            <text:p>-49.45</text:p>
          </table:table-cell>
          <table:table-cell table:number-columns-repeated="7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-1.94970757352*10^-6*[.A672]^3+0.001983919016125*[.A672]^2-0.739720218654811*[.A672]+115.00781924484" office:value-type="float" office:value="-50.0007810269095" calcext:value-type="float">
            <text:p>-50.00</text:p>
          </table:table-cell>
          <table:table-cell table:number-columns-repeated="7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-1.94970757352*10^-6*[.A673]^3+0.001983919016125*[.A673]^2-0.739720218654811*[.A673]+115.00781924484" office:value-type="float" office:value="-50.5571906560966" calcext:value-type="float">
            <text:p>-50.56</text:p>
          </table:table-cell>
          <table:table-cell table:number-columns-repeated="7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-1.94970757352*10^-6*[.A674]^3+0.001983919016125*[.A674]^2-0.739720218654811*[.A674]+115.00781924484" office:value-type="float" office:value="-51.1169906436339" calcext:value-type="float">
            <text:p>-51.12</text:p>
          </table:table-cell>
          <table:table-cell table:number-columns-repeated="7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-1.94970757352*10^-6*[.A675]^3+0.001983919016125*[.A675]^2-0.739720218654811*[.A675]+115.00781924484" office:value-type="float" office:value="-51.6801926877669" calcext:value-type="float">
            <text:p>-51.68</text:p>
          </table:table-cell>
          <table:table-cell table:number-columns-repeated="7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-1.94970757352*10^-6*[.A676]^3+0.001983919016125*[.A676]^2-0.739720218654811*[.A676]+115.00781924484" office:value-type="float" office:value="-52.246808486741" calcext:value-type="float">
            <text:p>-52.25</text:p>
          </table:table-cell>
          <table:table-cell table:number-columns-repeated="7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-1.94970757352*10^-6*[.A677]^3+0.001983919016125*[.A677]^2-0.739720218654811*[.A677]+115.00781924484" office:value-type="float" office:value="-52.8168497388016" calcext:value-type="float">
            <text:p>-52.82</text:p>
          </table:table-cell>
          <table:table-cell table:number-columns-repeated="7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-1.94970757352*10^-6*[.A678]^3+0.001983919016125*[.A678]^2-0.739720218654811*[.A678]+115.00781924484" office:value-type="float" office:value="-53.3903281421941" calcext:value-type="float">
            <text:p>-53.39</text:p>
          </table:table-cell>
          <table:table-cell table:number-columns-repeated="7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-1.94970757352*10^-6*[.A679]^3+0.001983919016125*[.A679]^2-0.739720218654811*[.A679]+115.00781924484" office:value-type="float" office:value="-53.9672553951642" calcext:value-type="float">
            <text:p>-53.97</text:p>
          </table:table-cell>
          <table:table-cell table:number-columns-repeated="7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-1.94970757352*10^-6*[.A680]^3+0.001983919016125*[.A680]^2-0.739720218654811*[.A680]+115.00781924484" office:value-type="float" office:value="-54.547643195957" calcext:value-type="float">
            <text:p>-54.55</text:p>
          </table:table-cell>
          <table:table-cell table:number-columns-repeated="7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-1.94970757352*10^-6*[.A681]^3+0.001983919016125*[.A681]^2-0.739720218654811*[.A681]+115.00781924484" office:value-type="float" office:value="-55.1315032428182" calcext:value-type="float">
            <text:p>-55.13</text:p>
          </table:table-cell>
          <table:table-cell table:number-columns-repeated="7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-1.94970757352*10^-6*[.A682]^3+0.001983919016125*[.A682]^2-0.739720218654811*[.A682]+115.00781924484" office:value-type="float" office:value="-55.7188472339931" calcext:value-type="float">
            <text:p>-55.72</text:p>
          </table:table-cell>
          <table:table-cell table:number-columns-repeated="7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-1.94970757352*10^-6*[.A683]^3+0.001983919016125*[.A683]^2-0.739720218654811*[.A683]+115.00781924484" office:value-type="float" office:value="-56.3096868677272" calcext:value-type="float">
            <text:p>-56.31</text:p>
          </table:table-cell>
          <table:table-cell table:number-columns-repeated="7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-1.94970757352*10^-6*[.A684]^3+0.001983919016125*[.A684]^2-0.739720218654811*[.A684]+115.00781924484" office:value-type="float" office:value="-56.9040338422659" calcext:value-type="float">
            <text:p>-56.90</text:p>
          </table:table-cell>
          <table:table-cell table:number-columns-repeated="7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-1.94970757352*10^-6*[.A685]^3+0.001983919016125*[.A685]^2-0.739720218654811*[.A685]+115.00781924484" office:value-type="float" office:value="-57.5018998558547" calcext:value-type="float">
            <text:p>-57.50</text:p>
          </table:table-cell>
          <table:table-cell table:number-columns-repeated="7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-1.94970757352*10^-6*[.A686]^3+0.001983919016125*[.A686]^2-0.739720218654811*[.A686]+115.00781924484" office:value-type="float" office:value="-58.103296606739" calcext:value-type="float">
            <text:p>-58.10</text:p>
          </table:table-cell>
          <table:table-cell table:number-columns-repeated="7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-1.94970757352*10^-6*[.A687]^3+0.001983919016125*[.A687]^2-0.739720218654811*[.A687]+115.00781924484" office:value-type="float" office:value="-58.7082357931642" calcext:value-type="float">
            <text:p>-58.71</text:p>
          </table:table-cell>
          <table:table-cell table:number-columns-repeated="7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-1.94970757352*10^-6*[.A688]^3+0.001983919016125*[.A688]^2-0.739720218654811*[.A688]+115.00781924484" office:value-type="float" office:value="-59.3167291133759" calcext:value-type="float">
            <text:p>-59.32</text:p>
          </table:table-cell>
          <table:table-cell table:number-columns-repeated="7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-1.94970757352*10^-6*[.A689]^3+0.001983919016125*[.A689]^2-0.739720218654811*[.A689]+115.00781924484" office:value-type="float" office:value="-59.9287882656195" calcext:value-type="float">
            <text:p>-59.93</text:p>
          </table:table-cell>
          <table:table-cell table:number-columns-repeated="7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-1.94970757352*10^-6*[.A690]^3+0.001983919016125*[.A690]^2-0.739720218654811*[.A690]+115.00781924484" office:value-type="float" office:value="-60.5444249481401" calcext:value-type="float">
            <text:p>-60.54</text:p>
          </table:table-cell>
          <table:table-cell table:number-columns-repeated="7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-1.94970757352*10^-6*[.A691]^3+0.001983919016125*[.A691]^2-0.739720218654811*[.A691]+115.00781924484" office:value-type="float" office:value="-61.1636508591836" calcext:value-type="float">
            <text:p>-61.16</text:p>
          </table:table-cell>
          <table:table-cell table:number-columns-repeated="7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-1.94970757352*10^-6*[.A692]^3+0.001983919016125*[.A692]^2-0.739720218654811*[.A692]+115.00781924484" office:value-type="float" office:value="-61.7864776969952" calcext:value-type="float">
            <text:p>-61.79</text:p>
          </table:table-cell>
          <table:table-cell table:number-columns-repeated="7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-1.94970757352*10^-6*[.A693]^3+0.001983919016125*[.A693]^2-0.739720218654811*[.A693]+115.00781924484" office:value-type="float" office:value="-62.4129171598204" calcext:value-type="float">
            <text:p>-62.41</text:p>
          </table:table-cell>
          <table:table-cell table:number-columns-repeated="7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-1.94970757352*10^-6*[.A694]^3+0.001983919016125*[.A694]^2-0.739720218654811*[.A694]+115.00781924484" office:value-type="float" office:value="-63.0429809459047" calcext:value-type="float">
            <text:p>-63.04</text:p>
          </table:table-cell>
          <table:table-cell table:number-columns-repeated="7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-1.94970757352*10^-6*[.A695]^3+0.001983919016125*[.A695]^2-0.739720218654811*[.A695]+115.00781924484" office:value-type="float" office:value="-63.6766807534934" calcext:value-type="float">
            <text:p>-63.68</text:p>
          </table:table-cell>
          <table:table-cell table:number-columns-repeated="7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-1.94970757352*10^-6*[.A696]^3+0.001983919016125*[.A696]^2-0.739720218654811*[.A696]+115.00781924484" office:value-type="float" office:value="-64.314028280832" calcext:value-type="float">
            <text:p>-64.31</text:p>
          </table:table-cell>
          <table:table-cell table:number-columns-repeated="7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-1.94970757352*10^-6*[.A697]^3+0.001983919016125*[.A697]^2-0.739720218654811*[.A697]+115.00781924484" office:value-type="float" office:value="-64.955035226166" calcext:value-type="float">
            <text:p>-64.96</text:p>
          </table:table-cell>
          <table:table-cell table:number-columns-repeated="7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-1.94970757352*10^-6*[.A698]^3+0.001983919016125*[.A698]^2-0.739720218654811*[.A698]+115.00781924484" office:value-type="float" office:value="-65.5997132877408" calcext:value-type="float">
            <text:p>-65.60</text:p>
          </table:table-cell>
          <table:table-cell table:number-columns-repeated="7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-1.94970757352*10^-6*[.A699]^3+0.001983919016125*[.A699]^2-0.739720218654811*[.A699]+115.00781924484" office:value-type="float" office:value="-66.2480741638018" calcext:value-type="float">
            <text:p>-66.25</text:p>
          </table:table-cell>
          <table:table-cell table:number-columns-repeated="7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-1.94970757352*10^-6*[.A700]^3+0.001983919016125*[.A700]^2-0.739720218654811*[.A700]+115.00781924484" office:value-type="float" office:value="-66.9001295525947" calcext:value-type="float">
            <text:p>-66.90</text:p>
          </table:table-cell>
          <table:table-cell table:number-columns-repeated="7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-1.94970757352*10^-6*[.A701]^3+0.001983919016125*[.A701]^2-0.739720218654811*[.A701]+115.00781924484" office:value-type="float" office:value="-67.5558911523644" calcext:value-type="float">
            <text:p>-67.56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-1.94970757352*10^-6*[.A702]^3+0.001983919016125*[.A702]^2-0.739720218654811*[.A702]+115.00781924484" office:value-type="float" office:value="-68.2153706613569" calcext:value-type="float">
            <text:p>-68.22</text:p>
          </table:table-cell>
          <table:table-cell table:number-columns-repeated="7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-1.94970757352*10^-6*[.A703]^3+0.001983919016125*[.A703]^2-0.739720218654811*[.A703]+115.00781924484" office:value-type="float" office:value="-68.8785797778173" calcext:value-type="float">
            <text:p>-68.88</text:p>
          </table:table-cell>
          <table:table-cell table:number-columns-repeated="7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-1.94970757352*10^-6*[.A704]^3+0.001983919016125*[.A704]^2-0.739720218654811*[.A704]+115.00781924484" office:value-type="float" office:value="-69.5455301999911" calcext:value-type="float">
            <text:p>-69.55</text:p>
          </table:table-cell>
          <table:table-cell table:number-columns-repeated="7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-1.94970757352*10^-6*[.A705]^3+0.001983919016125*[.A705]^2-0.739720218654811*[.A705]+115.00781924484" office:value-type="float" office:value="-70.2162336261239" calcext:value-type="float">
            <text:p>-70.22</text:p>
          </table:table-cell>
          <table:table-cell table:number-columns-repeated="7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-1.94970757352*10^-6*[.A706]^3+0.001983919016125*[.A706]^2-0.739720218654811*[.A706]+115.00781924484" office:value-type="float" office:value="-70.890701754461" calcext:value-type="float">
            <text:p>-70.89</text:p>
          </table:table-cell>
          <table:table-cell table:number-columns-repeated="7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-1.94970757352*10^-6*[.A707]^3+0.001983919016125*[.A707]^2-0.739720218654811*[.A707]+115.00781924484" office:value-type="float" office:value="-71.5689462832478" calcext:value-type="float">
            <text:p>-71.57</text:p>
          </table:table-cell>
          <table:table-cell table:number-columns-repeated="7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-1.94970757352*10^-6*[.A708]^3+0.001983919016125*[.A708]^2-0.739720218654811*[.A708]+115.00781924484" office:value-type="float" office:value="-72.25097891073" calcext:value-type="float">
            <text:p>-72.25</text:p>
          </table:table-cell>
          <table:table-cell table:number-columns-repeated="7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-1.94970757352*10^-6*[.A709]^3+0.001983919016125*[.A709]^2-0.739720218654811*[.A709]+115.00781924484" office:value-type="float" office:value="-72.9368113351527" calcext:value-type="float">
            <text:p>-72.94</text:p>
          </table:table-cell>
          <table:table-cell table:number-columns-repeated="7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-1.94970757352*10^-6*[.A710]^3+0.001983919016125*[.A710]^2-0.739720218654811*[.A710]+115.00781924484" office:value-type="float" office:value="-73.6264552547615" calcext:value-type="float">
            <text:p>-73.63</text:p>
          </table:table-cell>
          <table:table-cell table:number-columns-repeated="7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-1.94970757352*10^-6*[.A711]^3+0.001983919016125*[.A711]^2-0.739720218654811*[.A711]+115.00781924484" office:value-type="float" office:value="-74.319922367802" calcext:value-type="float">
            <text:p>-74.32</text:p>
          </table:table-cell>
          <table:table-cell table:number-columns-repeated="7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-1.94970757352*10^-6*[.A712]^3+0.001983919016125*[.A712]^2-0.739720218654811*[.A712]+115.00781924484" office:value-type="float" office:value="-75.0172243725193" calcext:value-type="float">
            <text:p>-75.02</text:p>
          </table:table-cell>
          <table:table-cell table:number-columns-repeated="7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-1.94970757352*10^-6*[.A713]^3+0.001983919016125*[.A713]^2-0.739720218654811*[.A713]+115.00781924484" office:value-type="float" office:value="-75.718372967159" calcext:value-type="float">
            <text:p>-75.72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-1.94970757352*10^-6*[.A714]^3+0.001983919016125*[.A714]^2-0.739720218654811*[.A714]+115.00781924484" office:value-type="float" office:value="-76.4233798499666" calcext:value-type="float">
            <text:p>-76.42</text:p>
          </table:table-cell>
          <table:table-cell table:number-columns-repeated="7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-1.94970757352*10^-6*[.A715]^3+0.001983919016125*[.A715]^2-0.739720218654811*[.A715]+115.00781924484" office:value-type="float" office:value="-77.1322567191876" calcext:value-type="float">
            <text:p>-77.13</text:p>
          </table:table-cell>
          <table:table-cell table:number-columns-repeated="7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-1.94970757352*10^-6*[.A716]^3+0.001983919016125*[.A716]^2-0.739720218654811*[.A716]+115.00781924484" office:value-type="float" office:value="-77.8450152730672" calcext:value-type="float">
            <text:p>-77.85</text:p>
          </table:table-cell>
          <table:table-cell table:number-columns-repeated="7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-1.94970757352*10^-6*[.A717]^3+0.001983919016125*[.A717]^2-0.739720218654811*[.A717]+115.00781924484" office:value-type="float" office:value="-78.561667209851" calcext:value-type="float">
            <text:p>-78.56</text:p>
          </table:table-cell>
          <table:table-cell table:number-columns-repeated="7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-1.94970757352*10^-6*[.A718]^3+0.001983919016125*[.A718]^2-0.739720218654811*[.A718]+115.00781924484" office:value-type="float" office:value="-79.2822242277845" calcext:value-type="float">
            <text:p>-79.28</text:p>
          </table:table-cell>
          <table:table-cell table:number-columns-repeated="7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-1.94970757352*10^-6*[.A719]^3+0.001983919016125*[.A719]^2-0.739720218654811*[.A719]+115.00781924484" office:value-type="float" office:value="-80.0066980251131" calcext:value-type="float">
            <text:p>-80.01</text:p>
          </table:table-cell>
          <table:table-cell table:number-columns-repeated="7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-1.94970757352*10^-6*[.A720]^3+0.001983919016125*[.A720]^2-0.739720218654811*[.A720]+115.00781924484" office:value-type="float" office:value="-80.7351003000821" calcext:value-type="float">
            <text:p>-80.74</text:p>
          </table:table-cell>
          <table:table-cell table:number-columns-repeated="7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-1.94970757352*10^-6*[.A721]^3+0.001983919016125*[.A721]^2-0.739720218654811*[.A721]+115.00781924484" office:value-type="float" office:value="-81.4674427509371" calcext:value-type="float">
            <text:p>-81.47</text:p>
          </table:table-cell>
          <table:table-cell table:number-columns-repeated="7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-1.94970757352*10^-6*[.A722]^3+0.001983919016125*[.A722]^2-0.739720218654811*[.A722]+115.00781924484" office:value-type="float" office:value="-82.2037370759234" calcext:value-type="float">
            <text:p>-82.20</text:p>
          </table:table-cell>
          <table:table-cell table:number-columns-repeated="7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-1.94970757352*10^-6*[.A723]^3+0.001983919016125*[.A723]^2-0.739720218654811*[.A723]+115.00781924484" office:value-type="float" office:value="-82.9439949732867" calcext:value-type="float">
            <text:p>-82.94</text:p>
          </table:table-cell>
          <table:table-cell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-1.94970757352*10^-6*[.A724]^3+0.001983919016125*[.A724]^2-0.739720218654811*[.A724]+115.00781924484" office:value-type="float" office:value="-83.6882281412721" calcext:value-type="float">
            <text:p>-83.69</text:p>
          </table:table-cell>
          <table:table-cell table:number-columns-repeated="7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-1.94970757352*10^-6*[.A725]^3+0.001983919016125*[.A725]^2-0.739720218654811*[.A725]+115.00781924484" office:value-type="float" office:value="-84.4364482781254" calcext:value-type="float">
            <text:p>-84.44</text:p>
          </table:table-cell>
          <table:table-cell table:number-columns-repeated="7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-1.94970757352*10^-6*[.A726]^3+0.001983919016125*[.A726]^2-0.739720218654811*[.A726]+115.00781924484" office:value-type="float" office:value="-85.1886670820917" calcext:value-type="float">
            <text:p>-85.19</text:p>
          </table:table-cell>
          <table:table-cell table:number-columns-repeated="7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-1.94970757352*10^-6*[.A727]^3+0.001983919016125*[.A727]^2-0.739720218654811*[.A727]+115.00781924484" office:value-type="float" office:value="-85.9448962514166" calcext:value-type="float">
            <text:p>-85.94</text:p>
          </table:table-cell>
          <table:table-cell table:number-columns-repeated="7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-1.94970757352*10^-6*[.A728]^3+0.001983919016125*[.A728]^2-0.739720218654811*[.A728]+115.00781924484" office:value-type="float" office:value="-86.7051474843456" calcext:value-type="float">
            <text:p>-86.71</text:p>
          </table:table-cell>
          <table:table-cell table:number-columns-repeated="7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-1.94970757352*10^-6*[.A729]^3+0.001983919016125*[.A729]^2-0.739720218654811*[.A729]+115.00781924484" office:value-type="float" office:value="-87.469432479124" calcext:value-type="float">
            <text:p>-87.47</text:p>
          </table:table-cell>
          <table:table-cell table:number-columns-repeated="7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-1.94970757352*10^-6*[.A730]^3+0.001983919016125*[.A730]^2-0.739720218654811*[.A730]+115.00781924484" office:value-type="float" office:value="-88.2377629339973" calcext:value-type="float">
            <text:p>-88.24</text:p>
          </table:table-cell>
          <table:table-cell table:number-columns-repeated="7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-1.94970757352*10^-6*[.A731]^3+0.001983919016125*[.A731]^2-0.739720218654811*[.A731]+115.00781924484" office:value-type="float" office:value="-89.0101505472111" calcext:value-type="float">
            <text:p>-89.01</text:p>
          </table:table-cell>
          <table:table-cell table:number-columns-repeated="7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-1.94970757352*10^-6*[.A732]^3+0.001983919016125*[.A732]^2-0.739720218654811*[.A732]+115.00781924484" office:value-type="float" office:value="-89.7866070170106" calcext:value-type="float">
            <text:p>-89.79</text:p>
          </table:table-cell>
          <table:table-cell table:number-columns-repeated="7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-1.94970757352*10^-6*[.A733]^3+0.001983919016125*[.A733]^2-0.739720218654811*[.A733]+115.00781924484" office:value-type="float" office:value="-90.5671440416414" calcext:value-type="float">
            <text:p>-90.57</text:p>
          </table:table-cell>
          <table:table-cell table:number-columns-repeated="7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-1.94970757352*10^-6*[.A734]^3+0.001983919016125*[.A734]^2-0.739720218654811*[.A734]+115.00781924484" office:value-type="float" office:value="-91.3517733193487" calcext:value-type="float">
            <text:p>-91.35</text:p>
          </table:table-cell>
          <table:table-cell table:number-columns-repeated="7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-1.94970757352*10^-6*[.A735]^3+0.001983919016125*[.A735]^2-0.739720218654811*[.A735]+115.00781924484" office:value-type="float" office:value="-92.1405065483783" calcext:value-type="float">
            <text:p>-92.14</text:p>
          </table:table-cell>
          <table:table-cell table:number-columns-repeated="7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-1.94970757352*10^-6*[.A736]^3+0.001983919016125*[.A736]^2-0.739720218654811*[.A736]+115.00781924484" office:value-type="float" office:value="-92.9333554269755" calcext:value-type="float">
            <text:p>-92.93</text:p>
          </table:table-cell>
          <table:table-cell table:number-columns-repeated="7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-1.94970757352*10^-6*[.A737]^3+0.001983919016125*[.A737]^2-0.739720218654811*[.A737]+115.00781924484" office:value-type="float" office:value="-93.7303316533857" calcext:value-type="float">
            <text:p>-93.73</text:p>
          </table:table-cell>
          <table:table-cell table:number-columns-repeated="7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-1.94970757352*10^-6*[.A738]^3+0.001983919016125*[.A738]^2-0.739720218654811*[.A738]+115.00781924484" office:value-type="float" office:value="-94.5314469258541" calcext:value-type="float">
            <text:p>-94.53</text:p>
          </table:table-cell>
          <table:table-cell table:number-columns-repeated="7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-1.94970757352*10^-6*[.A739]^3+0.001983919016125*[.A739]^2-0.739720218654811*[.A739]+115.00781924484" office:value-type="float" office:value="-95.3367129426266" calcext:value-type="float">
            <text:p>-95.34</text:p>
          </table:table-cell>
          <table:table-cell table:number-columns-repeated="7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-1.94970757352*10^-6*[.A740]^3+0.001983919016125*[.A740]^2-0.739720218654811*[.A740]+115.00781924484" office:value-type="float" office:value="-96.1461414019484" calcext:value-type="float">
            <text:p>-96.15</text:p>
          </table:table-cell>
          <table:table-cell table:number-columns-repeated="7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-1.94970757352*10^-6*[.A741]^3+0.001983919016125*[.A741]^2-0.739720218654811*[.A741]+115.00781924484" office:value-type="float" office:value="-96.959744002065" calcext:value-type="float">
            <text:p>-96.96</text:p>
          </table:table-cell>
          <table:table-cell table:number-columns-repeated="7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-1.94970757352*10^-6*[.A742]^3+0.001983919016125*[.A742]^2-0.739720218654811*[.A742]+115.00781924484" office:value-type="float" office:value="-97.7775324412218" calcext:value-type="float">
            <text:p>-97.78</text:p>
          </table:table-cell>
          <table:table-cell table:number-columns-repeated="7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-1.94970757352*10^-6*[.A743]^3+0.001983919016125*[.A743]^2-0.739720218654811*[.A743]+115.00781924484" office:value-type="float" office:value="-98.5995184176642" calcext:value-type="float">
            <text:p>-98.60</text:p>
          </table:table-cell>
          <table:table-cell table:number-columns-repeated="7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-1.94970757352*10^-6*[.A744]^3+0.001983919016125*[.A744]^2-0.739720218654811*[.A744]+115.00781924484" office:value-type="float" office:value="-99.4257136296377" calcext:value-type="float">
            <text:p>-99.43</text:p>
          </table:table-cell>
          <table:table-cell table:number-columns-repeated="7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-1.94970757352*10^-6*[.A745]^3+0.001983919016125*[.A745]^2-0.739720218654811*[.A745]+115.00781924484" office:value-type="float" office:value="-100.256129775388" calcext:value-type="float">
            <text:p>-100.26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-1.94970757352*10^-6*[.A746]^3+0.001983919016125*[.A746]^2-0.739720218654811*[.A746]+115.00781924484" office:value-type="float" office:value="-101.09077855316" calcext:value-type="float">
            <text:p>-101.09</text:p>
          </table:table-cell>
          <table:table-cell table:number-columns-repeated="7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-1.94970757352*10^-6*[.A747]^3+0.001983919016125*[.A747]^2-0.739720218654811*[.A747]+115.00781924484" office:value-type="float" office:value="-101.929671661199" calcext:value-type="float">
            <text:p>-101.93</text:p>
          </table:table-cell>
          <table:table-cell table:number-columns-repeated="7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-1.94970757352*10^-6*[.A748]^3+0.001983919016125*[.A748]^2-0.739720218654811*[.A748]+115.00781924484" office:value-type="float" office:value="-102.772820797751" calcext:value-type="float">
            <text:p>-102.77</text:p>
          </table:table-cell>
          <table:table-cell table:number-columns-repeated="7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-1.94970757352*10^-6*[.A749]^3+0.001983919016125*[.A749]^2-0.739720218654811*[.A749]+115.00781924484" office:value-type="float" office:value="-103.620237661062" calcext:value-type="float">
            <text:p>-103.62</text:p>
          </table:table-cell>
          <table:table-cell table:number-columns-repeated="7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-1.94970757352*10^-6*[.A750]^3+0.001983919016125*[.A750]^2-0.739720218654811*[.A750]+115.00781924484" office:value-type="float" office:value="-104.471933949376" calcext:value-type="float">
            <text:p>-104.47</text:p>
          </table:table-cell>
          <table:table-cell table:number-columns-repeated="7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-1.94970757352*10^-6*[.A751]^3+0.001983919016125*[.A751]^2-0.739720218654811*[.A751]+115.00781924484" office:value-type="float" office:value="-105.32792136094" calcext:value-type="float">
            <text:p>-105.33</text:p>
          </table:table-cell>
          <table:table-cell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-1.94970757352*10^-6*[.A752]^3+0.001983919016125*[.A752]^2-0.739720218654811*[.A752]+115.00781924484" office:value-type="float" office:value="-106.188211593998" calcext:value-type="float">
            <text:p>-106.19</text:p>
          </table:table-cell>
          <table:table-cell table:number-columns-repeated="7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-1.94970757352*10^-6*[.A753]^3+0.001983919016125*[.A753]^2-0.739720218654811*[.A753]+115.00781924484" office:value-type="float" office:value="-107.052816346796" calcext:value-type="float">
            <text:p>-107.05</text:p>
          </table:table-cell>
          <table:table-cell table:number-columns-repeated="7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-1.94970757352*10^-6*[.A754]^3+0.001983919016125*[.A754]^2-0.739720218654811*[.A754]+115.00781924484" office:value-type="float" office:value="-107.92174731758" calcext:value-type="float">
            <text:p>-107.92</text:p>
          </table:table-cell>
          <table:table-cell table:number-columns-repeated="7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-1.94970757352*10^-6*[.A755]^3+0.001983919016125*[.A755]^2-0.739720218654811*[.A755]+115.00781924484" office:value-type="float" office:value="-108.795016204595" calcext:value-type="float">
            <text:p>-108.80</text:p>
          </table:table-cell>
          <table:table-cell table:number-columns-repeated="7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-1.94970757352*10^-6*[.A756]^3+0.001983919016125*[.A756]^2-0.739720218654811*[.A756]+115.00781924484" office:value-type="float" office:value="-109.672634706086" calcext:value-type="float">
            <text:p>-109.67</text:p>
          </table:table-cell>
          <table:table-cell table:number-columns-repeated="7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-1.94970757352*10^-6*[.A757]^3+0.001983919016125*[.A757]^2-0.739720218654811*[.A757]+115.00781924484" office:value-type="float" office:value="-110.554614520299" calcext:value-type="float">
            <text:p>-110.55</text:p>
          </table:table-cell>
          <table:table-cell table:number-columns-repeated="7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-1.94970757352*10^-6*[.A758]^3+0.001983919016125*[.A758]^2-0.739720218654811*[.A758]+115.00781924484" office:value-type="float" office:value="-111.440967345479" calcext:value-type="float">
            <text:p>-111.44</text:p>
          </table:table-cell>
          <table:table-cell table:number-columns-repeated="7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-1.94970757352*10^-6*[.A759]^3+0.001983919016125*[.A759]^2-0.739720218654811*[.A759]+115.00781924484" office:value-type="float" office:value="-112.331704879872" calcext:value-type="float">
            <text:p>-112.33</text:p>
          </table:table-cell>
          <table:table-cell table:number-columns-repeated="7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-1.94970757352*10^-6*[.A760]^3+0.001983919016125*[.A760]^2-0.739720218654811*[.A760]+115.00781924484" office:value-type="float" office:value="-113.226838821723" calcext:value-type="float">
            <text:p>-113.23</text:p>
          </table:table-cell>
          <table:table-cell table:number-columns-repeated="7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-1.94970757352*10^-6*[.A761]^3+0.001983919016125*[.A761]^2-0.739720218654811*[.A761]+115.00781924484" office:value-type="float" office:value="-114.126380869277" calcext:value-type="float">
            <text:p>-114.13</text:p>
          </table:table-cell>
          <table:table-cell table:number-columns-repeated="7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-1.94970757352*10^-6*[.A762]^3+0.001983919016125*[.A762]^2-0.739720218654811*[.A762]+115.00781924484" office:value-type="float" office:value="-115.030342720781" calcext:value-type="float">
            <text:p>-115.03</text:p>
          </table:table-cell>
          <table:table-cell table:number-columns-repeated="7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-1.94970757352*10^-6*[.A763]^3+0.001983919016125*[.A763]^2-0.739720218654811*[.A763]+115.00781924484" office:value-type="float" office:value="-115.938736074479" calcext:value-type="float">
            <text:p>-115.94</text:p>
          </table:table-cell>
          <table:table-cell table:number-columns-repeated="7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-1.94970757352*10^-6*[.A764]^3+0.001983919016125*[.A764]^2-0.739720218654811*[.A764]+115.00781924484" office:value-type="float" office:value="-116.851572628617" calcext:value-type="float">
            <text:p>-116.85</text:p>
          </table:table-cell>
          <table:table-cell table:number-columns-repeated="7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-1.94970757352*10^-6*[.A765]^3+0.001983919016125*[.A765]^2-0.739720218654811*[.A765]+115.00781924484" office:value-type="float" office:value="-117.76886408144" calcext:value-type="float">
            <text:p>-117.77</text:p>
          </table:table-cell>
          <table:table-cell table:number-columns-repeated="7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-1.94970757352*10^-6*[.A766]^3+0.001983919016125*[.A766]^2-0.739720218654811*[.A766]+115.00781924484" office:value-type="float" office:value="-118.690622131194" calcext:value-type="float">
            <text:p>-118.69</text:p>
          </table:table-cell>
          <table:table-cell table:number-columns-repeated="7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-1.94970757352*10^-6*[.A767]^3+0.001983919016125*[.A767]^2-0.739720218654811*[.A767]+115.00781924484" office:value-type="float" office:value="-119.616858476125" calcext:value-type="float">
            <text:p>-119.62</text:p>
          </table:table-cell>
          <table:table-cell table:number-columns-repeated="7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-1.94970757352*10^-6*[.A768]^3+0.001983919016125*[.A768]^2-0.739720218654811*[.A768]+115.00781924484" office:value-type="float" office:value="-120.547584814477" calcext:value-type="float">
            <text:p>-120.55</text:p>
          </table:table-cell>
          <table:table-cell table:number-columns-repeated="7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-1.94970757352*10^-6*[.A769]^3+0.001983919016125*[.A769]^2-0.739720218654811*[.A769]+115.00781924484" office:value-type="float" office:value="-121.482812844496" calcext:value-type="float">
            <text:p>-121.48</text:p>
          </table:table-cell>
          <table:table-cell table:number-columns-repeated="7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-1.94970757352*10^-6*[.A770]^3+0.001983919016125*[.A770]^2-0.739720218654811*[.A770]+115.00781924484" office:value-type="float" office:value="-122.422554264428" calcext:value-type="float">
            <text:p>-122.42</text:p>
          </table:table-cell>
          <table:table-cell table:number-columns-repeated="7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-1.94970757352*10^-6*[.A771]^3+0.001983919016125*[.A771]^2-0.739720218654811*[.A771]+115.00781924484" office:value-type="float" office:value="-123.366820772518" calcext:value-type="float">
            <text:p>-123.37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-1.94970757352*10^-6*[.A772]^3+0.001983919016125*[.A772]^2-0.739720218654811*[.A772]+115.00781924484" office:value-type="float" office:value="-124.315624067011" calcext:value-type="float">
            <text:p>-124.32</text:p>
          </table:table-cell>
          <table:table-cell table:number-columns-repeated="7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-1.94970757352*10^-6*[.A773]^3+0.001983919016125*[.A773]^2-0.739720218654811*[.A773]+115.00781924484" office:value-type="float" office:value="-125.268975846153" calcext:value-type="float">
            <text:p>-125.27</text:p>
          </table:table-cell>
          <table:table-cell table:number-columns-repeated="7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-1.94970757352*10^-6*[.A774]^3+0.001983919016125*[.A774]^2-0.739720218654811*[.A774]+115.00781924484" office:value-type="float" office:value="-126.226887808189" calcext:value-type="float">
            <text:p>-126.23</text:p>
          </table:table-cell>
          <table:table-cell table:number-columns-repeated="7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-1.94970757352*10^-6*[.A775]^3+0.001983919016125*[.A775]^2-0.739720218654811*[.A775]+115.00781924484" office:value-type="float" office:value="-127.189371651366" calcext:value-type="float">
            <text:p>-127.19</text:p>
          </table:table-cell>
          <table:table-cell table:number-columns-repeated="7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-1.94970757352*10^-6*[.A776]^3+0.001983919016125*[.A776]^2-0.739720218654811*[.A776]+115.00781924484" office:value-type="float" office:value="-128.156439073927" calcext:value-type="float">
            <text:p>-128.16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-1.94970757352*10^-6*[.A777]^3+0.001983919016125*[.A777]^2-0.739720218654811*[.A777]+115.00781924484" office:value-type="float" office:value="-129.128101774119" calcext:value-type="float">
            <text:p>-129.13</text:p>
          </table:table-cell>
          <table:table-cell table:number-columns-repeated="7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-1.94970757352*10^-6*[.A778]^3+0.001983919016125*[.A778]^2-0.739720218654811*[.A778]+115.00781924484" office:value-type="float" office:value="-130.104371450187" calcext:value-type="float">
            <text:p>-130.10</text:p>
          </table:table-cell>
          <table:table-cell table:number-columns-repeated="7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-1.94970757352*10^-6*[.A779]^3+0.001983919016125*[.A779]^2-0.739720218654811*[.A779]+115.00781924484" office:value-type="float" office:value="-131.085259800377" calcext:value-type="float">
            <text:p>-131.09</text:p>
          </table:table-cell>
          <table:table-cell table:number-columns-repeated="7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-1.94970757352*10^-6*[.A780]^3+0.001983919016125*[.A780]^2-0.739720218654811*[.A780]+115.00781924484" office:value-type="float" office:value="-132.070778522934" calcext:value-type="float">
            <text:p>-132.07</text:p>
          </table:table-cell>
          <table:table-cell table:number-columns-repeated="7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-1.94970757352*10^-6*[.A781]^3+0.001983919016125*[.A781]^2-0.739720218654811*[.A781]+115.00781924484" office:value-type="float" office:value="-133.060939316102" calcext:value-type="float">
            <text:p>-133.06</text:p>
          </table:table-cell>
          <table:table-cell table:number-columns-repeated="7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-1.94970757352*10^-6*[.A782]^3+0.001983919016125*[.A782]^2-0.739720218654811*[.A782]+115.00781924484" office:value-type="float" office:value="-134.05575387813" calcext:value-type="float">
            <text:p>-134.06</text:p>
          </table:table-cell>
          <table:table-cell table:number-columns-repeated="7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-1.94970757352*10^-6*[.A783]^3+0.001983919016125*[.A783]^2-0.739720218654811*[.A783]+115.00781924484" office:value-type="float" office:value="-135.05523390726" calcext:value-type="float">
            <text:p>-135.06</text:p>
          </table:table-cell>
          <table:table-cell table:number-columns-repeated="7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-1.94970757352*10^-6*[.A784]^3+0.001983919016125*[.A784]^2-0.739720218654811*[.A784]+115.00781924484" office:value-type="float" office:value="-136.059391101739" calcext:value-type="float">
            <text:p>-136.06</text:p>
          </table:table-cell>
          <table:table-cell table:number-columns-repeated="7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-1.94970757352*10^-6*[.A785]^3+0.001983919016125*[.A785]^2-0.739720218654811*[.A785]+115.00781924484" office:value-type="float" office:value="-137.068237159812" calcext:value-type="float">
            <text:p>-137.07</text:p>
          </table:table-cell>
          <table:table-cell table:number-columns-repeated="7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-1.94970757352*10^-6*[.A786]^3+0.001983919016125*[.A786]^2-0.739720218654811*[.A786]+115.00781924484" office:value-type="float" office:value="-138.081783779725" calcext:value-type="float">
            <text:p>-138.08</text:p>
          </table:table-cell>
          <table:table-cell table:number-columns-repeated="7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-1.94970757352*10^-6*[.A787]^3+0.001983919016125*[.A787]^2-0.739720218654811*[.A787]+115.00781924484" office:value-type="float" office:value="-139.100042659722" calcext:value-type="float">
            <text:p>-139.10</text:p>
          </table:table-cell>
          <table:table-cell table:number-columns-repeated="7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-1.94970757352*10^-6*[.A788]^3+0.001983919016125*[.A788]^2-0.739720218654811*[.A788]+115.00781924484" office:value-type="float" office:value="-140.123025498051" calcext:value-type="float">
            <text:p>-140.12</text:p>
          </table:table-cell>
          <table:table-cell table:number-columns-repeated="7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-1.94970757352*10^-6*[.A789]^3+0.001983919016125*[.A789]^2-0.739720218654811*[.A789]+115.00781924484" office:value-type="float" office:value="-141.150743992955" calcext:value-type="float">
            <text:p>-141.15</text:p>
          </table:table-cell>
          <table:table-cell table:number-columns-repeated="7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-1.94970757352*10^-6*[.A790]^3+0.001983919016125*[.A790]^2-0.739720218654811*[.A790]+115.00781924484" office:value-type="float" office:value="-142.183209842681" calcext:value-type="float">
            <text:p>-142.18</text:p>
          </table:table-cell>
          <table:table-cell table:number-columns-repeated="7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-1.94970757352*10^-6*[.A791]^3+0.001983919016125*[.A791]^2-0.739720218654811*[.A791]+115.00781924484" office:value-type="float" office:value="-143.220434745473" calcext:value-type="float">
            <text:p>-143.22</text:p>
          </table:table-cell>
          <table:table-cell table:number-columns-repeated="7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-1.94970757352*10^-6*[.A792]^3+0.001983919016125*[.A792]^2-0.739720218654811*[.A792]+115.00781924484" office:value-type="float" office:value="-144.262430399578" calcext:value-type="float">
            <text:p>-144.26</text:p>
          </table:table-cell>
          <table:table-cell table:number-columns-repeated="7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-1.94970757352*10^-6*[.A793]^3+0.001983919016125*[.A793]^2-0.739720218654811*[.A793]+115.00781924484" office:value-type="float" office:value="-145.30920850324" calcext:value-type="float">
            <text:p>-145.31</text:p>
          </table:table-cell>
          <table:table-cell table:number-columns-repeated="7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-1.94970757352*10^-6*[.A794]^3+0.001983919016125*[.A794]^2-0.739720218654811*[.A794]+115.00781924484" office:value-type="float" office:value="-146.360780754706" calcext:value-type="float">
            <text:p>-146.36</text:p>
          </table:table-cell>
          <table:table-cell table:number-columns-repeated="7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-1.94970757352*10^-6*[.A795]^3+0.001983919016125*[.A795]^2-0.739720218654811*[.A795]+115.00781924484" office:value-type="float" office:value="-147.41715885222" calcext:value-type="float">
            <text:p>-147.42</text:p>
          </table:table-cell>
          <table:table-cell table:number-columns-repeated="7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-1.94970757352*10^-6*[.A796]^3+0.001983919016125*[.A796]^2-0.739720218654811*[.A796]+115.00781924484" office:value-type="float" office:value="-148.478354494028" calcext:value-type="float">
            <text:p>-148.48</text:p>
          </table:table-cell>
          <table:table-cell table:number-columns-repeated="7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-1.94970757352*10^-6*[.A797]^3+0.001983919016125*[.A797]^2-0.739720218654811*[.A797]+115.00781924484" office:value-type="float" office:value="-149.544379378376" calcext:value-type="float">
            <text:p>-149.54</text:p>
          </table:table-cell>
          <table:table-cell table:number-columns-repeated="7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-1.94970757352*10^-6*[.A798]^3+0.001983919016125*[.A798]^2-0.739720218654811*[.A798]+115.00781924484" office:value-type="float" office:value="-150.615245203508" calcext:value-type="float">
            <text:p>-150.62</text:p>
          </table:table-cell>
          <table:table-cell table:number-columns-repeated="7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-1.94970757352*10^-6*[.A799]^3+0.001983919016125*[.A799]^2-0.739720218654811*[.A799]+115.00781924484" office:value-type="float" office:value="-151.690963667672" calcext:value-type="float">
            <text:p>-151.69</text:p>
          </table:table-cell>
          <table:table-cell table:number-columns-repeated="7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-1.94970757352*10^-6*[.A800]^3+0.001983919016125*[.A800]^2-0.739720218654811*[.A800]+115.00781924484" office:value-type="float" office:value="-152.77154646911" calcext:value-type="float">
            <text:p>-152.77</text:p>
          </table:table-cell>
          <table:table-cell table:number-columns-repeated="7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-1.94970757352*10^-6*[.A801]^3+0.001983919016125*[.A801]^2-0.739720218654811*[.A801]+115.00781924484" office:value-type="float" office:value="-153.85700530607" calcext:value-type="float">
            <text:p>-153.86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-1.94970757352*10^-6*[.A802]^3+0.001983919016125*[.A802]^2-0.739720218654811*[.A802]+115.00781924484" office:value-type="float" office:value="-154.947351876797" calcext:value-type="float">
            <text:p>-154.95</text:p>
          </table:table-cell>
          <table:table-cell table:number-columns-repeated="7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-1.94970757352*10^-6*[.A803]^3+0.001983919016125*[.A803]^2-0.739720218654811*[.A803]+115.00781924484" office:value-type="float" office:value="-156.042597879536" calcext:value-type="float">
            <text:p>-156.04</text:p>
          </table:table-cell>
          <table:table-cell table:number-columns-repeated="7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-1.94970757352*10^-6*[.A804]^3+0.001983919016125*[.A804]^2-0.739720218654811*[.A804]+115.00781924484" office:value-type="float" office:value="-157.142755012532" calcext:value-type="float">
            <text:p>-157.14</text:p>
          </table:table-cell>
          <table:table-cell table:number-columns-repeated="7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-1.94970757352*10^-6*[.A805]^3+0.001983919016125*[.A805]^2-0.739720218654811*[.A805]+115.00781924484" office:value-type="float" office:value="-158.247834974031" calcext:value-type="float">
            <text:p>-158.25</text:p>
          </table:table-cell>
          <table:table-cell table:number-columns-repeated="7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-1.94970757352*10^-6*[.A806]^3+0.001983919016125*[.A806]^2-0.739720218654811*[.A806]+115.00781924484" office:value-type="float" office:value="-159.357849462279" calcext:value-type="float">
            <text:p>-159.36</text:p>
          </table:table-cell>
          <table:table-cell table:number-columns-repeated="7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-1.94970757352*10^-6*[.A807]^3+0.001983919016125*[.A807]^2-0.739720218654811*[.A807]+115.00781924484" office:value-type="float" office:value="-160.472810175521" calcext:value-type="float">
            <text:p>-160.47</text:p>
          </table:table-cell>
          <table:table-cell table:number-columns-repeated="7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-1.94970757352*10^-6*[.A808]^3+0.001983919016125*[.A808]^2-0.739720218654811*[.A808]+115.00781924484" office:value-type="float" office:value="-161.592728812002" calcext:value-type="float">
            <text:p>-161.59</text:p>
          </table:table-cell>
          <table:table-cell table:number-columns-repeated="7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-1.94970757352*10^-6*[.A809]^3+0.001983919016125*[.A809]^2-0.739720218654811*[.A809]+115.00781924484" office:value-type="float" office:value="-162.717617069967" calcext:value-type="float">
            <text:p>-162.72</text:p>
          </table:table-cell>
          <table:table-cell table:number-columns-repeated="7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-1.94970757352*10^-6*[.A810]^3+0.001983919016125*[.A810]^2-0.739720218654811*[.A810]+115.00781924484" office:value-type="float" office:value="-163.847486647663" calcext:value-type="float">
            <text:p>-163.85</text:p>
          </table:table-cell>
          <table:table-cell table:number-columns-repeated="7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-1.94970757352*10^-6*[.A811]^3+0.001983919016125*[.A811]^2-0.739720218654811*[.A811]+115.00781924484" office:value-type="float" office:value="-164.982349243335" calcext:value-type="float">
            <text:p>-164.98</text:p>
          </table:table-cell>
          <table:table-cell table:number-columns-repeated="7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-1.94970757352*10^-6*[.A812]^3+0.001983919016125*[.A812]^2-0.739720218654811*[.A812]+115.00781924484" office:value-type="float" office:value="-166.122216555228" calcext:value-type="float">
            <text:p>-166.12</text:p>
          </table:table-cell>
          <table:table-cell table:number-columns-repeated="7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-1.94970757352*10^-6*[.A813]^3+0.001983919016125*[.A813]^2-0.739720218654811*[.A813]+115.00781924484" office:value-type="float" office:value="-167.267100281587" calcext:value-type="float">
            <text:p>-167.27</text:p>
          </table:table-cell>
          <table:table-cell table:number-columns-repeated="7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-1.94970757352*10^-6*[.A814]^3+0.001983919016125*[.A814]^2-0.739720218654811*[.A814]+115.00781924484" office:value-type="float" office:value="-168.417012120658" calcext:value-type="float">
            <text:p>-168.42</text:p>
          </table:table-cell>
          <table:table-cell table:number-columns-repeated="7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-1.94970757352*10^-6*[.A815]^3+0.001983919016125*[.A815]^2-0.739720218654811*[.A815]+115.00781924484" office:value-type="float" office:value="-169.571963770687" calcext:value-type="float">
            <text:p>-169.57</text:p>
          </table:table-cell>
          <table:table-cell table:number-columns-repeated="7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-1.94970757352*10^-6*[.A816]^3+0.001983919016125*[.A816]^2-0.739720218654811*[.A816]+115.00781924484" office:value-type="float" office:value="-170.731966929918" calcext:value-type="float">
            <text:p>-170.73</text:p>
          </table:table-cell>
          <table:table-cell table:number-columns-repeated="7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-1.94970757352*10^-6*[.A817]^3+0.001983919016125*[.A817]^2-0.739720218654811*[.A817]+115.00781924484" office:value-type="float" office:value="-171.897033296598" calcext:value-type="float">
            <text:p>-171.90</text:p>
          </table:table-cell>
          <table:table-cell table:number-columns-repeated="7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-1.94970757352*10^-6*[.A818]^3+0.001983919016125*[.A818]^2-0.739720218654811*[.A818]+115.00781924484" office:value-type="float" office:value="-173.067174568971" calcext:value-type="float">
            <text:p>-173.07</text:p>
          </table:table-cell>
          <table:table-cell table:number-columns-repeated="7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-1.94970757352*10^-6*[.A819]^3+0.001983919016125*[.A819]^2-0.739720218654811*[.A819]+115.00781924484" office:value-type="float" office:value="-174.242402445284" calcext:value-type="float">
            <text:p>-174.24</text:p>
          </table:table-cell>
          <table:table-cell table:number-columns-repeated="7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-1.94970757352*10^-6*[.A820]^3+0.001983919016125*[.A820]^2-0.739720218654811*[.A820]+115.00781924484" office:value-type="float" office:value="-175.422728623782" calcext:value-type="float">
            <text:p>-175.42</text:p>
          </table:table-cell>
          <table:table-cell table:number-columns-repeated="7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-1.94970757352*10^-6*[.A821]^3+0.001983919016125*[.A821]^2-0.739720218654811*[.A821]+115.00781924484" office:value-type="float" office:value="-176.608164802709" calcext:value-type="float">
            <text:p>-176.61</text:p>
          </table:table-cell>
          <table:table-cell table:number-columns-repeated="7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-1.94970757352*10^-6*[.A822]^3+0.001983919016125*[.A822]^2-0.739720218654811*[.A822]+115.00781924484" office:value-type="float" office:value="-177.798722680312" calcext:value-type="float">
            <text:p>-177.80</text:p>
          </table:table-cell>
          <table:table-cell table:number-columns-repeated="7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-1.94970757352*10^-6*[.A823]^3+0.001983919016125*[.A823]^2-0.739720218654811*[.A823]+115.00781924484" office:value-type="float" office:value="-178.994413954836" calcext:value-type="float">
            <text:p>-178.99</text:p>
          </table:table-cell>
          <table:table-cell table:number-columns-repeated="7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-1.94970757352*10^-6*[.A824]^3+0.001983919016125*[.A824]^2-0.739720218654811*[.A824]+115.00781924484" office:value-type="float" office:value="-180.195250324526" calcext:value-type="float">
            <text:p>-180.20</text:p>
          </table:table-cell>
          <table:table-cell table:number-columns-repeated="7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-1.94970757352*10^-6*[.A825]^3+0.001983919016125*[.A825]^2-0.739720218654811*[.A825]+115.00781924484" office:value-type="float" office:value="-181.401243487628" calcext:value-type="float">
            <text:p>-181.40</text:p>
          </table:table-cell>
          <table:table-cell table:number-columns-repeated="7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-1.94970757352*10^-6*[.A826]^3+0.001983919016125*[.A826]^2-0.739720218654811*[.A826]+115.00781924484" office:value-type="float" office:value="-182.612405142387" calcext:value-type="float">
            <text:p>-182.61</text:p>
          </table:table-cell>
          <table:table-cell table:number-columns-repeated="7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-1.94970757352*10^-6*[.A827]^3+0.001983919016125*[.A827]^2-0.739720218654811*[.A827]+115.00781924484" office:value-type="float" office:value="-183.828746987049" calcext:value-type="float">
            <text:p>-183.83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-1.94970757352*10^-6*[.A828]^3+0.001983919016125*[.A828]^2-0.739720218654811*[.A828]+115.00781924484" office:value-type="float" office:value="-185.050280719859" calcext:value-type="float">
            <text:p>-185.05</text:p>
          </table:table-cell>
          <table:table-cell table:number-columns-repeated="7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-1.94970757352*10^-6*[.A829]^3+0.001983919016125*[.A829]^2-0.739720218654811*[.A829]+115.00781924484" office:value-type="float" office:value="-186.277018039063" calcext:value-type="float">
            <text:p>-186.28</text:p>
          </table:table-cell>
          <table:table-cell table:number-columns-repeated="7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-1.94970757352*10^-6*[.A830]^3+0.001983919016125*[.A830]^2-0.739720218654811*[.A830]+115.00781924484" office:value-type="float" office:value="-187.508970642905" calcext:value-type="float">
            <text:p>-187.51</text:p>
          </table:table-cell>
          <table:table-cell table:number-columns-repeated="7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-1.94970757352*10^-6*[.A831]^3+0.001983919016125*[.A831]^2-0.739720218654811*[.A831]+115.00781924484" office:value-type="float" office:value="-188.746150229633" calcext:value-type="float">
            <text:p>-188.75</text:p>
          </table:table-cell>
          <table:table-cell table:number-columns-repeated="7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-1.94970757352*10^-6*[.A832]^3+0.001983919016125*[.A832]^2-0.739720218654811*[.A832]+115.00781924484" office:value-type="float" office:value="-189.98856849749" calcext:value-type="float">
            <text:p>-189.99</text:p>
          </table:table-cell>
          <table:table-cell table:number-columns-repeated="7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-1.94970757352*10^-6*[.A833]^3+0.001983919016125*[.A833]^2-0.739720218654811*[.A833]+115.00781924484" office:value-type="float" office:value="-191.236237144722" calcext:value-type="float">
            <text:p>-191.24</text:p>
          </table:table-cell>
          <table:table-cell table:number-columns-repeated="7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-1.94970757352*10^-6*[.A834]^3+0.001983919016125*[.A834]^2-0.739720218654811*[.A834]+115.00781924484" office:value-type="float" office:value="-192.489167869575" calcext:value-type="float">
            <text:p>-192.49</text:p>
          </table:table-cell>
          <table:table-cell table:number-columns-repeated="7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-1.94970757352*10^-6*[.A835]^3+0.001983919016125*[.A835]^2-0.739720218654811*[.A835]+115.00781924484" office:value-type="float" office:value="-193.747372370295" calcext:value-type="float">
            <text:p>-193.75</text:p>
          </table:table-cell>
          <table:table-cell table:number-columns-repeated="7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-1.94970757352*10^-6*[.A836]^3+0.001983919016125*[.A836]^2-0.739720218654811*[.A836]+115.00781924484" office:value-type="float" office:value="-195.010862345126" calcext:value-type="float">
            <text:p>-195.01</text:p>
          </table:table-cell>
          <table:table-cell table:number-columns-repeated="7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-1.94970757352*10^-6*[.A837]^3+0.001983919016125*[.A837]^2-0.739720218654811*[.A837]+115.00781924484" office:value-type="float" office:value="-196.279649492314" calcext:value-type="float">
            <text:p>-196.28</text:p>
          </table:table-cell>
          <table:table-cell table:number-columns-repeated="7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-1.94970757352*10^-6*[.A838]^3+0.001983919016125*[.A838]^2-0.739720218654811*[.A838]+115.00781924484" office:value-type="float" office:value="-197.553745510105" calcext:value-type="float">
            <text:p>-197.55</text:p>
          </table:table-cell>
          <table:table-cell table:number-columns-repeated="7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-1.94970757352*10^-6*[.A839]^3+0.001983919016125*[.A839]^2-0.739720218654811*[.A839]+115.00781924484" office:value-type="float" office:value="-198.833162096744" calcext:value-type="float">
            <text:p>-198.83</text:p>
          </table:table-cell>
          <table:table-cell table:number-columns-repeated="7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-1.94970757352*10^-6*[.A840]^3+0.001983919016125*[.A840]^2-0.739720218654811*[.A840]+115.00781924484" office:value-type="float" office:value="-200.117910950476" calcext:value-type="float">
            <text:p>-200.12</text:p>
          </table:table-cell>
          <table:table-cell table:number-columns-repeated="7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-1.94970757352*10^-6*[.A841]^3+0.001983919016125*[.A841]^2-0.739720218654811*[.A841]+115.00781924484" office:value-type="float" office:value="-201.408003769548" calcext:value-type="float">
            <text:p>-201.41</text:p>
          </table:table-cell>
          <table:table-cell table:number-columns-repeated="7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-1.94970757352*10^-6*[.A842]^3+0.001983919016125*[.A842]^2-0.739720218654811*[.A842]+115.00781924484" office:value-type="float" office:value="-202.703452252203" calcext:value-type="float">
            <text:p>-202.70</text:p>
          </table:table-cell>
          <table:table-cell table:number-columns-repeated="7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-1.94970757352*10^-6*[.A843]^3+0.001983919016125*[.A843]^2-0.739720218654811*[.A843]+115.00781924484" office:value-type="float" office:value="-204.004268096688" calcext:value-type="float">
            <text:p>-204.00</text:p>
          </table:table-cell>
          <table:table-cell table:number-columns-repeated="7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-1.94970757352*10^-6*[.A844]^3+0.001983919016125*[.A844]^2-0.739720218654811*[.A844]+115.00781924484" office:value-type="float" office:value="-205.310463001249" calcext:value-type="float">
            <text:p>-205.31</text:p>
          </table:table-cell>
          <table:table-cell table:number-columns-repeated="7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-1.94970757352*10^-6*[.A845]^3+0.001983919016125*[.A845]^2-0.739720218654811*[.A845]+115.00781924484" office:value-type="float" office:value="-206.62204866413" calcext:value-type="float">
            <text:p>-206.62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-1.94970757352*10^-6*[.A846]^3+0.001983919016125*[.A846]^2-0.739720218654811*[.A846]+115.00781924484" office:value-type="float" office:value="-207.939036783577" calcext:value-type="float">
            <text:p>-207.94</text:p>
          </table:table-cell>
          <table:table-cell table:number-columns-repeated="7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-1.94970757352*10^-6*[.A847]^3+0.001983919016125*[.A847]^2-0.739720218654811*[.A847]+115.00781924484" office:value-type="float" office:value="-209.261439057836" calcext:value-type="float">
            <text:p>-209.26</text:p>
          </table:table-cell>
          <table:table-cell table:number-columns-repeated="7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-1.94970757352*10^-6*[.A848]^3+0.001983919016125*[.A848]^2-0.739720218654811*[.A848]+115.00781924484" office:value-type="float" office:value="-210.589267185152" calcext:value-type="float">
            <text:p>-210.59</text:p>
          </table:table-cell>
          <table:table-cell table:number-columns-repeated="7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-1.94970757352*10^-6*[.A849]^3+0.001983919016125*[.A849]^2-0.739720218654811*[.A849]+115.00781924484" office:value-type="float" office:value="-211.92253286377" calcext:value-type="float">
            <text:p>-211.92</text:p>
          </table:table-cell>
          <table:table-cell table:number-columns-repeated="7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-1.94970757352*10^-6*[.A850]^3+0.001983919016125*[.A850]^2-0.739720218654811*[.A850]+115.00781924484" office:value-type="float" office:value="-213.261247791935" calcext:value-type="float">
            <text:p>-213.26</text:p>
          </table:table-cell>
          <table:table-cell table:number-columns-repeated="7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-1.94970757352*10^-6*[.A851]^3+0.001983919016125*[.A851]^2-0.739720218654811*[.A851]+115.00781924484" office:value-type="float" office:value="-214.605423667895" calcext:value-type="float">
            <text:p>-214.61</text:p>
          </table:table-cell>
          <table:table-cell table:number-columns-repeated="7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-1.94970757352*10^-6*[.A852]^3+0.001983919016125*[.A852]^2-0.739720218654811*[.A852]+115.00781924484" office:value-type="float" office:value="-215.955072189893" calcext:value-type="float">
            <text:p>-215.96</text:p>
          </table:table-cell>
          <table:table-cell table:number-columns-repeated="7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-1.94970757352*10^-6*[.A853]^3+0.001983919016125*[.A853]^2-0.739720218654811*[.A853]+115.00781924484" office:value-type="float" office:value="-217.310205056175" calcext:value-type="float">
            <text:p>-217.31</text:p>
          </table:table-cell>
          <table:table-cell table:number-columns-repeated="7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-1.94970757352*10^-6*[.A854]^3+0.001983919016125*[.A854]^2-0.739720218654811*[.A854]+115.00781924484" office:value-type="float" office:value="-218.670833964987" calcext:value-type="float">
            <text:p>-218.67</text:p>
          </table:table-cell>
          <table:table-cell table:number-columns-repeated="7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-1.94970757352*10^-6*[.A855]^3+0.001983919016125*[.A855]^2-0.739720218654811*[.A855]+115.00781924484" office:value-type="float" office:value="-220.036970614574" calcext:value-type="float">
            <text:p>-220.04</text:p>
          </table:table-cell>
          <table:table-cell table:number-columns-repeated="7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-1.94970757352*10^-6*[.A856]^3+0.001983919016125*[.A856]^2-0.739720218654811*[.A856]+115.00781924484" office:value-type="float" office:value="-221.408626703181" calcext:value-type="float">
            <text:p>-221.41</text:p>
          </table:table-cell>
          <table:table-cell table:number-columns-repeated="7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-1.94970757352*10^-6*[.A857]^3+0.001983919016125*[.A857]^2-0.739720218654811*[.A857]+115.00781924484" office:value-type="float" office:value="-222.785813929054" calcext:value-type="float">
            <text:p>-222.79</text:p>
          </table:table-cell>
          <table:table-cell table:number-columns-repeated="7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-1.94970757352*10^-6*[.A858]^3+0.001983919016125*[.A858]^2-0.739720218654811*[.A858]+115.00781924484" office:value-type="float" office:value="-224.168543990439" calcext:value-type="float">
            <text:p>-224.17</text:p>
          </table:table-cell>
          <table:table-cell table:number-columns-repeated="7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-1.94970757352*10^-6*[.A859]^3+0.001983919016125*[.A859]^2-0.739720218654811*[.A859]+115.00781924484" office:value-type="float" office:value="-225.55682858558" calcext:value-type="float">
            <text:p>-225.56</text:p>
          </table:table-cell>
          <table:table-cell table:number-columns-repeated="7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-1.94970757352*10^-6*[.A860]^3+0.001983919016125*[.A860]^2-0.739720218654811*[.A860]+115.00781924484" office:value-type="float" office:value="-226.950679412724" calcext:value-type="float">
            <text:p>-226.95</text:p>
          </table:table-cell>
          <table:table-cell table:number-columns-repeated="7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-1.94970757352*10^-6*[.A861]^3+0.001983919016125*[.A861]^2-0.739720218654811*[.A861]+115.00781924484" office:value-type="float" office:value="-228.350108170115" calcext:value-type="float">
            <text:p>-228.35</text:p>
          </table:table-cell>
          <table:table-cell table:number-columns-repeated="7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-1.94970757352*10^-6*[.A862]^3+0.001983919016125*[.A862]^2-0.739720218654811*[.A862]+115.00781924484" office:value-type="float" office:value="-229.755126556" calcext:value-type="float">
            <text:p>-229.76</text:p>
          </table:table-cell>
          <table:table-cell table:number-columns-repeated="7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-1.94970757352*10^-6*[.A863]^3+0.001983919016125*[.A863]^2-0.739720218654811*[.A863]+115.00781924484" office:value-type="float" office:value="-231.165746268623" calcext:value-type="float">
            <text:p>-231.17</text:p>
          </table:table-cell>
          <table:table-cell table:number-columns-repeated="7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-1.94970757352*10^-6*[.A864]^3+0.001983919016125*[.A864]^2-0.739720218654811*[.A864]+115.00781924484" office:value-type="float" office:value="-232.58197900623" calcext:value-type="float">
            <text:p>-232.58</text:p>
          </table:table-cell>
          <table:table-cell table:number-columns-repeated="7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-1.94970757352*10^-6*[.A865]^3+0.001983919016125*[.A865]^2-0.739720218654811*[.A865]+115.00781924484" office:value-type="float" office:value="-234.003836467067" calcext:value-type="float">
            <text:p>-234.00</text:p>
          </table:table-cell>
          <table:table-cell table:number-columns-repeated="7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-1.94970757352*10^-6*[.A866]^3+0.001983919016125*[.A866]^2-0.739720218654811*[.A866]+115.00781924484" office:value-type="float" office:value="-235.431330349378" calcext:value-type="float">
            <text:p>-235.43</text:p>
          </table:table-cell>
          <table:table-cell table:number-columns-repeated="7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-1.94970757352*10^-6*[.A867]^3+0.001983919016125*[.A867]^2-0.739720218654811*[.A867]+115.00781924484" office:value-type="float" office:value="-236.864472351411" calcext:value-type="float">
            <text:p>-236.86</text:p>
          </table:table-cell>
          <table:table-cell table:number-columns-repeated="7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-1.94970757352*10^-6*[.A868]^3+0.001983919016125*[.A868]^2-0.739720218654811*[.A868]+115.00781924484" office:value-type="float" office:value="-238.303274171408" calcext:value-type="float">
            <text:p>-238.30</text:p>
          </table:table-cell>
          <table:table-cell table:number-columns-repeated="7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-1.94970757352*10^-6*[.A869]^3+0.001983919016125*[.A869]^2-0.739720218654811*[.A869]+115.00781924484" office:value-type="float" office:value="-239.747747507617" calcext:value-type="float">
            <text:p>-239.75</text:p>
          </table:table-cell>
          <table:table-cell table:number-columns-repeated="7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-1.94970757352*10^-6*[.A870]^3+0.001983919016125*[.A870]^2-0.739720218654811*[.A870]+115.00781924484" office:value-type="float" office:value="-241.197904058283" calcext:value-type="float">
            <text:p>-241.20</text:p>
          </table:table-cell>
          <table:table-cell table:number-columns-repeated="7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-1.94970757352*10^-6*[.A871]^3+0.001983919016125*[.A871]^2-0.739720218654811*[.A871]+115.00781924484" office:value-type="float" office:value="-242.65375552165" calcext:value-type="float">
            <text:p>-242.65</text:p>
          </table:table-cell>
          <table:table-cell table:number-columns-repeated="7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-1.94970757352*10^-6*[.A872]^3+0.001983919016125*[.A872]^2-0.739720218654811*[.A872]+115.00781924484" office:value-type="float" office:value="-244.115313595966" calcext:value-type="float">
            <text:p>-244.12</text:p>
          </table:table-cell>
          <table:table-cell table:number-columns-repeated="7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-1.94970757352*10^-6*[.A873]^3+0.001983919016125*[.A873]^2-0.739720218654811*[.A873]+115.00781924484" office:value-type="float" office:value="-245.582589979474" calcext:value-type="float">
            <text:p>-245.58</text:p>
          </table:table-cell>
          <table:table-cell table:number-columns-repeated="7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-1.94970757352*10^-6*[.A874]^3+0.001983919016125*[.A874]^2-0.739720218654811*[.A874]+115.00781924484" office:value-type="float" office:value="-247.055596370421" calcext:value-type="float">
            <text:p>-247.06</text:p>
          </table:table-cell>
          <table:table-cell table:number-columns-repeated="7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-1.94970757352*10^-6*[.A875]^3+0.001983919016125*[.A875]^2-0.739720218654811*[.A875]+115.00781924484" office:value-type="float" office:value="-248.534344467051" calcext:value-type="float">
            <text:p>-248.53</text:p>
          </table:table-cell>
          <table:table-cell table:number-columns-repeated="7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-1.94970757352*10^-6*[.A876]^3+0.001983919016125*[.A876]^2-0.739720218654811*[.A876]+115.00781924484" office:value-type="float" office:value="-250.018845967611" calcext:value-type="float">
            <text:p>-250.02</text:p>
          </table:table-cell>
          <table:table-cell table:number-columns-repeated="7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-1.94970757352*10^-6*[.A877]^3+0.001983919016125*[.A877]^2-0.739720218654811*[.A877]+115.00781924484" office:value-type="float" office:value="-251.509112570346" calcext:value-type="float">
            <text:p>-251.51</text:p>
          </table:table-cell>
          <table:table-cell table:number-columns-repeated="7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-1.94970757352*10^-6*[.A878]^3+0.001983919016125*[.A878]^2-0.739720218654811*[.A878]+115.00781924484" office:value-type="float" office:value="-253.005155973501" calcext:value-type="float">
            <text:p>-253.01</text:p>
          </table:table-cell>
          <table:table-cell table:number-columns-repeated="7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-1.94970757352*10^-6*[.A879]^3+0.001983919016125*[.A879]^2-0.739720218654811*[.A879]+115.00781924484" office:value-type="float" office:value="-254.506987875321" calcext:value-type="float">
            <text:p>-254.51</text:p>
          </table:table-cell>
          <table:table-cell table:number-columns-repeated="7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-1.94970757352*10^-6*[.A880]^3+0.001983919016125*[.A880]^2-0.739720218654811*[.A880]+115.00781924484" office:value-type="float" office:value="-256.014619974053" calcext:value-type="float">
            <text:p>-256.01</text:p>
          </table:table-cell>
          <table:table-cell table:number-columns-repeated="7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-1.94970757352*10^-6*[.A881]^3+0.001983919016125*[.A881]^2-0.739720218654811*[.A881]+115.00781924484" office:value-type="float" office:value="-257.528063967941" calcext:value-type="float">
            <text:p>-257.53</text:p>
          </table:table-cell>
          <table:table-cell table:number-columns-repeated="7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-1.94970757352*10^-6*[.A882]^3+0.001983919016125*[.A882]^2-0.739720218654811*[.A882]+115.00781924484" office:value-type="float" office:value="-259.047331555231" calcext:value-type="float">
            <text:p>-259.05</text:p>
          </table:table-cell>
          <table:table-cell table:number-columns-repeated="7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-1.94970757352*10^-6*[.A883]^3+0.001983919016125*[.A883]^2-0.739720218654811*[.A883]+115.00781924484" office:value-type="float" office:value="-260.572434434169" calcext:value-type="float">
            <text:p>-260.57</text:p>
          </table:table-cell>
          <table:table-cell table:number-columns-repeated="7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-1.94970757352*10^-6*[.A884]^3+0.001983919016125*[.A884]^2-0.739720218654811*[.A884]+115.00781924484" office:value-type="float" office:value="-262.103384302999" calcext:value-type="float">
            <text:p>-262.10</text:p>
          </table:table-cell>
          <table:table-cell table:number-columns-repeated="7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-1.94970757352*10^-6*[.A885]^3+0.001983919016125*[.A885]^2-0.739720218654811*[.A885]+115.00781924484" office:value-type="float" office:value="-263.640192859968" calcext:value-type="float">
            <text:p>-263.64</text:p>
          </table:table-cell>
          <table:table-cell table:number-columns-repeated="7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-1.94970757352*10^-6*[.A886]^3+0.001983919016125*[.A886]^2-0.739720218654811*[.A886]+115.00781924484" office:value-type="float" office:value="-265.18287180332" calcext:value-type="float">
            <text:p>-265.18</text:p>
          </table:table-cell>
          <table:table-cell table:number-columns-repeated="7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-1.94970757352*10^-6*[.A887]^3+0.001983919016125*[.A887]^2-0.739720218654811*[.A887]+115.00781924484" office:value-type="float" office:value="-266.731432831302" calcext:value-type="float">
            <text:p>-266.73</text:p>
          </table:table-cell>
          <table:table-cell table:number-columns-repeated="7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-1.94970757352*10^-6*[.A888]^3+0.001983919016125*[.A888]^2-0.739720218654811*[.A888]+115.00781924484" office:value-type="float" office:value="-268.285887642158" calcext:value-type="float">
            <text:p>-268.29</text:p>
          </table:table-cell>
          <table:table-cell table:number-columns-repeated="7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-1.94970757352*10^-6*[.A889]^3+0.001983919016125*[.A889]^2-0.739720218654811*[.A889]+115.00781924484" office:value-type="float" office:value="-269.846247934134" calcext:value-type="float">
            <text:p>-269.85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-1.94970757352*10^-6*[.A890]^3+0.001983919016125*[.A890]^2-0.739720218654811*[.A890]+115.00781924484" office:value-type="float" office:value="-271.412525405476" calcext:value-type="float">
            <text:p>-271.41</text:p>
          </table:table-cell>
          <table:table-cell table:number-columns-repeated="7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-1.94970757352*10^-6*[.A891]^3+0.001983919016125*[.A891]^2-0.739720218654811*[.A891]+115.00781924484" office:value-type="float" office:value="-272.984731754429" calcext:value-type="float">
            <text:p>-272.98</text:p>
          </table:table-cell>
          <table:table-cell table:number-columns-repeated="7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-1.94970757352*10^-6*[.A892]^3+0.001983919016125*[.A892]^2-0.739720218654811*[.A892]+115.00781924484" office:value-type="float" office:value="-274.562878679238" calcext:value-type="float">
            <text:p>-274.56</text:p>
          </table:table-cell>
          <table:table-cell table:number-columns-repeated="7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-1.94970757352*10^-6*[.A893]^3+0.001983919016125*[.A893]^2-0.739720218654811*[.A893]+115.00781924484" office:value-type="float" office:value="-276.146977878149" calcext:value-type="float">
            <text:p>-276.15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-1.94970757352*10^-6*[.A894]^3+0.001983919016125*[.A894]^2-0.739720218654811*[.A894]+115.00781924484" office:value-type="float" office:value="-277.737041049407" calcext:value-type="float">
            <text:p>-277.74</text:p>
          </table:table-cell>
          <table:table-cell table:number-columns-repeated="7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-1.94970757352*10^-6*[.A895]^3+0.001983919016125*[.A895]^2-0.739720218654811*[.A895]+115.00781924484" office:value-type="float" office:value="-279.333079891258" calcext:value-type="float">
            <text:p>-279.33</text:p>
          </table:table-cell>
          <table:table-cell table:number-columns-repeated="7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-1.94970757352*10^-6*[.A896]^3+0.001983919016125*[.A896]^2-0.739720218654811*[.A896]+115.00781924484" office:value-type="float" office:value="-280.935106101946" calcext:value-type="float">
            <text:p>-280.94</text:p>
          </table:table-cell>
          <table:table-cell table:number-columns-repeated="7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-1.94970757352*10^-6*[.A897]^3+0.001983919016125*[.A897]^2-0.739720218654811*[.A897]+115.00781924484" office:value-type="float" office:value="-282.543131379719" calcext:value-type="float">
            <text:p>-282.54</text:p>
          </table:table-cell>
          <table:table-cell table:number-columns-repeated="7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-1.94970757352*10^-6*[.A898]^3+0.001983919016125*[.A898]^2-0.739720218654811*[.A898]+115.00781924484" office:value-type="float" office:value="-284.157167422821" calcext:value-type="float">
            <text:p>-284.16</text:p>
          </table:table-cell>
          <table:table-cell table:number-columns-repeated="7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-1.94970757352*10^-6*[.A899]^3+0.001983919016125*[.A899]^2-0.739720218654811*[.A899]+115.00781924484" office:value-type="float" office:value="-285.777225929497" calcext:value-type="float">
            <text:p>-285.78</text:p>
          </table:table-cell>
          <table:table-cell table:number-columns-repeated="7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-1.94970757352*10^-6*[.A900]^3+0.001983919016125*[.A900]^2-0.739720218654811*[.A900]+115.00781924484" office:value-type="float" office:value="-287.403318597993" calcext:value-type="float">
            <text:p>-287.40</text:p>
          </table:table-cell>
          <table:table-cell table:number-columns-repeated="7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-1.94970757352*10^-6*[.A901]^3+0.001983919016125*[.A901]^2-0.739720218654811*[.A901]+115.00781924484" office:value-type="float" office:value="-289.035457126554" calcext:value-type="float">
            <text:p>-289.04</text:p>
          </table:table-cell>
          <table:table-cell table:number-columns-repeated="7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-1.94970757352*10^-6*[.A902]^3+0.001983919016125*[.A902]^2-0.739720218654811*[.A902]+115.00781924484" office:value-type="float" office:value="-290.673653213426" calcext:value-type="float">
            <text:p>-290.67</text:p>
          </table:table-cell>
          <table:table-cell table:number-columns-repeated="7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-1.94970757352*10^-6*[.A903]^3+0.001983919016125*[.A903]^2-0.739720218654811*[.A903]+115.00781924484" office:value-type="float" office:value="-292.317918556854" calcext:value-type="float">
            <text:p>-292.32</text:p>
          </table:table-cell>
          <table:table-cell table:number-columns-repeated="7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-1.94970757352*10^-6*[.A904]^3+0.001983919016125*[.A904]^2-0.739720218654811*[.A904]+115.00781924484" office:value-type="float" office:value="-293.968264855085" calcext:value-type="float">
            <text:p>-293.97</text:p>
          </table:table-cell>
          <table:table-cell table:number-columns-repeated="7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-1.94970757352*10^-6*[.A905]^3+0.001983919016125*[.A905]^2-0.739720218654811*[.A905]+115.00781924484" office:value-type="float" office:value="-295.624703806362" calcext:value-type="float">
            <text:p>-295.62</text:p>
          </table:table-cell>
          <table:table-cell table:number-columns-repeated="7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-1.94970757352*10^-6*[.A906]^3+0.001983919016125*[.A906]^2-0.739720218654811*[.A906]+115.00781924484" office:value-type="float" office:value="-297.287247108931" calcext:value-type="float">
            <text:p>-297.29</text:p>
          </table:table-cell>
          <table:table-cell table:number-columns-repeated="7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-1.94970757352*10^-6*[.A907]^3+0.001983919016125*[.A907]^2-0.739720218654811*[.A907]+115.00781924484" office:value-type="float" office:value="-298.955906461039" calcext:value-type="float">
            <text:p>-298.96</text:p>
          </table:table-cell>
          <table:table-cell table:number-columns-repeated="7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-1.94970757352*10^-6*[.A908]^3+0.001983919016125*[.A908]^2-0.739720218654811*[.A908]+115.00781924484" office:value-type="float" office:value="-300.63069356093" calcext:value-type="float">
            <text:p>-300.63</text:p>
          </table:table-cell>
          <table:table-cell table:number-columns-repeated="7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-1.94970757352*10^-6*[.A909]^3+0.001983919016125*[.A909]^2-0.739720218654811*[.A909]+115.00781924484" office:value-type="float" office:value="-302.31162010685" calcext:value-type="float">
            <text:p>-302.31</text:p>
          </table:table-cell>
          <table:table-cell table:number-columns-repeated="7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-1.94970757352*10^-6*[.A910]^3+0.001983919016125*[.A910]^2-0.739720218654811*[.A910]+115.00781924484" office:value-type="float" office:value="-303.998697797045" calcext:value-type="float">
            <text:p>-304.00</text:p>
          </table:table-cell>
          <table:table-cell table:number-columns-repeated="7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-1.94970757352*10^-6*[.A911]^3+0.001983919016125*[.A911]^2-0.739720218654811*[.A911]+115.00781924484" office:value-type="float" office:value="-305.691938329758" calcext:value-type="float">
            <text:p>-305.69</text:p>
          </table:table-cell>
          <table:table-cell table:number-columns-repeated="7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-1.94970757352*10^-6*[.A912]^3+0.001983919016125*[.A912]^2-0.739720218654811*[.A912]+115.00781924484" office:value-type="float" office:value="-307.391353403238" calcext:value-type="float">
            <text:p>-307.39</text:p>
          </table:table-cell>
          <table:table-cell table:number-columns-repeated="7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-1.94970757352*10^-6*[.A913]^3+0.001983919016125*[.A913]^2-0.739720218654811*[.A913]+115.00781924484" office:value-type="float" office:value="-309.096954715728" calcext:value-type="float">
            <text:p>-309.10</text:p>
          </table:table-cell>
          <table:table-cell table:number-columns-repeated="7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-1.94970757352*10^-6*[.A914]^3+0.001983919016125*[.A914]^2-0.739720218654811*[.A914]+115.00781924484" office:value-type="float" office:value="-310.808753965474" calcext:value-type="float">
            <text:p>-310.81</text:p>
          </table:table-cell>
          <table:table-cell table:number-columns-repeated="7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-1.94970757352*10^-6*[.A915]^3+0.001983919016125*[.A915]^2-0.739720218654811*[.A915]+115.00781924484" office:value-type="float" office:value="-312.526762850721" calcext:value-type="float">
            <text:p>-312.53</text:p>
          </table:table-cell>
          <table:table-cell table:number-columns-repeated="7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-1.94970757352*10^-6*[.A916]^3+0.001983919016125*[.A916]^2-0.739720218654811*[.A916]+115.00781924484" office:value-type="float" office:value="-314.250993069716" calcext:value-type="float">
            <text:p>-314.25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-1.94970757352*10^-6*[.A917]^3+0.001983919016125*[.A917]^2-0.739720218654811*[.A917]+115.00781924484" office:value-type="float" office:value="-315.981456320702" calcext:value-type="float">
            <text:p>-315.98</text:p>
          </table:table-cell>
          <table:table-cell table:number-columns-repeated="7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-1.94970757352*10^-6*[.A918]^3+0.001983919016125*[.A918]^2-0.739720218654811*[.A918]+115.00781924484" office:value-type="float" office:value="-317.718164301927" calcext:value-type="float">
            <text:p>-317.72</text:p>
          </table:table-cell>
          <table:table-cell table:number-columns-repeated="7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-1.94970757352*10^-6*[.A919]^3+0.001983919016125*[.A919]^2-0.739720218654811*[.A919]+115.00781924484" office:value-type="float" office:value="-319.461128711635" calcext:value-type="float">
            <text:p>-319.46</text:p>
          </table:table-cell>
          <table:table-cell table:number-columns-repeated="7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-1.94970757352*10^-6*[.A920]^3+0.001983919016125*[.A920]^2-0.739720218654811*[.A920]+115.00781924484" office:value-type="float" office:value="-321.210361248072" calcext:value-type="float">
            <text:p>-321.21</text:p>
          </table:table-cell>
          <table:table-cell table:number-columns-repeated="7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-1.94970757352*10^-6*[.A921]^3+0.001983919016125*[.A921]^2-0.739720218654811*[.A921]+115.00781924484" office:value-type="float" office:value="-322.965873609483" calcext:value-type="float">
            <text:p>-322.97</text:p>
          </table:table-cell>
          <table:table-cell table:number-columns-repeated="7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-1.94970757352*10^-6*[.A922]^3+0.001983919016125*[.A922]^2-0.739720218654811*[.A922]+115.00781924484" office:value-type="float" office:value="-324.727677494113" calcext:value-type="float">
            <text:p>-324.73</text:p>
          </table:table-cell>
          <table:table-cell table:number-columns-repeated="7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-1.94970757352*10^-6*[.A923]^3+0.001983919016125*[.A923]^2-0.739720218654811*[.A923]+115.00781924484" office:value-type="float" office:value="-326.495784600209" calcext:value-type="float">
            <text:p>-326.50</text:p>
          </table:table-cell>
          <table:table-cell table:number-columns-repeated="7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-1.94970757352*10^-6*[.A924]^3+0.001983919016125*[.A924]^2-0.739720218654811*[.A924]+115.00781924484" office:value-type="float" office:value="-328.270206626015" calcext:value-type="float">
            <text:p>-328.27</text:p>
          </table:table-cell>
          <table:table-cell table:number-columns-repeated="7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-1.94970757352*10^-6*[.A925]^3+0.001983919016125*[.A925]^2-0.739720218654811*[.A925]+115.00781924484" office:value-type="float" office:value="-330.050955269777" calcext:value-type="float">
            <text:p>-330.05</text:p>
          </table:table-cell>
          <table:table-cell table:number-columns-repeated="7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-1.94970757352*10^-6*[.A926]^3+0.001983919016125*[.A926]^2-0.739720218654811*[.A926]+115.00781924484" office:value-type="float" office:value="-331.83804222974" calcext:value-type="float">
            <text:p>-331.84</text:p>
          </table:table-cell>
          <table:table-cell table:number-columns-repeated="7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-1.94970757352*10^-6*[.A927]^3+0.001983919016125*[.A927]^2-0.739720218654811*[.A927]+115.00781924484" office:value-type="float" office:value="-333.631479204151" calcext:value-type="float">
            <text:p>-333.63</text:p>
          </table:table-cell>
          <table:table-cell table:number-columns-repeated="7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-1.94970757352*10^-6*[.A928]^3+0.001983919016125*[.A928]^2-0.739720218654811*[.A928]+115.00781924484" office:value-type="float" office:value="-335.431277891253" calcext:value-type="float">
            <text:p>-335.43</text:p>
          </table:table-cell>
          <table:table-cell table:number-columns-repeated="7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-1.94970757352*10^-6*[.A929]^3+0.001983919016125*[.A929]^2-0.739720218654811*[.A929]+115.00781924484" office:value-type="float" office:value="-337.237449989293" calcext:value-type="float">
            <text:p>-337.24</text:p>
          </table:table-cell>
          <table:table-cell table:number-columns-repeated="7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-1.94970757352*10^-6*[.A930]^3+0.001983919016125*[.A930]^2-0.739720218654811*[.A930]+115.00781924484" office:value-type="float" office:value="-339.050007196517" calcext:value-type="float">
            <text:p>-339.05</text:p>
          </table:table-cell>
          <table:table-cell table:number-columns-repeated="7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-1.94970757352*10^-6*[.A931]^3+0.001983919016125*[.A931]^2-0.739720218654811*[.A931]+115.00781924484" office:value-type="float" office:value="-340.868961211169" calcext:value-type="float">
            <text:p>-340.87</text:p>
          </table:table-cell>
          <table:table-cell table:number-columns-repeated="7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-1.94970757352*10^-6*[.A932]^3+0.001983919016125*[.A932]^2-0.739720218654811*[.A932]+115.00781924484" office:value-type="float" office:value="-342.694323731494" calcext:value-type="float">
            <text:p>-342.69</text:p>
          </table:table-cell>
          <table:table-cell table:number-columns-repeated="7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-1.94970757352*10^-6*[.A933]^3+0.001983919016125*[.A933]^2-0.739720218654811*[.A933]+115.00781924484" office:value-type="float" office:value="-344.52610645574" calcext:value-type="float">
            <text:p>-344.53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-1.94970757352*10^-6*[.A934]^3+0.001983919016125*[.A934]^2-0.739720218654811*[.A934]+115.00781924484" office:value-type="float" office:value="-346.36432108215" calcext:value-type="float">
            <text:p>-346.36</text:p>
          </table:table-cell>
          <table:table-cell table:number-columns-repeated="7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-1.94970757352*10^-6*[.A935]^3+0.001983919016125*[.A935]^2-0.739720218654811*[.A935]+115.00781924484" office:value-type="float" office:value="-348.208979308971" calcext:value-type="float">
            <text:p>-348.21</text:p>
          </table:table-cell>
          <table:table-cell table:number-columns-repeated="7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-1.94970757352*10^-6*[.A936]^3+0.001983919016125*[.A936]^2-0.739720218654811*[.A936]+115.00781924484" office:value-type="float" office:value="-350.060092834447" calcext:value-type="float">
            <text:p>-350.06</text:p>
          </table:table-cell>
          <table:table-cell table:number-columns-repeated="7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-1.94970757352*10^-6*[.A937]^3+0.001983919016125*[.A937]^2-0.739720218654811*[.A937]+115.00781924484" office:value-type="float" office:value="-351.917673356825" calcext:value-type="float">
            <text:p>-351.92</text:p>
          </table:table-cell>
          <table:table-cell table:number-columns-repeated="7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-1.94970757352*10^-6*[.A938]^3+0.001983919016125*[.A938]^2-0.739720218654811*[.A938]+115.00781924484" office:value-type="float" office:value="-353.781732574349" calcext:value-type="float">
            <text:p>-353.78</text:p>
          </table:table-cell>
          <table:table-cell table:number-columns-repeated="7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-1.94970757352*10^-6*[.A939]^3+0.001983919016125*[.A939]^2-0.739720218654811*[.A939]+115.00781924484" office:value-type="float" office:value="-355.652282185266" calcext:value-type="float">
            <text:p>-355.65</text:p>
          </table:table-cell>
          <table:table-cell table:number-columns-repeated="7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-1.94970757352*10^-6*[.A940]^3+0.001983919016125*[.A940]^2-0.739720218654811*[.A940]+115.00781924484" office:value-type="float" office:value="-357.52933388782" calcext:value-type="float">
            <text:p>-357.53</text:p>
          </table:table-cell>
          <table:table-cell table:number-columns-repeated="7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-1.94970757352*10^-6*[.A941]^3+0.001983919016125*[.A941]^2-0.739720218654811*[.A941]+115.00781924484" office:value-type="float" office:value="-359.412899380257" calcext:value-type="float">
            <text:p>-359.41</text:p>
          </table:table-cell>
          <table:table-cell table:number-columns-repeated="7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-1.94970757352*10^-6*[.A942]^3+0.001983919016125*[.A942]^2-0.739720218654811*[.A942]+115.00781924484" office:value-type="float" office:value="-361.302990360822" calcext:value-type="float">
            <text:p>-361.30</text:p>
          </table:table-cell>
          <table:table-cell table:number-columns-repeated="7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-1.94970757352*10^-6*[.A943]^3+0.001983919016125*[.A943]^2-0.739720218654811*[.A943]+115.00781924484" office:value-type="float" office:value="-363.199618527761" calcext:value-type="float">
            <text:p>-363.20</text:p>
          </table:table-cell>
          <table:table-cell table:number-columns-repeated="7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-1.94970757352*10^-6*[.A944]^3+0.001983919016125*[.A944]^2-0.739720218654811*[.A944]+115.00781924484" office:value-type="float" office:value="-365.10279557932" calcext:value-type="float">
            <text:p>-365.10</text:p>
          </table:table-cell>
          <table:table-cell table:number-columns-repeated="7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-1.94970757352*10^-6*[.A945]^3+0.001983919016125*[.A945]^2-0.739720218654811*[.A945]+115.00781924484" office:value-type="float" office:value="-367.012533213743" calcext:value-type="float">
            <text:p>-367.01</text:p>
          </table:table-cell>
          <table:table-cell table:number-columns-repeated="7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-1.94970757352*10^-6*[.A946]^3+0.001983919016125*[.A946]^2-0.739720218654811*[.A946]+115.00781924484" office:value-type="float" office:value="-368.928843129277" calcext:value-type="float">
            <text:p>-368.93</text:p>
          </table:table-cell>
          <table:table-cell table:number-columns-repeated="7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-1.94970757352*10^-6*[.A947]^3+0.001983919016125*[.A947]^2-0.739720218654811*[.A947]+115.00781924484" office:value-type="float" office:value="-370.851737024166" calcext:value-type="float">
            <text:p>-370.85</text:p>
          </table:table-cell>
          <table:table-cell table:number-columns-repeated="7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-1.94970757352*10^-6*[.A948]^3+0.001983919016125*[.A948]^2-0.739720218654811*[.A948]+115.00781924484" office:value-type="float" office:value="-372.781226596656" calcext:value-type="float">
            <text:p>-372.78</text:p>
          </table:table-cell>
          <table:table-cell table:number-columns-repeated="7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-1.94970757352*10^-6*[.A949]^3+0.001983919016125*[.A949]^2-0.739720218654811*[.A949]+115.00781924484" office:value-type="float" office:value="-374.717323544993" calcext:value-type="float">
            <text:p>-374.72</text:p>
          </table:table-cell>
          <table:table-cell table:number-columns-repeated="7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-1.94970757352*10^-6*[.A950]^3+0.001983919016125*[.A950]^2-0.739720218654811*[.A950]+115.00781924484" office:value-type="float" office:value="-376.660039567422" calcext:value-type="float">
            <text:p>-376.66</text:p>
          </table:table-cell>
          <table:table-cell table:number-columns-repeated="7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-1.94970757352*10^-6*[.A951]^3+0.001983919016125*[.A951]^2-0.739720218654811*[.A951]+115.00781924484" office:value-type="float" office:value="-378.609386362188" calcext:value-type="float">
            <text:p>-378.61</text:p>
          </table:table-cell>
          <table:table-cell table:number-columns-repeated="7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-1.94970757352*10^-6*[.A952]^3+0.001983919016125*[.A952]^2-0.739720218654811*[.A952]+115.00781924484" office:value-type="float" office:value="-380.565375627537" calcext:value-type="float">
            <text:p>-380.57</text:p>
          </table:table-cell>
          <table:table-cell table:number-columns-repeated="7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-1.94970757352*10^-6*[.A953]^3+0.001983919016125*[.A953]^2-0.739720218654811*[.A953]+115.00781924484" office:value-type="float" office:value="-382.528019061714" calcext:value-type="float">
            <text:p>-382.53</text:p>
          </table:table-cell>
          <table:table-cell table:number-columns-repeated="7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-1.94970757352*10^-6*[.A954]^3+0.001983919016125*[.A954]^2-0.739720218654811*[.A954]+115.00781924484" office:value-type="float" office:value="-384.497328362965" calcext:value-type="float">
            <text:p>-384.50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-1.94970757352*10^-6*[.A955]^3+0.001983919016125*[.A955]^2-0.739720218654811*[.A955]+115.00781924484" office:value-type="float" office:value="-386.473315229536" calcext:value-type="float">
            <text:p>-386.47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-1.94970757352*10^-6*[.A956]^3+0.001983919016125*[.A956]^2-0.739720218654811*[.A956]+115.00781924484" office:value-type="float" office:value="-388.45599135967" calcext:value-type="float">
            <text:p>-388.46</text:p>
          </table:table-cell>
          <table:table-cell table:number-columns-repeated="7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-1.94970757352*10^-6*[.A957]^3+0.001983919016125*[.A957]^2-0.739720218654811*[.A957]+115.00781924484" office:value-type="float" office:value="-390.445368451615" calcext:value-type="float">
            <text:p>-390.45</text:p>
          </table:table-cell>
          <table:table-cell table:number-columns-repeated="7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-1.94970757352*10^-6*[.A958]^3+0.001983919016125*[.A958]^2-0.739720218654811*[.A958]+115.00781924484" office:value-type="float" office:value="-392.441458203616" calcext:value-type="float">
            <text:p>-392.44</text:p>
          </table:table-cell>
          <table:table-cell table:number-columns-repeated="7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-1.94970757352*10^-6*[.A959]^3+0.001983919016125*[.A959]^2-0.739720218654811*[.A959]+115.00781924484" office:value-type="float" office:value="-394.444272313917" calcext:value-type="float">
            <text:p>-394.44</text:p>
          </table:table-cell>
          <table:table-cell table:number-columns-repeated="7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-1.94970757352*10^-6*[.A960]^3+0.001983919016125*[.A960]^2-0.739720218654811*[.A960]+115.00781924484" office:value-type="float" office:value="-396.453822480765" calcext:value-type="float">
            <text:p>-396.45</text:p>
          </table:table-cell>
          <table:table-cell table:number-columns-repeated="7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-1.94970757352*10^-6*[.A961]^3+0.001983919016125*[.A961]^2-0.739720218654811*[.A961]+115.00781924484" office:value-type="float" office:value="-398.470120402404" calcext:value-type="float">
            <text:p>-398.47</text:p>
          </table:table-cell>
          <table:table-cell table:number-columns-repeated="7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-1.94970757352*10^-6*[.A962]^3+0.001983919016125*[.A962]^2-0.739720218654811*[.A962]+115.00781924484" office:value-type="float" office:value="-400.493177777081" calcext:value-type="float">
            <text:p>-400.49</text:p>
          </table:table-cell>
          <table:table-cell table:number-columns-repeated="7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-1.94970757352*10^-6*[.A963]^3+0.001983919016125*[.A963]^2-0.739720218654811*[.A963]+115.00781924484" office:value-type="float" office:value="-402.52300630304" calcext:value-type="float">
            <text:p>-402.52</text:p>
          </table:table-cell>
          <table:table-cell table:number-columns-repeated="7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-1.94970757352*10^-6*[.A964]^3+0.001983919016125*[.A964]^2-0.739720218654811*[.A964]+115.00781924484" office:value-type="float" office:value="-404.559617678528" calcext:value-type="float">
            <text:p>-404.56</text:p>
          </table:table-cell>
          <table:table-cell table:number-columns-repeated="7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-1.94970757352*10^-6*[.A965]^3+0.001983919016125*[.A965]^2-0.739720218654811*[.A965]+115.00781924484" office:value-type="float" office:value="-406.603023601789" calcext:value-type="float">
            <text:p>-406.60</text:p>
          </table:table-cell>
          <table:table-cell table:number-columns-repeated="7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-1.94970757352*10^-6*[.A966]^3+0.001983919016125*[.A966]^2-0.739720218654811*[.A966]+115.00781924484" office:value-type="float" office:value="-408.653235771069" calcext:value-type="float">
            <text:p>-408.65</text:p>
          </table:table-cell>
          <table:table-cell table:number-columns-repeated="7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-1.94970757352*10^-6*[.A967]^3+0.001983919016125*[.A967]^2-0.739720218654811*[.A967]+115.00781924484" office:value-type="float" office:value="-410.710265884614" calcext:value-type="float">
            <text:p>-410.71</text:p>
          </table:table-cell>
          <table:table-cell table:number-columns-repeated="7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-1.94970757352*10^-6*[.A968]^3+0.001983919016125*[.A968]^2-0.739720218654811*[.A968]+115.00781924484" office:value-type="float" office:value="-412.774125640668" calcext:value-type="float">
            <text:p>-412.77</text:p>
          </table:table-cell>
          <table:table-cell table:number-columns-repeated="7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-1.94970757352*10^-6*[.A969]^3+0.001983919016125*[.A969]^2-0.739720218654811*[.A969]+115.00781924484" office:value-type="float" office:value="-414.844826737478" calcext:value-type="float">
            <text:p>-414.84</text:p>
          </table:table-cell>
          <table:table-cell table:number-columns-repeated="7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-1.94970757352*10^-6*[.A970]^3+0.001983919016125*[.A970]^2-0.739720218654811*[.A970]+115.00781924484" office:value-type="float" office:value="-416.922380873289" calcext:value-type="float">
            <text:p>-416.92</text:p>
          </table:table-cell>
          <table:table-cell table:number-columns-repeated="7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-1.94970757352*10^-6*[.A971]^3+0.001983919016125*[.A971]^2-0.739720218654811*[.A971]+115.00781924484" office:value-type="float" office:value="-419.006799746346" calcext:value-type="float">
            <text:p>-419.01</text:p>
          </table:table-cell>
          <table:table-cell table:number-columns-repeated="7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-1.94970757352*10^-6*[.A972]^3+0.001983919016125*[.A972]^2-0.739720218654811*[.A972]+115.00781924484" office:value-type="float" office:value="-421.098095054895" calcext:value-type="float">
            <text:p>-421.10</text:p>
          </table:table-cell>
          <table:table-cell table:number-columns-repeated="7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-1.94970757352*10^-6*[.A973]^3+0.001983919016125*[.A973]^2-0.739720218654811*[.A973]+115.00781924484" office:value-type="float" office:value="-423.19627849718" calcext:value-type="float">
            <text:p>-423.20</text:p>
          </table:table-cell>
          <table:table-cell table:number-columns-repeated="7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-1.94970757352*10^-6*[.A974]^3+0.001983919016125*[.A974]^2-0.739720218654811*[.A974]+115.00781924484" office:value-type="float" office:value="-425.301361771449" calcext:value-type="float">
            <text:p>-425.30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-1.94970757352*10^-6*[.A975]^3+0.001983919016125*[.A975]^2-0.739720218654811*[.A975]+115.00781924484" office:value-type="float" office:value="-427.413356575945" calcext:value-type="float">
            <text:p>-427.41</text:p>
          </table:table-cell>
          <table:table-cell table:number-columns-repeated="7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-1.94970757352*10^-6*[.A976]^3+0.001983919016125*[.A976]^2-0.739720218654811*[.A976]+115.00781924484" office:value-type="float" office:value="-429.532274608914" calcext:value-type="float">
            <text:p>-429.53</text:p>
          </table:table-cell>
          <table:table-cell table:number-columns-repeated="7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-1.94970757352*10^-6*[.A977]^3+0.001983919016125*[.A977]^2-0.739720218654811*[.A977]+115.00781924484" office:value-type="float" office:value="-431.658127568603" calcext:value-type="float">
            <text:p>-431.66</text:p>
          </table:table-cell>
          <table:table-cell table:number-columns-repeated="7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-1.94970757352*10^-6*[.A978]^3+0.001983919016125*[.A978]^2-0.739720218654811*[.A978]+115.00781924484" office:value-type="float" office:value="-433.790927153256" calcext:value-type="float">
            <text:p>-433.79</text:p>
          </table:table-cell>
          <table:table-cell table:number-columns-repeated="7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-1.94970757352*10^-6*[.A979]^3+0.001983919016125*[.A979]^2-0.739720218654811*[.A979]+115.00781924484" office:value-type="float" office:value="-435.930685061118" calcext:value-type="float">
            <text:p>-435.93</text:p>
          </table:table-cell>
          <table:table-cell table:number-columns-repeated="7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-1.94970757352*10^-6*[.A980]^3+0.001983919016125*[.A980]^2-0.739720218654811*[.A980]+115.00781924484" office:value-type="float" office:value="-438.077412990436" calcext:value-type="float">
            <text:p>-438.08</text:p>
          </table:table-cell>
          <table:table-cell table:number-columns-repeated="7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-1.94970757352*10^-6*[.A981]^3+0.001983919016125*[.A981]^2-0.739720218654811*[.A981]+115.00781924484" office:value-type="float" office:value="-440.231122639454" calcext:value-type="float">
            <text:p>-440.23</text:p>
          </table:table-cell>
          <table:table-cell table:number-columns-repeated="7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-1.94970757352*10^-6*[.A982]^3+0.001983919016125*[.A982]^2-0.739720218654811*[.A982]+115.00781924484" office:value-type="float" office:value="-442.391825706419" calcext:value-type="float">
            <text:p>-442.39</text:p>
          </table:table-cell>
          <table:table-cell table:number-columns-repeated="7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-1.94970757352*10^-6*[.A983]^3+0.001983919016125*[.A983]^2-0.739720218654811*[.A983]+115.00781924484" office:value-type="float" office:value="-444.559533889575" calcext:value-type="float">
            <text:p>-444.56</text:p>
          </table:table-cell>
          <table:table-cell table:number-columns-repeated="7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-1.94970757352*10^-6*[.A984]^3+0.001983919016125*[.A984]^2-0.739720218654811*[.A984]+115.00781924484" office:value-type="float" office:value="-446.734258887168" calcext:value-type="float">
            <text:p>-446.73</text:p>
          </table:table-cell>
          <table:table-cell table:number-columns-repeated="7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-1.94970757352*10^-6*[.A985]^3+0.001983919016125*[.A985]^2-0.739720218654811*[.A985]+115.00781924484" office:value-type="float" office:value="-448.916012397443" calcext:value-type="float">
            <text:p>-448.92</text:p>
          </table:table-cell>
          <table:table-cell table:number-columns-repeated="7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-1.94970757352*10^-6*[.A986]^3+0.001983919016125*[.A986]^2-0.739720218654811*[.A986]+115.00781924484" office:value-type="float" office:value="-451.104806118647" calcext:value-type="float">
            <text:p>-451.10</text:p>
          </table:table-cell>
          <table:table-cell table:number-columns-repeated="7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-1.94970757352*10^-6*[.A987]^3+0.001983919016125*[.A987]^2-0.739720218654811*[.A987]+115.00781924484" office:value-type="float" office:value="-453.300651749023" calcext:value-type="float">
            <text:p>-453.30</text:p>
          </table:table-cell>
          <table:table-cell table:number-columns-repeated="7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-1.94970757352*10^-6*[.A988]^3+0.001983919016125*[.A988]^2-0.739720218654811*[.A988]+115.00781924484" office:value-type="float" office:value="-455.503560986818" calcext:value-type="float">
            <text:p>-455.50</text:p>
          </table:table-cell>
          <table:table-cell table:number-columns-repeated="7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-1.94970757352*10^-6*[.A989]^3+0.001983919016125*[.A989]^2-0.739720218654811*[.A989]+115.00781924484" office:value-type="float" office:value="-457.713545530278" calcext:value-type="float">
            <text:p>-457.71</text:p>
          </table:table-cell>
          <table:table-cell table:number-columns-repeated="7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-1.94970757352*10^-6*[.A990]^3+0.001983919016125*[.A990]^2-0.739720218654811*[.A990]+115.00781924484" office:value-type="float" office:value="-459.930617077647" calcext:value-type="float">
            <text:p>-459.93</text:p>
          </table:table-cell>
          <table:table-cell table:number-columns-repeated="7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-1.94970757352*10^-6*[.A991]^3+0.001983919016125*[.A991]^2-0.739720218654811*[.A991]+115.00781924484" office:value-type="float" office:value="-462.154787327171" calcext:value-type="float">
            <text:p>-462.15</text:p>
          </table:table-cell>
          <table:table-cell table:number-columns-repeated="7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-1.94970757352*10^-6*[.A992]^3+0.001983919016125*[.A992]^2-0.739720218654811*[.A992]+115.00781924484" office:value-type="float" office:value="-464.386067977096" calcext:value-type="float">
            <text:p>-464.39</text:p>
          </table:table-cell>
          <table:table-cell table:number-columns-repeated="7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-1.94970757352*10^-6*[.A993]^3+0.001983919016125*[.A993]^2-0.739720218654811*[.A993]+115.00781924484" office:value-type="float" office:value="-466.624470725666" calcext:value-type="float">
            <text:p>-466.62</text:p>
          </table:table-cell>
          <table:table-cell table:number-columns-repeated="7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-1.94970757352*10^-6*[.A994]^3+0.001983919016125*[.A994]^2-0.739720218654811*[.A994]+115.00781924484" office:value-type="float" office:value="-468.870007271128" calcext:value-type="float">
            <text:p>-468.87</text:p>
          </table:table-cell>
          <table:table-cell table:number-columns-repeated="7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-1.94970757352*10^-6*[.A995]^3+0.001983919016125*[.A995]^2-0.739720218654811*[.A995]+115.00781924484" office:value-type="float" office:value="-471.122689311727" calcext:value-type="float">
            <text:p>-471.12</text:p>
          </table:table-cell>
          <table:table-cell table:number-columns-repeated="7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-1.94970757352*10^-6*[.A996]^3+0.001983919016125*[.A996]^2-0.739720218654811*[.A996]+115.00781924484" office:value-type="float" office:value="-473.382528545708" calcext:value-type="float">
            <text:p>-473.38</text:p>
          </table:table-cell>
          <table:table-cell table:number-columns-repeated="7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-1.94970757352*10^-6*[.A997]^3+0.001983919016125*[.A997]^2-0.739720218654811*[.A997]+115.00781924484" office:value-type="float" office:value="-475.649536671316" calcext:value-type="float">
            <text:p>-475.65</text:p>
          </table:table-cell>
          <table:table-cell table:number-columns-repeated="7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-1.94970757352*10^-6*[.A998]^3+0.001983919016125*[.A998]^2-0.739720218654811*[.A998]+115.00781924484" office:value-type="float" office:value="-477.923725386798" calcext:value-type="float">
            <text:p>-477.92</text:p>
          </table:table-cell>
          <table:table-cell table:number-columns-repeated="7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-1.94970757352*10^-6*[.A999]^3+0.001983919016125*[.A999]^2-0.739720218654811*[.A999]+115.00781924484" office:value-type="float" office:value="-480.205106390398" calcext:value-type="float">
            <text:p>-480.21</text:p>
          </table:table-cell>
          <table:table-cell table:number-columns-repeated="7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-1.94970757352*10^-6*[.A1000]^3+0.001983919016125*[.A1000]^2-0.739720218654811*[.A1000]+115.00781924484" office:value-type="float" office:value="-482.493691380363" calcext:value-type="float">
            <text:p>-482.49</text:p>
          </table:table-cell>
          <table:table-cell table:number-columns-repeated="7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-1.94970757352*10^-6*[.A1001]^3+0.001983919016125*[.A1001]^2-0.739720218654811*[.A1001]+115.00781924484" office:value-type="float" office:value="-484.789492054937" calcext:value-type="float">
            <text:p>-484.79</text:p>
          </table:table-cell>
          <table:table-cell table:number-columns-repeated="7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-1.94970757352*10^-6*[.A1002]^3+0.001983919016125*[.A1002]^2-0.739720218654811*[.A1002]+115.00781924484" office:value-type="float" office:value="-487.092520112365" calcext:value-type="float">
            <text:p>-487.09</text:p>
          </table:table-cell>
          <table:table-cell table:number-columns-repeated="7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-1.94970757352*10^-6*[.A1003]^3+0.001983919016125*[.A1003]^2-0.739720218654811*[.A1003]+115.00781924484" office:value-type="float" office:value="-489.402787250894" calcext:value-type="float">
            <text:p>-489.40</text:p>
          </table:table-cell>
          <table:table-cell table:number-columns-repeated="7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-1.94970757352*10^-6*[.A1004]^3+0.001983919016125*[.A1004]^2-0.739720218654811*[.A1004]+115.00781924484" office:value-type="float" office:value="-491.720305168769" calcext:value-type="float">
            <text:p>-491.72</text:p>
          </table:table-cell>
          <table:table-cell table:number-columns-repeated="7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-1.94970757352*10^-6*[.A1005]^3+0.001983919016125*[.A1005]^2-0.739720218654811*[.A1005]+115.00781924484" office:value-type="float" office:value="-494.045085564235" calcext:value-type="float">
            <text:p>-494.05</text:p>
          </table:table-cell>
          <table:table-cell table:number-columns-repeated="7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-1.94970757352*10^-6*[.A1006]^3+0.001983919016125*[.A1006]^2-0.739720218654811*[.A1006]+115.00781924484" office:value-type="float" office:value="-496.377140135538" calcext:value-type="float">
            <text:p>-496.38</text:p>
          </table:table-cell>
          <table:table-cell table:number-columns-repeated="7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-1.94970757352*10^-6*[.A1007]^3+0.001983919016125*[.A1007]^2-0.739720218654811*[.A1007]+115.00781924484" office:value-type="float" office:value="-498.716480580923" calcext:value-type="float">
            <text:p>-498.72</text:p>
          </table:table-cell>
          <table:table-cell table:number-columns-repeated="7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-1.94970757352*10^-6*[.A1008]^3+0.001983919016125*[.A1008]^2-0.739720218654811*[.A1008]+115.00781924484" office:value-type="float" office:value="-501.063118598635" calcext:value-type="float">
            <text:p>-501.06</text:p>
          </table:table-cell>
          <table:table-cell table:number-columns-repeated="7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-1.94970757352*10^-6*[.A1009]^3+0.001983919016125*[.A1009]^2-0.739720218654811*[.A1009]+115.00781924484" office:value-type="float" office:value="-503.417065886921" calcext:value-type="float">
            <text:p>-503.42</text:p>
          </table:table-cell>
          <table:table-cell table:number-columns-repeated="7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-1.94970757352*10^-6*[.A1010]^3+0.001983919016125*[.A1010]^2-0.739720218654811*[.A1010]+115.00781924484" office:value-type="float" office:value="-505.778334144024" calcext:value-type="float">
            <text:p>-505.78</text:p>
          </table:table-cell>
          <table:table-cell table:number-columns-repeated="7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-1.94970757352*10^-6*[.A1011]^3+0.001983919016125*[.A1011]^2-0.739720218654811*[.A1011]+115.00781924484" office:value-type="float" office:value="-508.146935068193" calcext:value-type="float">
            <text:p>-508.15</text:p>
          </table:table-cell>
          <table:table-cell table:number-columns-repeated="7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-1.94970757352*10^-6*[.A1012]^3+0.001983919016125*[.A1012]^2-0.739720218654811*[.A1012]+115.00781924484" office:value-type="float" office:value="-510.522880357669" calcext:value-type="float">
            <text:p>-510.52</text:p>
          </table:table-cell>
          <table:table-cell table:number-columns-repeated="7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-1.94970757352*10^-6*[.A1013]^3+0.001983919016125*[.A1013]^2-0.739720218654811*[.A1013]+115.00781924484" office:value-type="float" office:value="-512.906181710701" calcext:value-type="float">
            <text:p>-512.91</text:p>
          </table:table-cell>
          <table:table-cell table:number-columns-repeated="7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-1.94970757352*10^-6*[.A1014]^3+0.001983919016125*[.A1014]^2-0.739720218654811*[.A1014]+115.00781924484" office:value-type="float" office:value="-515.296850825533" calcext:value-type="float">
            <text:p>-515.30</text:p>
          </table:table-cell>
          <table:table-cell table:number-columns-repeated="7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-1.94970757352*10^-6*[.A1015]^3+0.001983919016125*[.A1015]^2-0.739720218654811*[.A1015]+115.00781924484" office:value-type="float" office:value="-517.694899400411" calcext:value-type="float">
            <text:p>-517.69</text:p>
          </table:table-cell>
          <table:table-cell table:number-columns-repeated="7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-1.94970757352*10^-6*[.A1016]^3+0.001983919016125*[.A1016]^2-0.739720218654811*[.A1016]+115.00781924484" office:value-type="float" office:value="-520.100339133579" calcext:value-type="float">
            <text:p>-520.10</text:p>
          </table:table-cell>
          <table:table-cell table:number-columns-repeated="7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-1.94970757352*10^-6*[.A1017]^3+0.001983919016125*[.A1017]^2-0.739720218654811*[.A1017]+115.00781924484" office:value-type="float" office:value="-522.513181723285" calcext:value-type="float">
            <text:p>-522.51</text:p>
          </table:table-cell>
          <table:table-cell table:number-columns-repeated="7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-1.94970757352*10^-6*[.A1018]^3+0.001983919016125*[.A1018]^2-0.739720218654811*[.A1018]+115.00781924484" office:value-type="float" office:value="-524.933438867772" calcext:value-type="float">
            <text:p>-524.93</text:p>
          </table:table-cell>
          <table:table-cell table:number-columns-repeated="7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-1.94970757352*10^-6*[.A1019]^3+0.001983919016125*[.A1019]^2-0.739720218654811*[.A1019]+115.00781924484" office:value-type="float" office:value="-527.361122265286" calcext:value-type="float">
            <text:p>-527.36</text:p>
          </table:table-cell>
          <table:table-cell table:number-columns-repeated="7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-1.94970757352*10^-6*[.A1020]^3+0.001983919016125*[.A1020]^2-0.739720218654811*[.A1020]+115.00781924484" office:value-type="float" office:value="-529.796243614074" calcext:value-type="float">
            <text:p>-529.80</text:p>
          </table:table-cell>
          <table:table-cell table:number-columns-repeated="7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-1.94970757352*10^-6*[.A1021]^3+0.001983919016125*[.A1021]^2-0.739720218654811*[.A1021]+115.00781924484" office:value-type="float" office:value="-532.23881461238" calcext:value-type="float">
            <text:p>-532.24</text:p>
          </table:table-cell>
          <table:table-cell table:number-columns-repeated="7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-1.94970757352*10^-6*[.A1022]^3+0.001983919016125*[.A1022]^2-0.739720218654811*[.A1022]+115.00781924484" office:value-type="float" office:value="-534.688846958449" calcext:value-type="float">
            <text:p>-534.69</text:p>
          </table:table-cell>
          <table:table-cell table:number-columns-repeated="7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-1.94970757352*10^-6*[.A1023]^3+0.001983919016125*[.A1023]^2-0.739720218654811*[.A1023]+115.00781924484" office:value-type="float" office:value="-537.146352350528" calcext:value-type="float">
            <text:p>-537.15</text:p>
          </table:table-cell>
          <table:table-cell table:number-columns-repeated="7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-1.94970757352*10^-6*[.A1024]^3+0.001983919016125*[.A1024]^2-0.739720218654811*[.A1024]+115.00781924484" office:value-type="float" office:value="-539.611342486861" calcext:value-type="float">
            <text:p>-539.61</text:p>
          </table:table-cell>
          <table:table-cell table:number-columns-repeated="7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-1.94970757352*10^-6*[.A1025]^3+0.001983919016125*[.A1025]^2-0.739720218654811*[.A1025]+115.00781924484" office:value-type="float" office:value="-542.083829065694" calcext:value-type="float">
            <text:p>-542.08</text:p>
          </table:table-cell>
          <table:table-cell table:number-columns-repeated="7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-1.94970757352*10^-6*[.A1026]^3+0.001983919016125*[.A1026]^2-0.739720218654811*[.A1026]+115.00781924484" office:value-type="float" office:value="-544.563823785273" calcext:value-type="float">
            <text:p>-544.56</text:p>
          </table:table-cell>
          <table:table-cell table:number-columns-repeated="7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-1.94970757352*10^-6*[.A1027]^3+0.001983919016125*[.A1027]^2-0.739720218654811*[.A1027]+115.00781924484" office:value-type="float" office:value="-547.051338343842" calcext:value-type="float">
            <text:p>-547.05</text:p>
          </table:table-cell>
          <table:table-cell table:number-columns-repeated="7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-1.94970757352*10^-6*[.A1028]^3+0.001983919016125*[.A1028]^2-0.739720218654811*[.A1028]+115.00781924484" office:value-type="float" office:value="-549.546384439648" calcext:value-type="float">
            <text:p>-549.55</text:p>
          </table:table-cell>
          <table:table-cell table:number-columns-repeated="7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-1.94970757352*10^-6*[.A1029]^3+0.001983919016125*[.A1029]^2-0.739720218654811*[.A1029]+115.00781924484" office:value-type="float" office:value="-552.048973770936" calcext:value-type="float">
            <text:p>-552.05</text:p>
          </table:table-cell>
          <table:table-cell table:number-columns-repeated="7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-1.94970757352*10^-6*[.A1030]^3+0.001983919016125*[.A1030]^2-0.739720218654811*[.A1030]+115.00781924484" office:value-type="float" office:value="-554.559118035951" calcext:value-type="float">
            <text:p>-554.56</text:p>
          </table:table-cell>
          <table:table-cell table:number-columns-repeated="7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-1.94970757352*10^-6*[.A1031]^3+0.001983919016125*[.A1031]^2-0.739720218654811*[.A1031]+115.00781924484" office:value-type="float" office:value="-557.076828932939" calcext:value-type="float">
            <text:p>-557.08</text:p>
          </table:table-cell>
          <table:table-cell table:number-columns-repeated="7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-1.94970757352*10^-6*[.A1032]^3+0.001983919016125*[.A1032]^2-0.739720218654811*[.A1032]+115.00781924484" office:value-type="float" office:value="-559.602118160145" calcext:value-type="float">
            <text:p>-559.60</text:p>
          </table:table-cell>
          <table:table-cell table:number-columns-repeated="7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-1.94970757352*10^-6*[.A1033]^3+0.001983919016125*[.A1033]^2-0.739720218654811*[.A1033]+115.00781924484" office:value-type="float" office:value="-562.134997415814" calcext:value-type="float">
            <text:p>-562.13</text:p>
          </table:table-cell>
          <table:table-cell table:number-columns-repeated="7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-1.94970757352*10^-6*[.A1034]^3+0.001983919016125*[.A1034]^2-0.739720218654811*[.A1034]+115.00781924484" office:value-type="float" office:value="-564.675478398193" calcext:value-type="float">
            <text:p>-564.68</text:p>
          </table:table-cell>
          <table:table-cell table:number-columns-repeated="7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-1.94970757352*10^-6*[.A1035]^3+0.001983919016125*[.A1035]^2-0.739720218654811*[.A1035]+115.00781924484" office:value-type="float" office:value="-567.223572805526" calcext:value-type="float">
            <text:p>-567.22</text:p>
          </table:table-cell>
          <table:table-cell table:number-columns-repeated="7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-1.94970757352*10^-6*[.A1036]^3+0.001983919016125*[.A1036]^2-0.739720218654811*[.A1036]+115.00781924484" office:value-type="float" office:value="-569.779292336059" calcext:value-type="float">
            <text:p>-569.78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-1.94970757352*10^-6*[.A1037]^3+0.001983919016125*[.A1037]^2-0.739720218654811*[.A1037]+115.00781924484" office:value-type="float" office:value="-572.342648688037" calcext:value-type="float">
            <text:p>-572.34</text:p>
          </table:table-cell>
          <table:table-cell table:number-columns-repeated="7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-1.94970757352*10^-6*[.A1038]^3+0.001983919016125*[.A1038]^2-0.739720218654811*[.A1038]+115.00781924484" office:value-type="float" office:value="-574.913653559706" calcext:value-type="float">
            <text:p>-574.91</text:p>
          </table:table-cell>
          <table:table-cell table:number-columns-repeated="7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-1.94970757352*10^-6*[.A1039]^3+0.001983919016125*[.A1039]^2-0.739720218654811*[.A1039]+115.00781924484" office:value-type="float" office:value="-577.492318649311" calcext:value-type="float">
            <text:p>-577.49</text:p>
          </table:table-cell>
          <table:table-cell table:number-columns-repeated="7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-1.94970757352*10^-6*[.A1040]^3+0.001983919016125*[.A1040]^2-0.739720218654811*[.A1040]+115.00781924484" office:value-type="float" office:value="-580.078655655098" calcext:value-type="float">
            <text:p>-580.08</text:p>
          </table:table-cell>
          <table:table-cell table:number-columns-repeated="7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-1.94970757352*10^-6*[.A1041]^3+0.001983919016125*[.A1041]^2-0.739720218654811*[.A1041]+115.00781924484" office:value-type="float" office:value="-582.672676275312" calcext:value-type="float">
            <text:p>-582.67</text:p>
          </table:table-cell>
          <table:table-cell table:number-columns-repeated="7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-1.94970757352*10^-6*[.A1042]^3+0.001983919016125*[.A1042]^2-0.739720218654811*[.A1042]+115.00781924484" office:value-type="float" office:value="-585.274392208198" calcext:value-type="float">
            <text:p>-585.27</text:p>
          </table:table-cell>
          <table:table-cell table:number-columns-repeated="7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-1.94970757352*10^-6*[.A1043]^3+0.001983919016125*[.A1043]^2-0.739720218654811*[.A1043]+115.00781924484" office:value-type="float" office:value="-587.883815152003" calcext:value-type="float">
            <text:p>-587.88</text:p>
          </table:table-cell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-1.94970757352*10^-6*[.A1044]^3+0.001983919016125*[.A1044]^2-0.739720218654811*[.A1044]+115.00781924484" office:value-type="float" office:value="-590.500956804971" calcext:value-type="float">
            <text:p>-590.50</text:p>
          </table:table-cell>
          <table:table-cell table:number-columns-repeated="7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formula="of:=-1.94970757352*10^-6*[.A1045]^3+0.001983919016125*[.A1045]^2-0.739720218654811*[.A1045]+115.00781924484" office:value-type="float" office:value="-593.125828865348" calcext:value-type="float">
            <text:p>-593.13</text:p>
          </table:table-cell>
          <table:table-cell table:number-columns-repeated="7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formula="of:=-1.94970757352*10^-6*[.A1046]^3+0.001983919016125*[.A1046]^2-0.739720218654811*[.A1046]+115.00781924484" office:value-type="float" office:value="-595.758443031379" calcext:value-type="float">
            <text:p>-595.76</text:p>
          </table:table-cell>
          <table:table-cell table:number-columns-repeated="7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formula="of:=-1.94970757352*10^-6*[.A1047]^3+0.001983919016125*[.A1047]^2-0.739720218654811*[.A1047]+115.00781924484" office:value-type="float" office:value="-598.39881100131" calcext:value-type="float">
            <text:p>-598.40</text:p>
          </table:table-cell>
          <table:table-cell table:number-columns-repeated="7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formula="of:=-1.94970757352*10^-6*[.A1048]^3+0.001983919016125*[.A1048]^2-0.739720218654811*[.A1048]+115.00781924484" office:value-type="float" office:value="-601.046944473386" calcext:value-type="float">
            <text:p>-601.05</text:p>
          </table:table-cell>
          <table:table-cell table:number-columns-repeated="7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formula="of:=-1.94970757352*10^-6*[.A1049]^3+0.001983919016125*[.A1049]^2-0.739720218654811*[.A1049]+115.00781924484" office:value-type="float" office:value="-603.702855145853" calcext:value-type="float">
            <text:p>-603.70</text:p>
          </table:table-cell>
          <table:table-cell table:number-columns-repeated="7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formula="of:=-1.94970757352*10^-6*[.A1050]^3+0.001983919016125*[.A1050]^2-0.739720218654811*[.A1050]+115.00781924484" office:value-type="float" office:value="-606.366554716955" calcext:value-type="float">
            <text:p>-606.37</text:p>
          </table:table-cell>
          <table:table-cell table:number-columns-repeated="7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formula="of:=-1.94970757352*10^-6*[.A1051]^3+0.001983919016125*[.A1051]^2-0.739720218654811*[.A1051]+115.00781924484" office:value-type="float" office:value="-609.03805488494" calcext:value-type="float">
            <text:p>-609.04</text:p>
          </table:table-cell>
          <table:table-cell table:number-columns-repeated="7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formula="of:=-1.94970757352*10^-6*[.A1052]^3+0.001983919016125*[.A1052]^2-0.739720218654811*[.A1052]+115.00781924484" office:value-type="float" office:value="-611.717367348051" calcext:value-type="float">
            <text:p>-611.72</text:p>
          </table:table-cell>
          <table:table-cell table:number-columns-repeated="7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formula="of:=-1.94970757352*10^-6*[.A1053]^3+0.001983919016125*[.A1053]^2-0.739720218654811*[.A1053]+115.00781924484" office:value-type="float" office:value="-614.404503804535" calcext:value-type="float">
            <text:p>-614.40</text:p>
          </table:table-cell>
          <table:table-cell table:number-columns-repeated="7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-1.94970757352*10^-6*[.A1054]^3+0.001983919016125*[.A1054]^2-0.739720218654811*[.A1054]+115.00781924484" office:value-type="float" office:value="-617.099475952636" calcext:value-type="float">
            <text:p>-617.10</text:p>
          </table:table-cell>
          <table:table-cell table:number-columns-repeated="7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-1.94970757352*10^-6*[.A1055]^3+0.001983919016125*[.A1055]^2-0.739720218654811*[.A1055]+115.00781924484" office:value-type="float" office:value="-619.802295490601" calcext:value-type="float">
            <text:p>-619.80</text:p>
          </table:table-cell>
          <table:table-cell table:number-columns-repeated="7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formula="of:=-1.94970757352*10^-6*[.A1056]^3+0.001983919016125*[.A1056]^2-0.739720218654811*[.A1056]+115.00781924484" office:value-type="float" office:value="-622.512974116674" calcext:value-type="float">
            <text:p>-622.51</text:p>
          </table:table-cell>
          <table:table-cell table:number-columns-repeated="7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formula="of:=-1.94970757352*10^-6*[.A1057]^3+0.001983919016125*[.A1057]^2-0.739720218654811*[.A1057]+115.00781924484" office:value-type="float" office:value="-625.231523529102" calcext:value-type="float">
            <text:p>-625.23</text:p>
          </table:table-cell>
          <table:table-cell table:number-columns-repeated="7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formula="of:=-1.94970757352*10^-6*[.A1058]^3+0.001983919016125*[.A1058]^2-0.739720218654811*[.A1058]+115.00781924484" office:value-type="float" office:value="-627.957955426129" calcext:value-type="float">
            <text:p>-627.96</text:p>
          </table:table-cell>
          <table:table-cell table:number-columns-repeated="7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formula="of:=-1.94970757352*10^-6*[.A1059]^3+0.001983919016125*[.A1059]^2-0.739720218654811*[.A1059]+115.00781924484" office:value-type="float" office:value="-630.692281506002" calcext:value-type="float">
            <text:p>-630.69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formula="of:=-1.94970757352*10^-6*[.A1060]^3+0.001983919016125*[.A1060]^2-0.739720218654811*[.A1060]+115.00781924484" office:value-type="float" office:value="-633.434513466965" calcext:value-type="float">
            <text:p>-633.43</text:p>
          </table:table-cell>
          <table:table-cell table:number-columns-repeated="7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formula="of:=-1.94970757352*10^-6*[.A1061]^3+0.001983919016125*[.A1061]^2-0.739720218654811*[.A1061]+115.00781924484" office:value-type="float" office:value="-636.184663007263" calcext:value-type="float">
            <text:p>-636.18</text:p>
          </table:table-cell>
          <table:table-cell table:number-columns-repeated="7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formula="of:=-1.94970757352*10^-6*[.A1062]^3+0.001983919016125*[.A1062]^2-0.739720218654811*[.A1062]+115.00781924484" office:value-type="float" office:value="-638.942741825143" calcext:value-type="float">
            <text:p>-638.94</text:p>
          </table:table-cell>
          <table:table-cell table:number-columns-repeated="7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formula="of:=-1.94970757352*10^-6*[.A1063]^3+0.001983919016125*[.A1063]^2-0.739720218654811*[.A1063]+115.00781924484" office:value-type="float" office:value="-641.70876161885" calcext:value-type="float">
            <text:p>-641.71</text:p>
          </table:table-cell>
          <table:table-cell table:number-columns-repeated="7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-1.94970757352*10^-6*[.A1064]^3+0.001983919016125*[.A1064]^2-0.739720218654811*[.A1064]+115.00781924484" office:value-type="float" office:value="-644.482734086629" calcext:value-type="float">
            <text:p>-644.48</text:p>
          </table:table-cell>
          <table:table-cell table:number-columns-repeated="7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formula="of:=-1.94970757352*10^-6*[.A1065]^3+0.001983919016125*[.A1065]^2-0.739720218654811*[.A1065]+115.00781924484" office:value-type="float" office:value="-647.264670926726" calcext:value-type="float">
            <text:p>-647.26</text:p>
          </table:table-cell>
          <table:table-cell table:number-columns-repeated="7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formula="of:=-1.94970757352*10^-6*[.A1066]^3+0.001983919016125*[.A1066]^2-0.739720218654811*[.A1066]+115.00781924484" office:value-type="float" office:value="-650.054583837386" calcext:value-type="float">
            <text:p>-650.05</text:p>
          </table:table-cell>
          <table:table-cell table:number-columns-repeated="7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formula="of:=-1.94970757352*10^-6*[.A1067]^3+0.001983919016125*[.A1067]^2-0.739720218654811*[.A1067]+115.00781924484" office:value-type="float" office:value="-652.852484516855" calcext:value-type="float">
            <text:p>-652.8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16:11:17.4159191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3:20:08.460963221</meta:creation-date>
    <dc:date>2020-05-19T16:38:34.028769461</dc:date>
    <meta:editing-duration>PT4H33M14S</meta:editing-duration>
    <meta:editing-cycles>13</meta:editing-cycles>
    <meta:generator>LibreOffice/6.1.5.2$Linux_X86_64 LibreOffice_project/10$Build-2</meta:generator>
    <meta:document-statistic meta:table-count="1" meta:cell-count="222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215cm" svg:height="11.922cm" xlink:href=".." xlink:type="simple" chart:class="chart:scatter" chart:style-name="ch1">
        <chart:title svg:x="8.619cm" svg:y="0.374cm" chart:style-name="ch2">
          <text:p>AD em função de T</text:p>
        </chart:title>
        <chart:legend chart:legend-position="end" svg:x="16.352cm" svg:y="5.413cm" style:legend-expansion="high" chart:style-name="ch3"/>
        <chart:plot-area chart:style-name="ch4" table:cell-range-address="Sheet1.A1:Sheet1.A40 Sheet1.D1:Sheet1.D40" svg:x="1.435cm" svg:y="1.391cm" svg:width="14.493cm" svg:height="9.312cm">
          <chartooo:coordinate-region svg:x="1.673cm" svg:y="1.59cm" svg:width="13.975cm" svg:height="8.466cm"/>
          <chart:axis chart:dimension="x" chart:name="primary-x" chart:style-name="ch5">
            <chart:title svg:x="8.531cm" svg:y="10.941cm" chart:style-name="ch6">
              <text:p>T</text:p>
            </chart:title>
          </chart:axis>
          <chart:axis chart:dimension="y" chart:name="primary-y" chart:style-name="ch5">
            <chart:title svg:x="0.451cm" svg:y="6.329cm" chart:style-name="ch7">
              <text:p>AD</text:p>
            </chart:title>
            <chart:grid chart:style-name="ch8" chart:class="major"/>
          </chart:axis>
          <chart:series chart:style-name="ch9" chart:values-cell-range-address="Sheet1.D1:Sheet1.D40" chart:class="chart:scatter">
            <chart:domain table:cell-range-address="Sheet1.A1:Sheet1.A40"/>
            <chart:regression-curve chart:style-name="ch10">
              <chart:equation chart:display-equation="true" chart:display-r-square="true" svg:x="5.433cm" svg:y="2.302cm"/>
            </chart:regression-curve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1:Sheet1.A40</svg:desc>
                </draw:g>
              </table:table-cell>
              <table:table-cell office:value-type="float" office:value="3.3">
                <text:p>3.3</text:p>
                <draw:g>
                  <svg:desc>Sheet1.D1:Sheet1.D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0">
                <text:p>-40</text:p>
              </table:table-cell>
              <table:table-cell office:value-type="float" office:value="907.380153367246">
                <text:p>907.380153367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5">
                <text:p>-35</text:p>
              </table:table-cell>
              <table:table-cell office:value-type="float" office:value="872.937844217152">
                <text:p>872.9378442171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0">
                <text:p>-30</text:p>
              </table:table-cell>
              <table:table-cell office:value-type="float" office:value="832.215757273068">
                <text:p>832.2157572730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5">
                <text:p>-25</text:p>
              </table:table-cell>
              <table:table-cell office:value-type="float" office:value="785.435116875049">
                <text:p>785.4351168750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0">
                <text:p>-20</text:p>
              </table:table-cell>
              <table:table-cell office:value-type="float" office:value="733.338631847857">
                <text:p>733.3386318478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">
                <text:p>-15</text:p>
              </table:table-cell>
              <table:table-cell office:value-type="float" office:value="677.077357425184">
                <text:p>677.0773574251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0">
                <text:p>-10</text:p>
              </table:table-cell>
              <table:table-cell office:value-type="float" office:value="618.133967499009">
                <text:p>618.1339674990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">
                <text:p>-5</text:p>
              </table:table-cell>
              <table:table-cell office:value-type="float" office:value="558.263189812007">
                <text:p>558.2631898120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99.23061154766">
                <text:p>499.230611547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442.402120408936">
                <text:p>442.4021204089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89.026870607689">
                <text:p>389.0268706076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339.965263861055">
                <text:p>339.9652638610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295.520037941665">
                <text:p>295.5200379416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221.198557466158">
                <text:p>221.1985574661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">
                <text:p>35</text:p>
              </table:table-cell>
              <table:table-cell office:value-type="float" office:value="190.870067529086">
                <text:p>190.8700675290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">
                <text:p>40</text:p>
              </table:table-cell>
              <table:table-cell office:value-type="float" office:value="164.603144407766">
                <text:p>164.6031444077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">
                <text:p>45</text:p>
              </table:table-cell>
              <table:table-cell office:value-type="float" office:value="141.925747265053">
                <text:p>141.9257472650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22.432822680049">
                <text:p>122.4328226800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">
                <text:p>55</text:p>
              </table:table-cell>
              <table:table-cell office:value-type="float" office:value="105.669257443501">
                <text:p>105.6692574435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91.3103197012478">
                <text:p>91.31031970124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5">
                <text:p>65</text:p>
              </table:table-cell>
              <table:table-cell office:value-type="float" office:value="79.0018456995201">
                <text:p>79.00184569952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">
                <text:p>70</text:p>
              </table:table-cell>
              <table:table-cell office:value-type="float" office:value="68.4492830259106">
                <text:p>68.44928302591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">
                <text:p>75</text:p>
              </table:table-cell>
              <table:table-cell office:value-type="float" office:value="59.3879486293842">
                <text:p>59.38794862938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">
                <text:p>80</text:p>
              </table:table-cell>
              <table:table-cell office:value-type="float" office:value="51.6327034469661">
                <text:p>51.63270344696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5">
                <text:p>85</text:p>
              </table:table-cell>
              <table:table-cell office:value-type="float" office:value="44.9389042929534">
                <text:p>44.93890429295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">
                <text:p>90</text:p>
              </table:table-cell>
              <table:table-cell office:value-type="float" office:value="39.1952298518946">
                <text:p>39.19522985189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5">
                <text:p>95</text:p>
              </table:table-cell>
              <table:table-cell office:value-type="float" office:value="34.2455055093756">
                <text:p>34.24550550937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29.9700043682959">
                <text:p>29.97000436829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5">
                <text:p>105</text:p>
              </table:table-cell>
              <table:table-cell office:value-type="float" office:value="26.2734654108477">
                <text:p>26.27346541084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3.0714041346953">
                <text:p>23.07140413469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5">
                <text:p>115</text:p>
              </table:table-cell>
              <table:table-cell office:value-type="float" office:value="20.2949167826547">
                <text:p>20.29491678265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0">
                <text:p>120</text:p>
              </table:table-cell>
              <table:table-cell office:value-type="float" office:value="17.8820693540146">
                <text:p>17.88206935401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5">
                <text:p>125</text:p>
              </table:table-cell>
              <table:table-cell office:value-type="float" office:value="15.7819728516292">
                <text:p>15.78197285162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0">
                <text:p>130</text:p>
              </table:table-cell>
              <table:table-cell office:value-type="float" office:value="13.9488069756661">
                <text:p>13.94880697566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5">
                <text:p>135</text:p>
              </table:table-cell>
              <table:table-cell office:value-type="float" office:value="12.3522194011124">
                <text:p>12.35221940111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0">
                <text:p>140</text:p>
              </table:table-cell>
              <table:table-cell office:value-type="float" office:value="10.9510590516516">
                <text:p>10.95105905165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5">
                <text:p>145</text:p>
              </table:table-cell>
              <table:table-cell office:value-type="float" office:value="9.72687922820155">
                <text:p>9.726879228201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0">
                <text:p>150</text:p>
              </table:table-cell>
              <table:table-cell office:value-type="float" office:value="8.65077539364613">
                <text:p>8.650775393646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1 0" chart:style-name="ch1">
        <chart:title svg:x="5.852cm" svg:y="0.316cm" chart:style-name="ch2">
          <text:p>T em função do ADC</text:p>
        </chart:title>
        <chart:legend chart:legend-position="end" svg:x="11.135cm" svg:y="3.955cm" style:legend-expansion="high" chart:style-name="ch3"/>
        <chart:plot-area chart:style-name="ch4" table:cell-range-address="Sheet1.D10:Sheet1.D30 Sheet1.A10:Sheet1.A30" svg:x="1.33cm" svg:y="1.275cm" svg:width="9.486cm" svg:height="6.57cm">
          <chartooo:coordinate-region svg:x="1.951cm" svg:y="1.474cm" svg:width="8.399cm" svg:height="5.724cm"/>
          <chart:axis chart:dimension="x" chart:name="primary-x" chart:style-name="ch5">
            <chart:title svg:x="5.672cm" svg:y="8.025cm" chart:style-name="ch6">
              <text:p>ADC</text:p>
            </chart:title>
          </chart:axis>
          <chart:axis chart:dimension="y" chart:name="primary-y" chart:style-name="ch7">
            <chart:title svg:x="0.451cm" svg:y="5.557cm" chart:style-name="ch8">
              <text:p>TEmperatura</text:p>
            </chart:title>
            <chart:grid chart:style-name="ch9" chart:class="major"/>
          </chart:axis>
          <chart:series chart:style-name="ch10" chart:values-cell-range-address="Sheet1.A10:Sheet1.A30" chart:class="chart:scatter">
            <chart:domain table:cell-range-address="Sheet1.D10:Sheet1.D30"/>
            <chart:regression-curve chart:style-name="ch11">
              <chart:equation chart:display-equation="true" chart:display-r-square="true" svg:x="2.255cm" svg:y="1.456cm"/>
            </chart:regression-curve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9.23061154766">
                <text:p>499.23061154766</text:p>
                <draw:g>
                  <svg:desc>Sheet1.D10:Sheet1.D30</svg:desc>
                </draw:g>
              </table:table-cell>
              <table:table-cell office:value-type="float" office:value="0">
                <text:p>0</text:p>
                <draw:g>
                  <svg:desc>Sheet1.A10:Sheet1.A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2.402120408936">
                <text:p>442.4021204089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9.026870607689">
                <text:p>389.0268706076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9.965263861055">
                <text:p>339.9652638610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5.520037941665">
                <text:p>295.5200379416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1.198557466158">
                <text:p>221.19855746615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0.870067529086">
                <text:p>190.8700675290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4.603144407766">
                <text:p>164.60314440776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1.925747265053">
                <text:p>141.92574726505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2.432822680049">
                <text:p>122.4328226800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5.669257443501">
                <text:p>105.6692574435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.3103197012478">
                <text:p>91.310319701247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.0018456995201">
                <text:p>79.001845699520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.4492830259106">
                <text:p>68.449283025910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.3879486293842">
                <text:p>59.387948629384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6327034469661">
                <text:p>51.632703446966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.9389042929534">
                <text:p>44.938904292953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.1952298518946">
                <text:p>39.19522985189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.2455055093756">
                <text:p>34.245505509375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.9700043682959">
                <text:p>29.9700043682959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852cm" svg:y="0.316cm" chart:style-name="ch2">
          <text:p>T em função de ADC</text:p>
        </chart:title>
        <chart:subtitle svg:x="7.056cm" svg:y="1.275cm" chart:style-name="ch3">
          <text:p>(equação)</text:p>
        </chart:subtitle>
        <chart:legend chart:legend-position="end" svg:x="14.442cm" svg:y="4.204cm" style:legend-expansion="high" chart:style-name="ch4"/>
        <chart:plot-area chart:style-name="ch5" table:cell-range-address="Sheet1.A43:Sheet1.B567" chart:data-source-has-labels="row" svg:x="1.33cm" svg:y="2.138cm" svg:width="12.793cm" svg:height="5.707cm">
          <chartooo:coordinate-region svg:x="2.534cm" svg:y="2.337cm" svg:width="11.23cm" svg:height="5.309cm"/>
          <chart:axis chart:dimension="x" chart:name="primary-x" chart:style-name="ch6">
            <chart:title svg:x="7.325cm" svg:y="8.025cm" chart:style-name="ch7">
              <text:p>ADC</text:p>
            </chart:title>
          </chart:axis>
          <chart:axis chart:dimension="y" chart:name="primary-y" chart:style-name="ch8">
            <chart:title svg:x="0.451cm" svg:y="5.141cm" chart:style-name="ch9">
              <text:p>T</text:p>
            </chart:title>
            <chart:grid chart:style-name="ch10" chart:class="major"/>
          </chart:axis>
          <chart:series chart:style-name="ch11" chart:values-cell-range-address="Sheet1.B44:Sheet1.B567" chart:label-cell-address="Sheet1.B43:Sheet1.B43" chart:class="chart:scatter">
            <chart:domain table:cell-range-address="Sheet1.A44:Sheet1.A567"/>
            <chart:data-point chart:repeated="5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</text:p>
                <draw:g>
                  <svg:desc>Sheet1.B43:Sheet1.B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4:Sheet1.A567</svg:desc>
                </draw:g>
              </table:table-cell>
              <table:table-cell office:value-type="float" office:value="115.00781924484">
                <text:p>115.00781924484</text:p>
                <draw:g>
                  <svg:desc>Sheet1.B44:Sheet1.B5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4.270080995494">
                <text:p>114.2700809954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13.536298885934">
                <text:p>113.5362988859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12.806461217916">
                <text:p>112.8064612179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12.080556293194">
                <text:p>112.0805562931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11.358572413522">
                <text:p>111.358572413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0.640497880656">
                <text:p>110.6404978806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9.926320996349">
                <text:p>109.9263209963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9.216030062356">
                <text:p>109.2160300623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8.509613380432">
                <text:p>108.509613380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7.807059252331">
                <text:p>107.8070592523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7.108355979808">
                <text:p>107.1083559798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6.413491864617">
                <text:p>106.4134918646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5.722455208514">
                <text:p>105.7224552085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05.035234313251">
                <text:p>105.0352343132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04.351817480585">
                <text:p>104.3518174805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03.67219301227">
                <text:p>103.672193012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02.99634921006">
                <text:p>102.996349210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02.324274375709">
                <text:p>102.3242743757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01.655956810973">
                <text:p>101.6559568109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00.991384817606">
                <text:p>100.9913848176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00.330546697362">
                <text:p>100.3305466973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99.6734307519958">
                <text:p>99.67343075199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99.0200252832624">
                <text:p>99.02002528326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98.3703185929162">
                <text:p>98.37031859291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97.7242989827116">
                <text:p>97.72429898271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97.0819547544032">
                <text:p>97.08195475440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96.4432742097456">
                <text:p>96.44327420974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95.8082456504934">
                <text:p>95.80824565049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95.176857378401">
                <text:p>95.1768573784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94.5490976952231">
                <text:p>94.54909769522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93.9249549027142">
                <text:p>93.92495490271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93.3044173026289">
                <text:p>93.30441730262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92.6874731967218">
                <text:p>92.68747319672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92.0741108867473">
                <text:p>92.07411088674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91.4643186744601">
                <text:p>91.46431867446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90.8580848616147">
                <text:p>90.85808486161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90.2553977499656">
                <text:p>90.25539774996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89.6562456412675">
                <text:p>89.65624564126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89.0606168372748">
                <text:p>89.06061683727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88.4684996397423">
                <text:p>88.46849963974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87.8798823504243">
                <text:p>87.87988235042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87.2947532710755">
                <text:p>87.29475327107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86.7131007034504">
                <text:p>86.71310070345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86.1349129493036">
                <text:p>86.13491294930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85.5601783103896">
                <text:p>85.56017831038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84.988885088463">
                <text:p>84.9888850884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84.4210215852784">
                <text:p>84.42102158527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83.8565761025903">
                <text:p>83.85657610259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83.2955369421533">
                <text:p>83.29553694215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82.7378924057219">
                <text:p>82.73789240572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82.1836307950508">
                <text:p>82.18363079505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81.6327404118943">
                <text:p>81.63274041189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81.0852095580072">
                <text:p>81.08520955800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80.541026535144">
                <text:p>80.5410265351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80.0001796450591">
                <text:p>80.00017964505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79.4626571895073">
                <text:p>79.46265718950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78.928447470243">
                <text:p>78.9284474702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78.3975387890208">
                <text:p>78.39753878902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77.8699194475953">
                <text:p>77.86991944759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77.345577747721">
                <text:p>77.3455777477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76.8245019911525">
                <text:p>76.82450199115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76.3066804796443">
                <text:p>76.30668047964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75.7921015149511">
                <text:p>75.79210151495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75.2807533988273">
                <text:p>75.28075339882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74.7726244330275">
                <text:p>74.77262443302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74.2677029193063">
                <text:p>74.26770291930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73.7659771594182">
                <text:p>73.76597715941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73.2674354551178">
                <text:p>73.26743545511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2.7720661081597">
                <text:p>72.77206610815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2.2798574202984">
                <text:p>72.27985742029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1.7907976932884">
                <text:p>71.79079769328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1.3048752288844">
                <text:p>71.30487522888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0.8220783288409">
                <text:p>70.82207832884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0.3423952949124">
                <text:p>70.34239529491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69.8658144288535">
                <text:p>69.86581442885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69.3923240324188">
                <text:p>69.39232403241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68.9219124073629">
                <text:p>68.92191240736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68.4545678554402">
                <text:p>68.45456785544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67.9902786784053">
                <text:p>67.99027867840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67.5290331780129">
                <text:p>67.52903317801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67.0708196560174">
                <text:p>67.07081965601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66.6156264141734">
                <text:p>66.61562641417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66.1634417542355">
                <text:p>66.16344175423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65.7142539779583">
                <text:p>65.71425397795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65.2680513870962">
                <text:p>65.26805138709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64.8248222834039">
                <text:p>64.82482228340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64.3845549686359">
                <text:p>64.38455496863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63.9472377445468">
                <text:p>63.94723774454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63.5128589128911">
                <text:p>63.51285891289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63.0814067754234">
                <text:p>63.08140677542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62.6528696338983">
                <text:p>62.65286963389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62.2272357900702">
                <text:p>62.22723579007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61.8044935456939">
                <text:p>61.80449354569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61.3846312025237">
                <text:p>61.38463120252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60.9676370623144">
                <text:p>60.96763706231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60.5534994268203">
                <text:p>60.55349942682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60.1422065977962">
                <text:p>60.14220659779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59.7337468769966">
                <text:p>59.73374687699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59.3281085661759">
                <text:p>59.32810856617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58.9252799670889">
                <text:p>58.92527996708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58.52524938149">
                <text:p>58.525249381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58.1280051111338">
                <text:p>58.12800511113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57.7335354577748">
                <text:p>57.73353545777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57.3418287231676">
                <text:p>57.34182872316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56.9528732090669">
                <text:p>56.95287320906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56.566657217227">
                <text:p>56.5666572172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56.1831690494027">
                <text:p>56.18316904940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55.8023970073484">
                <text:p>55.80239700734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55.4243293928187">
                <text:p>55.42432939281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55.0489545075681">
                <text:p>55.04895450756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54.6762606533514">
                <text:p>54.67626065335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54.3062361319228">
                <text:p>54.30623613192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53.9388692450372">
                <text:p>53.93886924503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53.5741482944489">
                <text:p>53.57414829444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53.2120615819126">
                <text:p>53.21206158191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52.8525974091828">
                <text:p>52.85259740918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52.4957440780141">
                <text:p>52.49574407801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52.1414898901611">
                <text:p>52.14148989016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51.7898231473782">
                <text:p>51.78982314737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51.4407321514201">
                <text:p>51.44073215142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51.0942052040413">
                <text:p>51.09420520404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50.7502306069964">
                <text:p>50.75023060699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50.4087966620399">
                <text:p>50.40879666203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50.0698916709264">
                <text:p>50.06989167092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49.7335039354105">
                <text:p>49.73350393541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49.3996217572466">
                <text:p>49.39962175724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49.0682334381895">
                <text:p>49.068233438189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48.7393272799936">
                <text:p>48.73932727999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48.4128915844134">
                <text:p>48.41289158441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48.0889146532036">
                <text:p>48.08891465320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47.7673847881187">
                <text:p>47.76738478811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47.4482902909133">
                <text:p>47.44829029091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47.1316194633419">
                <text:p>47.13161946334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46.817360607159">
                <text:p>46.8173606071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46.5055020241194">
                <text:p>46.50550202411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46.1960320159774">
                <text:p>46.19603201597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45.8889388844876">
                <text:p>45.88893888448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45.5842109314047">
                <text:p>45.58421093140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45.2818364584832">
                <text:p>45.28183645848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44.9818037674776">
                <text:p>44.98180376747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44.6841011601425">
                <text:p>44.68410116014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44.3887169382324">
                <text:p>44.38871693823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44.0956394035019">
                <text:p>44.09563940350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43.8048568577057">
                <text:p>43.80485685770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43.5163576025981">
                <text:p>43.51635760259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43.2301299399339">
                <text:p>43.23012993993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42.9461621714674">
                <text:p>42.94616217146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42.6644425989534">
                <text:p>42.66444259895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42.3849595241464">
                <text:p>42.38495952414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42.1077012488008">
                <text:p>42.10770124880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41.8326560746714">
                <text:p>41.83265607467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41.5598123035126">
                <text:p>41.55981230351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41.289158237079">
                <text:p>41.2891582370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41.0206821771251">
                <text:p>41.02068217712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40.7543724254056">
                <text:p>40.75437242540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40.490217283675">
                <text:p>40.4902172836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40.2282050536877">
                <text:p>40.228205053687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39.9683240371985">
                <text:p>39.96832403719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39.7105625359619">
                <text:p>39.71056253596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39.4549088517323">
                <text:p>39.454908851732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39.2013512862644">
                <text:p>39.20135128626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38.9498781413128">
                <text:p>38.94987814131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38.7004777186319">
                <text:p>38.70047771863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38.4531383199764">
                <text:p>38.45313831997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38.2078482471008">
                <text:p>38.20784824710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37.9645958017596">
                <text:p>37.96459580175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37.7233692857075">
                <text:p>37.72336928570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37.484157000699">
                <text:p>37.4841570006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37.2469472484885">
                <text:p>37.24694724848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37.0117283308309">
                <text:p>37.011728330830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36.7784885494804">
                <text:p>36.77848854948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36.5472162061918">
                <text:p>36.54721620619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36.3178996027195">
                <text:p>36.31789960271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36.0905270408182">
                <text:p>36.09052704081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35.8650868222424">
                <text:p>35.86508682224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35.6415672487467">
                <text:p>35.64156724874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35.4199566220855">
                <text:p>35.41995662208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35.2002432440135">
                <text:p>35.20024324401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34.9824154162853">
                <text:p>34.982415416285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34.7664614406554">
                <text:p>34.76646144065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34.5523696188783">
                <text:p>34.552369618878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34.3401282527086">
                <text:p>34.340128252708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34.1297256439008">
                <text:p>34.129725643900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33.9211500942096">
                <text:p>33.92115009420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33.7143899053895">
                <text:p>33.71438990538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33.509433379195">
                <text:p>33.50943337919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33.3062688173807">
                <text:p>33.306268817380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33.1048845217012">
                <text:p>33.10488452170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32.905268793911">
                <text:p>32.9052687939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32.7074099357647">
                <text:p>32.70740993576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32.5112962490169">
                <text:p>32.511296249016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32.3169160354219">
                <text:p>32.31691603542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32.1242575967346">
                <text:p>32.124257596734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31.9333092347094">
                <text:p>31.93330923470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31.7440592511008">
                <text:p>31.74405925110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31.5564959476635">
                <text:p>31.556495947663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31.370607626152">
                <text:p>31.37060762615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31.1863825883208">
                <text:p>31.18638258832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31.0038091359246">
                <text:p>31.00380913592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30.8228755707178">
                <text:p>30.822875570717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30.643570194455">
                <text:p>30.6435701944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30.4658813088908">
                <text:p>30.465881308890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30.2897972157798">
                <text:p>30.289797215779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30.1153062168764">
                <text:p>30.11530621687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29.9423966139354">
                <text:p>29.942396613935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29.7710567087111">
                <text:p>29.771056708711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29.6012748029582">
                <text:p>29.601274802958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29.4330391984313">
                <text:p>29.433039198431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29.2663381968848">
                <text:p>29.26633819688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29.1011601000735">
                <text:p>29.101160100073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28.9374932097517">
                <text:p>28.93749320975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28.7753258276741">
                <text:p>28.775325827674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28.6146462555952">
                <text:p>28.61464625559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28.4554427952696">
                <text:p>28.455442795269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28.2977037484519">
                <text:p>28.29770374845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28.1414174168966">
                <text:p>28.141417416896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27.9865721023583">
                <text:p>27.98657210235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27.8331561065914">
                <text:p>27.83315610659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27.6811577313507">
                <text:p>27.681157731350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27.5305652783906">
                <text:p>27.530565278390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27.3813670494657">
                <text:p>27.381367049465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27.2335513463306">
                <text:p>27.23355134633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27.0871064707398">
                <text:p>27.087106470739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26.9420207244478">
                <text:p>26.942020724447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26.7982824092094">
                <text:p>26.798282409209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26.6558798267789">
                <text:p>26.655879826778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26.514801278911">
                <text:p>26.5148012789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26.3750350673602">
                <text:p>26.37503506736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26.236569493881">
                <text:p>26.2365694938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26.0993928602281">
                <text:p>26.099392860228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25.963493468156">
                <text:p>25.9634934681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25.8288596194192">
                <text:p>25.828859619419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25.6954796157724">
                <text:p>25.695479615772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25.56334175897">
                <text:p>25.5633417589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25.4324343507666">
                <text:p>25.432434350766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25.3027456929169">
                <text:p>25.302745692916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25.1742640871753">
                <text:p>25.174264087175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5.0469778352964">
                <text:p>25.04697783529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4.9208752390347">
                <text:p>24.920875239034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24.7959446001449">
                <text:p>24.795944600144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24.6721742203814">
                <text:p>24.672174220381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24.5495524014989">
                <text:p>24.54955240149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24.4280674452519">
                <text:p>24.42806744525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24.3077076533949">
                <text:p>24.307707653394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24.1884613276826">
                <text:p>24.18846132768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24.0703167698694">
                <text:p>24.070316769869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23.95326228171">
                <text:p>23.953262281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23.8372861649589">
                <text:p>23.837286164958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23.7223767213706">
                <text:p>23.72237672137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23.6085222526997">
                <text:p>23.608522252699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23.4957110607008">
                <text:p>23.495711060700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23.3839314471284">
                <text:p>23.383931447128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23.2731717137372">
                <text:p>23.273171713737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23.1634201622815">
                <text:p>23.16342016228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3.0546650945161">
                <text:p>23.054665094516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2.9468948121954">
                <text:p>22.946894812195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22.8400976170741">
                <text:p>22.840097617074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22.7342618109066">
                <text:p>22.734261810906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22.6293756954476">
                <text:p>22.629375695447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22.5254275724516">
                <text:p>22.525427572451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22.4224057436731">
                <text:p>22.422405743673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22.3202985108668">
                <text:p>22.320298510866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22.2190941757871">
                <text:p>22.21909417578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22.1187810401887">
                <text:p>22.118781040188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22.0193474058261">
                <text:p>22.019347405826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21.9207815744538">
                <text:p>21.920781574453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21.8230718478264">
                <text:p>21.823071847826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21.7262065276985">
                <text:p>21.726206527698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21.6301739158246">
                <text:p>21.630173915824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21.5349623139593">
                <text:p>21.534962313959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21.4405600238572">
                <text:p>21.44056002385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21.3469553472728">
                <text:p>21.346955347272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21.2541365859606">
                <text:p>21.254136585960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21.1620920416753">
                <text:p>21.162092041675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21.0708100161713">
                <text:p>21.070810016171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20.9802788112033">
                <text:p>20.98027881120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20.8904867285258">
                <text:p>20.890486728525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20.8014220698933">
                <text:p>20.801422069893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20.7130731370605">
                <text:p>20.713073137060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20.6254282317819">
                <text:p>20.62542823178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20.5384756558119">
                <text:p>20.53847565581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20.4522037109053">
                <text:p>20.452203710905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20.3666006988165">
                <text:p>20.366600698816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20.2816549213002">
                <text:p>20.281654921300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20.1973546801108">
                <text:p>20.197354680110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20.1136882770029">
                <text:p>20.113688277002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20.0306440137312">
                <text:p>20.030644013731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19.9482101920501">
                <text:p>19.94821019205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19.8663751137142">
                <text:p>19.866375113714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19.785127080478">
                <text:p>19.78512708047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19.7044543940962">
                <text:p>19.704454394096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19.6243453563233">
                <text:p>19.62434535632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19.5447882689138">
                <text:p>19.544788268913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19.4657714336223">
                <text:p>19.465771433622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19.3872831522033">
                <text:p>19.387283152203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19.3093117264115">
                <text:p>19.309311726411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19.2318454580014">
                <text:p>19.231845458001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19.1548726487275">
                <text:p>19.15487264872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19.0783816003444">
                <text:p>19.078381600344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19.0023606146067">
                <text:p>19.00236061460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18.9267979932689">
                <text:p>18.926797993268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18.8516820380855">
                <text:p>18.851682038085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18.7770010508112">
                <text:p>18.777001050811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18.7027433332004">
                <text:p>18.702743333200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18.6288971870079">
                <text:p>18.628897187007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18.555450913988">
                <text:p>18.55545091398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18.4823928158954">
                <text:p>18.482392815895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8.4097111944846">
                <text:p>18.409711194484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18.3373943515102">
                <text:p>18.337394351510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18.2654305887267">
                <text:p>18.265430588726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18.1938082078888">
                <text:p>18.193808207888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18.1225155107509">
                <text:p>18.122515510750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18.0515407990676">
                <text:p>18.051540799067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17.9808723745936">
                <text:p>17.980872374593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17.9104985390832">
                <text:p>17.910498539083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17.8404075942912">
                <text:p>17.840407594291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17.770587841972">
                <text:p>17.77058784197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17.7010275838802">
                <text:p>17.701027583880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17.6317151217704">
                <text:p>17.631715121770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17.5626387573971">
                <text:p>17.562638757397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17.4937867925149">
                <text:p>17.493786792514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17.4251475288784">
                <text:p>17.425147528878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17.3567092682421">
                <text:p>17.356709268242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17.2884603123605">
                <text:p>17.28846031236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17.2203889629883">
                <text:p>17.220388962988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17.1524835218799">
                <text:p>17.152483521879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17.08473229079">
                <text:p>17.0847322907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17.0171235714731">
                <text:p>17.017123571473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16.9496456656838">
                <text:p>16.949645665683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16.8822868751766">
                <text:p>16.882286875176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16.8150355017061">
                <text:p>16.815035501706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16.7478798470268">
                <text:p>16.747879847026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16.6808082128933">
                <text:p>16.68080821289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16.6138089010602">
                <text:p>16.613808901060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16.5468702132819">
                <text:p>16.546870213281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16.4799804513132">
                <text:p>16.479980451313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16.4131279169085">
                <text:p>16.413127916908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16.3463009118224">
                <text:p>16.346300911822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16.2794877378094">
                <text:p>16.279487737809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16.2126766966242">
                <text:p>16.212676696624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16.1458560900212">
                <text:p>16.145856090021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16.079014219755">
                <text:p>16.07901421975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16.0121393875802">
                <text:p>16.012139387580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15.9452198952514">
                <text:p>15.945219895251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15.8782440445231">
                <text:p>15.878244044523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15.8112001371498">
                <text:p>15.811200137149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15.7440764748862">
                <text:p>15.744076474886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15.6768613594867">
                <text:p>15.676861359486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15.609543092706">
                <text:p>15.60954309270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15.5421099762986">
                <text:p>15.542109976298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15.4745503120191">
                <text:p>15.47455031201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15.4068524016219">
                <text:p>15.406852401621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15.3390045468618">
                <text:p>15.339004546861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15.2709950494931">
                <text:p>15.270995049493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15.2028122112706">
                <text:p>15.202812211270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15.1344443339487">
                <text:p>15.134444333948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15.0658797192821">
                <text:p>15.065879719282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14.9971066690251">
                <text:p>14.997106669025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14.9281134849326">
                <text:p>14.928113484932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14.8588884687589">
                <text:p>14.858888468758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14.7894199222586">
                <text:p>14.789419922258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14.7196961471864">
                <text:p>14.719696147186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14.6497054452967">
                <text:p>14.649705445296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14.5794361183442">
                <text:p>14.579436118344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14.5088764680834">
                <text:p>14.508876468083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14.4380147962687">
                <text:p>14.438014796268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14.3668394046549">
                <text:p>14.366839404654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14.2953385949965">
                <text:p>14.295338594996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14.2235006690479">
                <text:p>14.223500669047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14.1513139285639">
                <text:p>14.151313928563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14.0787666752988">
                <text:p>14.078766675298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14.0058472110074">
                <text:p>14.005847211007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13.9325438374441">
                <text:p>13.932543837444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13.8588448563635">
                <text:p>13.858844856363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13.7847385695202">
                <text:p>13.784738569520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13.7102132786688">
                <text:p>13.710213278668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13.6352572855637">
                <text:p>13.635257285563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13.5598588919596">
                <text:p>13.559858891959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13.4840063996109">
                <text:p>13.484006399610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13.4076881102724">
                <text:p>13.407688110272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13.3308923256984">
                <text:p>13.330892325698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13.2536073476437">
                <text:p>13.253607347643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13.1758214778627">
                <text:p>13.175821477862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13.0975230181099">
                <text:p>13.097523018109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13.0187002701401">
                <text:p>13.018700270140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12.9393415357076">
                <text:p>12.939341535707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12.8594351165672">
                <text:p>12.859435116567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12.7789693144733">
                <text:p>12.778969314473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12.6979324311805">
                <text:p>12.697932431180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12.6163127684433">
                <text:p>12.616312768443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12.5340986280164">
                <text:p>12.534098628016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12.4512783116541">
                <text:p>12.451278311654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12.3678401211113">
                <text:p>12.367840121111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12.2837723581424">
                <text:p>12.283772358142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12.1990633245019">
                <text:p>12.199063324501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12.1137013219443">
                <text:p>12.113701321944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12.0276746522244">
                <text:p>12.027674652224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11.9409716170966">
                <text:p>11.940971617096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11.8535805183155">
                <text:p>11.853580518315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11.7654896576356">
                <text:p>11.765489657635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11.6766873368115">
                <text:p>11.676687336811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11.5871618575977">
                <text:p>11.587161857597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11.496901521749">
                <text:p>11.49690152174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11.4058946310196">
                <text:p>11.405894631019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11.3141294871644">
                <text:p>11.314129487164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11.2215943919377">
                <text:p>11.221594391937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11.1282776470941">
                <text:p>11.128277647094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11.0341675543883">
                <text:p>11.034167554388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10.9392524155748">
                <text:p>10.939252415574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10.843520532408">
                <text:p>10.84352053240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10.7469602066427">
                <text:p>10.746960206642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10.6495597400333">
                <text:p>10.649559740033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10.5513074343345">
                <text:p>10.551307434334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10.4521915913007">
                <text:p>10.452191591300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10.3522005126865">
                <text:p>10.352200512686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10.2513225002465">
                <text:p>10.251322500246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10.1495458557352">
                <text:p>10.149545855735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10.0468588809073">
                <text:p>10.046858880907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9.94324987751725">
                <text:p>9.9432498775172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9.83870714731961">
                <text:p>9.8387071473196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9.73321899206889">
                <text:p>9.7332189920688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9.62677371351978">
                <text:p>9.6267737135197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9.5193596134267">
                <text:p>9.519359613426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9.41096499354438">
                <text:p>9.4109649935443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9.30157815562717">
                <text:p>9.3015781556271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9.19118740142983">
                <text:p>9.1911874014298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9.07978103270673">
                <text:p>9.0797810327067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8.96734735121254">
                <text:p>8.9673473512125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8.85387465870181">
                <text:p>8.8538746587018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8.7393512569291">
                <text:p>8.739351256929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8.62376544764894">
                <text:p>8.6237654476489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8.50710553261598">
                <text:p>8.5071055326159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8.38935981358458">
                <text:p>8.3893598135845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8.27051659230958">
                <text:p>8.2705165923095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8.15056417054521">
                <text:p>8.1505641705452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8.02949085004627">
                <text:p>8.0294908500462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7.90728493256734">
                <text:p>7.9072849325673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7.78393471986277">
                <text:p>7.7839347198627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7.65942851368735">
                <text:p>7.6594285136873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7.5337546157954">
                <text:p>7.533754615795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7.40690132794174">
                <text:p>7.4069013279417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7.27885695188073">
                <text:p>7.2788569518807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7.14960978936699">
                <text:p>7.1496097893669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7.0191481421551">
                <text:p>7.019148142155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6.8874603119996">
                <text:p>6.887460311999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6.75453460065503">
                <text:p>6.7545346006550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6.62035930987602">
                <text:p>6.6203593098760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6.48492274141699">
                <text:p>6.4849227414169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6.34821319703269">
                <text:p>6.3482131970326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6.21021897847754">
                <text:p>6.2102189784775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6.07092838750609">
                <text:p>6.0709283875060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5.93032972587301">
                <text:p>5.9303297258730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5.78841129533279">
                <text:p>5.7884112953327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5.64516139763992">
                <text:p>5.6451613976399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5.50056833454914">
                <text:p>5.5005683345491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5.35462040781482">
                <text:p>5.3546204078148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5.20730591919161">
                <text:p>5.2073059191916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5.05861317043403">
                <text:p>5.0586131704340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4.90853046329676">
                <text:p>4.9085304632967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4.75704609953419">
                <text:p>4.7570460995341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4.60414838090094">
                <text:p>4.6041483809009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4.44982560915165">
                <text:p>4.4498256091516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4.29406608604074">
                <text:p>4.2940660860407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4.13685811332292">
                <text:p>4.1368581133229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3.97818999275259">
                <text:p>3.9781899927525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3.81805002608448">
                <text:p>3.8180500260844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3.65642651507298">
                <text:p>3.6564265150729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3.49330776147283">
                <text:p>3.4933077614728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3.32868206703839">
                <text:p>3.3286820670383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3.16253773352432">
                <text:p>3.1625377335243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2.99486306268517">
                <text:p>2.9948630626851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2.8256463562756">
                <text:p>2.825646356275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2.65487591604992">
                <text:p>2.6548759160499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2.48254004376298">
                <text:p>2.4825400437629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2.30862704116907">
                <text:p>2.3086270411690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2.13312521002302">
                <text:p>2.1331252100230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1.95602285207912">
                <text:p>1.9560228520791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1.77730826909212">
                <text:p>1.7773082690921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1.59696976281651">
                <text:p>1.5969697628165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1.41499563500688">
                <text:p>1.4149956350068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1.23137418741766">
                <text:p>1.2313741874176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1.04609372180363">
                <text:p>1.0460937218036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0.859142539919191">
                <text:p>0.85914253991919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0.670508943518911">
                <text:p>0.67050894351891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0.480181234357417">
                <text:p>0.48018123435741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0.288147714189193">
                <text:p>0.28814771418919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0.0943966847688102">
                <text:p>0.094396684768810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-0.101083552149106">
                <text:p>-0.10108355214910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-0.298304694810014">
                <text:p>-0.29830469481001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-0.4972784414594">
                <text:p>-0.497278441459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-0.698016490342667">
                <text:p>-0.69801649034266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-0.900530539705358">
                <text:p>-0.90053053970535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-1.10483228779273">
                <text:p>-1.1048322877927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-1.31093343285039">
                <text:p>-1.3109334328503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-1.51884567312365">
                <text:p>-1.5188456731236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-1.72858070685808">
                <text:p>-1.7285807068580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-1.94015023229898">
                <text:p>-1.9401502322989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-2.15356594769196">
                <text:p>-2.1535659476919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-2.36883955128226">
                <text:p>-2.3688395512822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-2.58598274131552">
                <text:p>-2.5859827413155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-2.80500721603707">
                <text:p>-2.8050072160370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-3.02592467369237">
                <text:p>-3.0259246736923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-3.24874681252683">
                <text:p>-3.2487468125268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-3.47348533078599">
                <text:p>-3.4734853307859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-3.70015192671516">
                <text:p>-3.7001519267151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-3.92875829855987">
                <text:p>-3.9287582985598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-4.15931614456551">
                <text:p>-4.1593161445655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-4.3918371629776">
                <text:p>-4.391837162977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-4.62633305204139">
                <text:p>-4.6263330520413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-4.86281551000269">
                <text:p>-4.8628155100026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-5.10129623510653">
                <text:p>-5.1012962351065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-5.34178692559863">
                <text:p>-5.3417869255986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-5.58429927972429">
                <text:p>-5.5842992797242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-5.82884499572896">
                <text:p>-5.8288449957289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-6.07543577185822">
                <text:p>-6.0754357718582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-6.32408330635735">
                <text:p>-6.3240833063573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-6.57479929747183">
                <text:p>-6.5747992974718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-6.82759544344708">
                <text:p>-6.8275954434470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-7.08248344252866">
                <text:p>-7.0824834425286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-7.33947499296187">
                <text:p>-7.3394749929618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-7.59858179299226">
                <text:p>-7.5985817929922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-7.85981554086521">
                <text:p>-7.8598155408652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-8.12318793482626">
                <text:p>-8.123187934826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